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8.06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16.8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88.16pt"/>
    </style:style>
    <style:style style:name="co8" style:family="table-column">
      <style:table-column-properties fo:break-before="auto" style:column-width="102.5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20.44pt"/>
    </style:style>
    <style:style style:name="co11" style:family="table-column">
      <style:table-column-properties fo:break-before="auto" style:column-width="102.3pt"/>
    </style:style>
    <style:style style:name="co20" style:family="table-column">
      <style:table-column-properties fo:break-before="auto" style:column-width="158.74pt"/>
    </style:style>
    <style:style style:name="co21" style:family="table-column">
      <style:table-column-properties fo:break-before="auto" style:column-width="179.26pt"/>
    </style:style>
    <style:style style:name="co22" style:family="table-column">
      <style:table-column-properties fo:break-before="auto" style:column-width="104.85pt"/>
    </style:style>
    <style:style style:name="co23" style:family="table-column">
      <style:table-column-properties fo:break-before="auto" style:column-width="131.41pt"/>
    </style:style>
    <style:style style:name="co24" style:family="table-column">
      <style:table-column-properties fo:break-before="auto" style:column-width="162.74pt"/>
    </style:style>
    <style:style style:name="co25" style:family="table-column">
      <style:table-column-properties fo:break-before="auto" style:column-width="154.29pt"/>
    </style:style>
    <style:style style:name="co26" style:family="table-column">
      <style:table-column-properties fo:break-before="auto" style:column-width="146.69pt"/>
    </style:style>
    <style:style style:name="co27" style:family="table-column">
      <style:table-column-properties fo:break-before="auto" style:column-width="192.5pt"/>
    </style:style>
    <style:style style:name="co14" style:family="table-column">
      <style:table-column-properties fo:break-before="auto" style:column-width="105.7pt"/>
    </style:style>
    <style:style style:name="co28" style:family="table-column">
      <style:table-column-properties fo:break-before="auto" style:column-width="92.69pt"/>
    </style:style>
    <style:style style:name="co29" style:family="table-column">
      <style:table-column-properties fo:break-before="auto" style:column-width="73.16pt"/>
    </style:style>
    <style:style style:name="co36" style:family="table-column">
      <style:table-column-properties fo:break-before="auto" style:column-width="91.59pt"/>
    </style:style>
    <style:style style:name="co37" style:family="table-column">
      <style:table-column-properties fo:break-before="auto" style:column-width="110.89pt"/>
    </style:style>
    <style:style style:name="co38" style:family="table-column">
      <style:table-column-properties fo:break-before="auto" style:column-width="81.95pt"/>
    </style:style>
    <style:style style:name="co39" style:family="table-column">
      <style:table-column-properties fo:break-before="auto" style:column-width="79.65pt"/>
    </style:style>
    <style:style style:name="co40" style:family="table-column">
      <style:table-column-properties fo:break-before="auto" style:column-width="81.41pt"/>
    </style:style>
    <style:style style:name="co41" style:family="table-column">
      <style:table-column-properties fo:break-before="auto" style:column-width="178.04pt"/>
    </style:style>
    <style:style style:name="co42" style:family="table-column">
      <style:table-column-properties fo:break-before="auto" style:column-width="149.44pt"/>
    </style:style>
    <style:style style:name="co43" style:family="table-column">
      <style:table-column-properties fo:break-before="auto" style:column-width="152.7pt"/>
    </style:style>
    <style:style style:name="co44" style:family="table-column">
      <style:table-column-properties fo:break-before="auto" style:column-width="155.65pt"/>
    </style:style>
    <style:style style:name="co45" style:family="table-column">
      <style:table-column-properties fo:break-before="auto" style:column-width="112.96pt"/>
    </style:style>
    <style:style style:name="co46" style:family="table-column">
      <style:table-column-properties fo:break-before="auto" style:column-width="136.69pt"/>
    </style:style>
    <style:style style:name="co47" style:family="table-column">
      <style:table-column-properties fo:break-before="auto" style:column-width="147.91pt"/>
    </style:style>
    <style:style style:name="co48" style:family="table-column">
      <style:table-column-properties fo:break-before="auto" style:column-width="162.34pt"/>
    </style:style>
    <style:style style:name="co49" style:family="table-column">
      <style:table-column-properties fo:break-before="auto" style:column-width="107.09pt"/>
    </style:style>
    <style:style style:name="co50" style:family="table-column">
      <style:table-column-properties fo:break-before="auto" style:column-width="94pt"/>
    </style:style>
    <style:style style:name="co51" style:family="table-column">
      <style:table-column-properties fo:break-before="auto" style:column-width="108.51pt"/>
    </style:style>
    <style:style style:name="co52" style:family="table-column">
      <style:table-column-properties fo:break-before="auto" style:column-width="79.4pt"/>
    </style:style>
    <style:style style:name="co53" style:family="table-column">
      <style:table-column-properties fo:break-before="auto" style:column-width="76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ackground-color="#666666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fo:background-color="#ff3300"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6" style:family="table-cell" style:parent-style-name="Default">
      <style:table-cell-properties fo:background-color="transparent" fo:border="0.06pt solid #000000"/>
    </style:style>
    <style:style style:name="ce42" style:family="table-cell" style:parent-style-name="Default">
      <style:table-cell-properties fo:background-color="transparent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59" style:family="table-cell" style:parent-style-name="Default">
      <style:table-cell-properties fo:background-color="#ffff00"/>
    </style:style>
    <style:style style:name="ce60" style:family="table-cell" style:parent-style-name="Default">
      <style:table-cell-properties fo:background-color="#ffffff"/>
    </style:style>
    <style:style style:name="ce61" style:family="table-cell" style:parent-style-name="Default">
      <style:table-cell-properties fo:background-color="#ff0000"/>
    </style:style>
    <style:style style:name="ce62" style:family="table-cell" style:parent-style-name="Default">
      <style:table-cell-properties fo:background-color="#ccff00"/>
    </style:style>
    <style:style style:name="ce63" style:family="table-cell" style:parent-style-name="Default">
      <style:table-cell-properties fo:background-color="#ff3333"/>
    </style:style>
    <style:style style:name="ce65" style:family="table-cell" style:parent-style-name="Default">
      <style:table-cell-properties fo:background-color="#ffff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cc0000"/>
    </style:style>
    <style:style style:name="ce67" style:family="table-cell" style:parent-style-name="Default" style:data-style-name="N2"/>
    <style:style style:name="ce5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7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76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80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81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82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83" style:family="table-cell" style:parent-style-name="Default">
      <style:table-cell-properties fo:background-color="#666666" style:text-align-source="fix" style:repeat-content="false"/>
      <style:paragraph-properties fo:text-align="center" fo:margin-left="0pt"/>
    </style:style>
    <style:style style:name="ce84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8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8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87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8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89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90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2">
      <style:table-cell-properties fo:background-color="#ff3300" style:text-align-source="fix" style:repeat-content="false"/>
      <style:paragraph-properties fo:text-align="center" fo:margin-left="0pt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4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95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00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>
      <style:table-cell-properties fo:background-color="transparent" fo:border="0.06pt solid #000000"/>
    </style:style>
    <style:style style:name="ce103" style:family="table-cell" style:parent-style-name="Default">
      <style:table-cell-properties fo:background-color="#eeeeee" fo:border="0.06pt solid #000000"/>
    </style:style>
    <style:style style:name="ce104" style:family="table-cell" style:parent-style-name="Default">
      <style:table-cell-properties fo:background-color="transparent" fo:border="none"/>
    </style:style>
    <style:style style:name="ce105" style:family="table-cell" style:parent-style-name="Default">
      <style:table-cell-properties fo:border-bottom="0.06pt solid #111111" fo:background-color="transparent" fo:border-left="none" fo:border-right="none" fo:border-top="none"/>
    </style:style>
    <style:style style:name="ce106" style:family="table-cell" style:parent-style-name="Default">
      <style:table-cell-properties fo:border="0.06pt solid #000000"/>
    </style:style>
    <style:style style:name="ce107" style:family="table-cell" style:parent-style-name="Default">
      <style:table-cell-properties fo:background-color="#ffcc00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fo:background-color="#ffcc00" fo:border="0.06pt solid #000000"/>
    </style:style>
    <style:style style:name="ce110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111" style:family="table-cell" style:parent-style-name="Default">
      <style:table-cell-properties fo:background-color="#eeeeee"/>
    </style:style>
    <style:style style:name="ce112" style:family="table-cell" style:parent-style-name="Default">
      <style:table-cell-properties fo:background-color="#ff3333" fo:border="0.06pt solid #000000"/>
    </style:style>
    <style:style style:name="ce113" style:family="table-cell" style:parent-style-name="Default">
      <style:table-cell-properties fo:border-bottom="none" fo:background-color="transparent" fo:border-left="none" fo:border-right="none" fo:border-top="0.06pt solid #111111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15" style:family="table-cell" style:parent-style-name="Default">
      <style:table-cell-properties fo:background-color="#00cc00" fo:border="0.06pt solid #000000"/>
    </style:style>
    <style:style style:name="ce116" style:family="table-cell" style:parent-style-name="Default">
      <style:table-cell-properties fo:background-color="#ff0000" fo:border="none"/>
    </style:style>
    <style:style style:name="ce117" style:family="table-cell" style:parent-style-name="Default"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0000ff" fo:border="0.06pt solid #000000"/>
    </style:style>
    <style:style style:name="ce119" style:family="table-cell" style:parent-style-name="Default">
      <style:table-cell-properties fo:border-bottom="none" fo:background-color="transparent" fo:border-left="none" fo:border-right="0.06pt solid #111111" fo:border-top="0.06pt solid #111111"/>
    </style:style>
    <style:style style:name="ce120" style:family="table-cell" style:parent-style-name="Default">
      <style:table-cell-properties fo:border-bottom="none" fo:background-color="transparent" fo:border-left="none" fo:border-right="0.06pt solid #111111" fo:border-top="none"/>
    </style:style>
    <style:style style:name="ce121" style:family="table-cell" style:parent-style-name="Default">
      <style:table-cell-properties fo:border-bottom="0.06pt solid #111111" fo:background-color="transparent" fo:border-left="none" fo:border-right="0.06pt solid #111111" fo:border-top="none"/>
    </style:style>
    <style:style style:name="ce12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23" style:family="table-cell" style:parent-style-name="Default">
      <style:table-cell-properties fo:border-bottom="0.06pt solid #000000" fo:background-color="#ffcc00" fo:border-left="none" fo:border-right="0.06pt solid #000000" fo:border-top="none"/>
    </style:style>
    <style:style style:name="ce124" style:family="table-cell" style:parent-style-name="Default">
      <style:table-cell-properties fo:background-color="#00cc00"/>
    </style:style>
    <style:style style:name="ce125" style:family="table-cell" style:parent-style-name="Default">
      <style:table-cell-properties fo:background-color="#ffff00"/>
    </style:style>
    <style:style style:name="ce126" style:family="table-cell" style:parent-style-name="Default">
      <style:table-cell-properties fo:background-color="#ffffff"/>
    </style:style>
    <style:style style:name="ce127" style:family="table-cell" style:parent-style-name="Default">
      <style:table-cell-properties fo:background-color="#ff0000"/>
    </style:style>
    <style:style style:name="ce128" style:family="table-cell" style:parent-style-name="Default">
      <style:table-cell-properties fo:background-color="#ccff00"/>
    </style:style>
    <style:style style:name="ce129" style:family="table-cell" style:parent-style-name="Default">
      <style:table-cell-properties fo:background-color="#ff3333"/>
    </style:style>
    <style:style style:name="ce130" style:family="table-cell" style:parent-style-name="Default">
      <style:table-cell-properties fo:background-color="#cc0000"/>
    </style:style>
    <style:style style:name="ce131" style:family="table-cell" style:parent-style-name="Default">
      <style:table-cell-properties fo:background-color="#ffff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3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 style:data-style-name="N2"/>
  </office:automatic-styles>
  <office:body>
    <office:spreadsheet>
      <table:calculation-settings table:automatic-find-labels="false"/>
      <table:table table:name="Movement Volum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3" table:default-cell-style-name="ce14"/>
        <table:table-column table:style-name="co1" table:number-columns-repeated="4" table:default-cell-style-name="ce1"/>
        <table:table-column table:style-name="co4" table:default-cell-style-name="ce14"/>
        <table:table-column table:style-name="co1" table:number-columns-repeated="4" table:default-cell-style-name="ce1"/>
        <table:table-column table:style-name="co5" table:visibility="collapse" table:default-cell-style-name="ce14"/>
        <table:table-column table:style-name="co6" table:visibility="collapse" table:number-columns-repeated="4" table:default-cell-style-name="ce1"/>
        <table:table-column table:style-name="co5" table:visibility="collapse" table:default-cell-style-name="ce14"/>
        <table:table-column table:style-name="co1" table:visibility="collapse" table:number-columns-repeated="2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3" table:default-cell-style-name="ce14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4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LEYBALL</text:p>
          </table:table-cell>
          <table:table-cell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Specificity Rank</text:p>
          </table:table-cell>
          <table:table-cell office:value-type="string" calcext:value-type="string">
            <text:p>Movement</text:p>
          </table:table-cell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 table:style-name="ce16"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 table:style-name="ce16"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26" office:value-type="string" calcext:value-type="string">
            <text:p>1RM ESTIMATE</text:p>
          </table:table-cell>
          <table:table-cell table:number-columns-repeated="985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4]/[.N4]" office:value-type="float" office:value="4" calcext:value-type="float">
            <text:p>4</text:p>
          </table:table-cell>
          <table:table-cell table:formula="of:=[.E4]/[.O4]" office:value-type="float" office:value="3" calcext:value-type="float">
            <text:p>3</text:p>
          </table:table-cell>
          <table:table-cell table:formula="of:=[.F4]/[.P4]" office:value-type="float" office:value="3.33333333333333" calcext:value-type="float">
            <text:p>3.33333333333333</text:p>
          </table:table-cell>
          <table:table-cell table:formula="of:=[.G4]/[.Q4]" office:value-type="float" office:value="3.33333333333333" calcext:value-type="float">
            <text:p>3.33333333333333</text:p>
          </table:table-cell>
          <table:table-cell/>
          <table:table-cell table:formula="of:=IF([.I4]&gt;=0.55;IF([.I4]&gt;=0.7;IF([.I4]&gt;0.8;IF([.I4]&gt;0.9;10;15);18);24);&quot;to low&quot;) - [.D4]" office:value-type="float" office:value="2" calcext:value-type="float">
            <text:p>2</text:p>
          </table:table-cell>
          <table:table-cell table:formula="of:=IF([.J4]&gt;=0.55;IF([.J4]&gt;=0.7;IF([.J4]&gt;0.8;IF([.J4]&gt;0.9;10;15);18);24);&quot;to low&quot;) - [.E4]" office:value-type="float" office:value="6" calcext:value-type="float">
            <text:p>6</text:p>
          </table:table-cell>
          <table:table-cell table:formula="of:=IF([.K4]&gt;=0.55;IF([.K4]&gt;=0.7;IF([.K4]&gt;0.8;IF([.K4]&gt;0.9;10;15);18);24);&quot;to low&quot;) - [.F4]" office:value-type="float" office:value="5" calcext:value-type="float">
            <text:p>5</text:p>
          </table:table-cell>
          <table:table-cell table:formula="of:=IF([.L4]&gt;=0.55;IF([.L4]&gt;=0.7;IF([.L4]&gt;0.8;IF([.L4]&gt;0.9;10;15);18);24);&quot;to low&quot;) - [.G4]" office:value-type="float" office:value="8" calcext:value-type="float">
            <text:p>8</text:p>
          </table:table-cell>
          <table:table-cell/>
          <table:table-cell table:style-name="ce22" table:formula="of:=[.I4]/COM.MICROSOFT.SWITCH([.N4];[.$AD$42];[.$AE$42];[.$AD$43];[.$AE$43];[.$AD$44];[.$AE$44];[.$AD$45];[.$AE$45];[.$AD$46];[.$AE$46];[.$AD$47];[.$AE$47];[.$AD$48];[.$AE$48])" office:value-type="float" office:value="0.833333333333333" calcext:value-type="float">
            <text:p>0.83</text:p>
          </table:table-cell>
          <table:table-cell table:style-name="ce22" table:formula="of:=[.J4]/COM.MICROSOFT.SWITCH([.O4];[.$AD$42];[.$AE$42];[.$AD$43];[.$AE$43];[.$AD$44];[.$AE$44];[.$AD$45];[.$AE$45];[.$AD$46];[.$AE$46];[.$AD$47];[.$AE$47];[.$AD$48];[.$AE$48])" office:value-type="float" office:value="0.888888888888889" calcext:value-type="float">
            <text:p>0.89</text:p>
          </table:table-cell>
          <table:table-cell table:style-name="ce22" table:formula="of:=[.K4]/COM.MICROSOFT.SWITCH([.P4];[.$AD$42];[.$AE$42];[.$AD$43];[.$AE$43];[.$AD$44];[.$AE$44];[.$AD$45];[.$AE$45];[.$AD$46];[.$AE$46];[.$AD$47];[.$AE$47];[.$AD$48];[.$AE$48])" office:value-type="float" office:value="0.913978494623656" calcext:value-type="float">
            <text:p>0.91</text:p>
          </table:table-cell>
          <table:table-cell table:style-name="ce22" table:formula="of:=[.L4]/COM.MICROSOFT.SWITCH([.Q4];[.$AD$42];[.$AE$42];[.$AD$43];[.$AE$43];[.$AD$44];[.$AE$44];[.$AD$45];[.$AE$45];[.$AD$46];[.$AE$46];[.$AD$47];[.$AE$47];[.$AD$48];[.$AE$48])" office:value-type="float" office:value="0.752688172043011" calcext:value-type="float">
            <text:p>0.75</text:p>
          </table:table-cell>
          <table:table-cell/>
          <table:table-cell table:style-name="ce22" table:formula="of:=[.$AM4]*[.I4]" office:value-type="float" office:value="185.25" calcext:value-type="float">
            <text:p>185.25</text:p>
          </table:table-cell>
          <table:table-cell table:style-name="ce22" table:formula="of:=[.$AM4]*[.J4]" office:value-type="float" office:value="197.6" calcext:value-type="float">
            <text:p>197.60</text:p>
          </table:table-cell>
          <table:table-cell table:style-name="ce22" table:formula="of:=[.$AM4]*[.K4]" office:value-type="float" office:value="209.95" calcext:value-type="float">
            <text:p>209.95</text:p>
          </table:table-cell>
          <table:table-cell table:style-name="ce22" table:formula="of:=[.$AM4]*[.L4]" office:value-type="float" office:value="172.9" calcext:value-type="float">
            <text:p>172.90</text:p>
          </table:table-cell>
          <table:table-cell/>
          <table:table-cell table:style-name="ce27" office:value-type="float" office:value="247" calcext:value-type="float">
            <text:p>247</text:p>
          </table:table-cell>
          <table:table-cell table:style-name="ce29" office:value-type="string" calcext:value-type="string">
            <text:p>Deadlif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Pull?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5]/[.N5]" office:value-type="float" office:value="4" calcext:value-type="float">
            <text:p>4</text:p>
          </table:table-cell>
          <table:table-cell table:formula="of:=[.E5]/[.O5]" office:value-type="float" office:value="4" calcext:value-type="float">
            <text:p>4</text:p>
          </table:table-cell>
          <table:table-cell table:formula="of:=[.F5]/[.P5]" office:value-type="float" office:value="3" calcext:value-type="float">
            <text:p>3</text:p>
          </table:table-cell>
          <table:table-cell table:formula="of:=[.G5]/[.Q5]" office:value-type="float" office:value="3" calcext:value-type="float">
            <text:p>3</text:p>
          </table:table-cell>
          <table:table-cell/>
          <table:table-cell table:formula="of:=IF([.I5]&gt;=0.55;IF([.I5]&gt;=0.7;IF([.I5]&gt;0.8;IF([.I5]&gt;0.9;10;15);18);24);&quot;to low&quot;) - [.D5]" office:value-type="float" office:value="-2" calcext:value-type="float">
            <text:p>-2</text:p>
          </table:table-cell>
          <table:table-cell table:formula="of:=IF([.J5]&gt;=0.55;IF([.J5]&gt;=0.7;IF([.J5]&gt;0.8;IF([.J5]&gt;0.9;10;15);18);24);&quot;to low&quot;) - [.E5]" office:value-type="float" office:value="2" calcext:value-type="float">
            <text:p>2</text:p>
          </table:table-cell>
          <table:table-cell table:formula="of:=IF([.K5]&gt;=0.55;IF([.K5]&gt;=0.7;IF([.K5]&gt;0.8;IF([.K5]&gt;0.9;10;15);18);24);&quot;to low&quot;) - [.F5]" office:value-type="float" office:value="3" calcext:value-type="float">
            <text:p>3</text:p>
          </table:table-cell>
          <table:table-cell table:formula="of:=IF([.L5]&gt;=0.55;IF([.L5]&gt;=0.7;IF([.L5]&gt;0.8;IF([.L5]&gt;0.9;10;15);18);24);&quot;to low&quot;) - [.G5]" office:value-type="float" office:value="6" calcext:value-type="float">
            <text:p>6</text:p>
          </table:table-cell>
          <table:table-cell/>
          <table:table-cell table:style-name="ce22" table:formula="of:=[.I5]/COM.MICROSOFT.SWITCH([.N5];[.$AD$42];[.$AE$42];[.$AD$43];[.$AE$43];[.$AD$44];[.$AE$44];[.$AD$45];[.$AE$45];[.$AD$46];[.$AE$46];[.$AD$47];[.$AE$47];[.$AD$48];[.$AE$48])" office:value-type="float" office:value="0.852272727272727" calcext:value-type="float">
            <text:p>0.85</text:p>
          </table:table-cell>
          <table:table-cell table:style-name="ce22" table:formula="of:=[.J5]/COM.MICROSOFT.SWITCH([.O5];[.$AD$42];[.$AE$42];[.$AD$43];[.$AE$43];[.$AD$44];[.$AE$44];[.$AD$45];[.$AE$45];[.$AD$46];[.$AE$46];[.$AD$47];[.$AE$47];[.$AD$48];[.$AE$48])" office:value-type="float" office:value="0.888888888888889" calcext:value-type="float">
            <text:p>0.89</text:p>
          </table:table-cell>
          <table:table-cell table:style-name="ce22" table:formula="of:=[.K5]/COM.MICROSOFT.SWITCH([.P5];[.$AD$42];[.$AE$42];[.$AD$43];[.$AE$43];[.$AD$44];[.$AE$44];[.$AD$45];[.$AE$45];[.$AD$46];[.$AE$46];[.$AD$47];[.$AE$47];[.$AD$48];[.$AE$48])" office:value-type="float" office:value="0.944444444444444" calcext:value-type="float">
            <text:p>0.94</text:p>
          </table:table-cell>
          <table:table-cell table:style-name="ce22" table:formula="of:=[.L5]/COM.MICROSOFT.SWITCH([.Q5];[.$AD$42];[.$AE$42];[.$AD$43];[.$AE$43];[.$AD$44];[.$AE$44];[.$AD$45];[.$AE$45];[.$AD$46];[.$AE$46];[.$AD$47];[.$AE$47];[.$AD$48];[.$AE$48])" office:value-type="float" office:value="0.777777777777778" calcext:value-type="float">
            <text:p>0.78</text:p>
          </table:table-cell>
          <table:table-cell/>
          <table:table-cell table:style-name="ce22" table:formula="of:=[.$AM5]*[.I5]" office:value-type="float" office:value="86.7943548387098" calcext:value-type="float">
            <text:p>86.79</text:p>
          </table:table-cell>
          <table:table-cell table:style-name="ce22" table:formula="of:=[.$AM5]*[.J5]" office:value-type="float" office:value="92.5806451612904" calcext:value-type="float">
            <text:p>92.58</text:p>
          </table:table-cell>
          <table:table-cell table:style-name="ce22" table:formula="of:=[.$AM5]*[.K5]" office:value-type="float" office:value="98.3669354838711" calcext:value-type="float">
            <text:p>98.37</text:p>
          </table:table-cell>
          <table:table-cell table:style-name="ce22" table:formula="of:=[.$AM5]*[.L5]" office:value-type="float" office:value="81.0080645161291" calcext:value-type="float">
            <text:p>81.01</text:p>
          </table:table-cell>
          <table:table-cell/>
          <table:table-cell table:style-name="ce27" office:value-type="float" office:value="115.725806451613" calcext:value-type="float">
            <text:p>115.725806451613</text:p>
          </table:table-cell>
          <table:table-cell table:style-name="ce4" office:value-type="string" calcext:value-type="string">
            <text:p>Snatch pull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AS ACCess?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6]/[.N6]" office:value-type="float" office:value="4" calcext:value-type="float">
            <text:p>4</text:p>
          </table:table-cell>
          <table:table-cell table:formula="of:=[.E6]/[.O6]" office:value-type="float" office:value="3" calcext:value-type="float">
            <text:p>3</text:p>
          </table:table-cell>
          <table:table-cell table:formula="of:=[.F6]/[.P6]" office:value-type="float" office:value="3" calcext:value-type="float">
            <text:p>3</text:p>
          </table:table-cell>
          <table:table-cell table:formula="of:=[.G6]/[.Q6]" office:value-type="float" office:value="2" calcext:value-type="float">
            <text:p>2</text:p>
          </table:table-cell>
          <table:table-cell/>
          <table:table-cell table:formula="of:=IF([.I6]&gt;=0.55;IF([.I6]&gt;=0.7;IF([.I6]&gt;0.8;IF([.I6]&gt;0.9;10;15);18);24);&quot;to low&quot;) - [.D6]" office:value-type="float" office:value="2" calcext:value-type="float">
            <text:p>2</text:p>
          </table:table-cell>
          <table:table-cell table:formula="of:=IF([.J6]&gt;=0.55;IF([.J6]&gt;=0.7;IF([.J6]&gt;0.8;IF([.J6]&gt;0.9;10;15);18);24);&quot;to low&quot;) - [.E6]" office:value-type="float" office:value="6" calcext:value-type="float">
            <text:p>6</text:p>
          </table:table-cell>
          <table:table-cell table:formula="of:=IF([.K6]&gt;=0.55;IF([.K6]&gt;=0.7;IF([.K6]&gt;0.8;IF([.K6]&gt;0.9;10;15);18);24);&quot;to low&quot;) - [.F6]" office:value-type="float" office:value="6" calcext:value-type="float">
            <text:p>6</text:p>
          </table:table-cell>
          <table:table-cell table:formula="of:=IF([.L6]&gt;=0.55;IF([.L6]&gt;=0.7;IF([.L6]&gt;0.8;IF([.L6]&gt;0.9;10;15);18);24);&quot;to low&quot;) - [.G6]" office:value-type="float" office:value="10" calcext:value-type="float">
            <text:p>10</text:p>
          </table:table-cell>
          <table:table-cell/>
          <table:table-cell table:style-name="ce22" table:formula="of:=[.I6]/COM.MICROSOFT.SWITCH([.N6];[.$AD$42];[.$AE$42];[.$AD$43];[.$AE$43];[.$AD$44];[.$AE$44];[.$AD$45];[.$AE$45];[.$AD$46];[.$AE$46];[.$AD$47];[.$AE$47];[.$AD$48];[.$AE$48])" office:value-type="float" office:value="0.833333333333333" calcext:value-type="float">
            <text:p>0.83</text:p>
          </table:table-cell>
          <table:table-cell table:style-name="ce22" table:formula="of:=[.J6]/COM.MICROSOFT.SWITCH([.O6];[.$AD$42];[.$AE$42];[.$AD$43];[.$AE$43];[.$AD$44];[.$AE$44];[.$AD$45];[.$AE$45];[.$AD$46];[.$AE$46];[.$AD$47];[.$AE$47];[.$AD$48];[.$AE$48])" office:value-type="float" office:value="0.888888888888889" calcext:value-type="float">
            <text:p>0.89</text:p>
          </table:table-cell>
          <table:table-cell table:style-name="ce22" table:formula="of:=[.K6]/COM.MICROSOFT.SWITCH([.P6];[.$AD$42];[.$AE$42];[.$AD$43];[.$AE$43];[.$AD$44];[.$AE$44];[.$AD$45];[.$AE$45];[.$AD$46];[.$AE$46];[.$AD$47];[.$AE$47];[.$AD$48];[.$AE$48])" office:value-type="float" office:value="0.913978494623656" calcext:value-type="float">
            <text:p>0.91</text:p>
          </table:table-cell>
          <table:table-cell table:style-name="ce22" table:formula="of:=[.L6]/COM.MICROSOFT.SWITCH([.Q6];[.$AD$42];[.$AE$42];[.$AD$43];[.$AE$43];[.$AD$44];[.$AE$44];[.$AD$45];[.$AE$45];[.$AD$46];[.$AE$46];[.$AD$47];[.$AE$47];[.$AD$48];[.$AE$48])" office:value-type="float" office:value="0.777777777777778" calcext:value-type="float">
            <text:p>0.78</text:p>
          </table:table-cell>
          <table:table-cell/>
          <table:table-cell table:style-name="ce22" table:formula="of:=[.$AM6]*[.I6]" office:value-type="float" office:value="177" calcext:value-type="float">
            <text:p>177.00</text:p>
          </table:table-cell>
          <table:table-cell table:style-name="ce22" table:formula="of:=[.$AM6]*[.J6]" office:value-type="float" office:value="188.8" calcext:value-type="float">
            <text:p>188.80</text:p>
          </table:table-cell>
          <table:table-cell table:style-name="ce22" table:formula="of:=[.$AM6]*[.K6]" office:value-type="float" office:value="200.6" calcext:value-type="float">
            <text:p>200.60</text:p>
          </table:table-cell>
          <table:table-cell table:style-name="ce22" table:formula="of:=[.$AM6]*[.L6]" office:value-type="float" office:value="165.2" calcext:value-type="float">
            <text:p>165.20</text:p>
          </table:table-cell>
          <table:table-cell/>
          <table:table-cell table:style-name="ce27" office:value-type="float" office:value="236" calcext:value-type="float">
            <text:p>236</text:p>
          </table:table-cell>
          <table:table-cell table:style-name="ce5" office:value-type="string" calcext:value-type="string">
            <text:p>SLD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3" office:value-type="string" calcext:value-type="string">
            <text:p>Clean Pul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7]/[.N7]" office:value-type="float" office:value="3" calcext:value-type="float">
            <text:p>3</text:p>
          </table:table-cell>
          <table:table-cell table:formula="of:=[.E7]/[.O7]" office:value-type="float" office:value="3" calcext:value-type="float">
            <text:p>3</text:p>
          </table:table-cell>
          <table:table-cell table:formula="of:=[.F7]/[.P7]" office:value-type="float" office:value="3" calcext:value-type="float">
            <text:p>3</text:p>
          </table:table-cell>
          <table:table-cell table:formula="of:=[.G7]/[.Q7]" office:value-type="float" office:value="3" calcext:value-type="float">
            <text:p>3</text:p>
          </table:table-cell>
          <table:table-cell/>
          <table:table-cell table:formula="of:=IF([.I7]&gt;=0.55;IF([.I7]&gt;=0.7;IF([.I7]&gt;0.8;IF([.I7]&gt;0.9;10;15);18);24);&quot;to low&quot;) - [.D7]" office:value-type="float" office:value="0" calcext:value-type="float">
            <text:p>0</text:p>
          </table:table-cell>
          <table:table-cell table:formula="of:=IF([.J7]&gt;=0.55;IF([.J7]&gt;=0.7;IF([.J7]&gt;0.8;IF([.J7]&gt;0.9;10;15);18);24);&quot;to low&quot;) - [.E7]" office:value-type="float" office:value="3" calcext:value-type="float">
            <text:p>3</text:p>
          </table:table-cell>
          <table:table-cell table:formula="of:=IF([.K7]&gt;=0.55;IF([.K7]&gt;=0.7;IF([.K7]&gt;0.8;IF([.K7]&gt;0.9;10;15);18);24);&quot;to low&quot;) - [.F7]" office:value-type="float" office:value="3" calcext:value-type="float">
            <text:p>3</text:p>
          </table:table-cell>
          <table:table-cell table:formula="of:=IF([.L7]&gt;=0.55;IF([.L7]&gt;=0.7;IF([.L7]&gt;0.8;IF([.L7]&gt;0.9;10;15);18);24);&quot;to low&quot;) - [.G7]" office:value-type="float" office:value="6" calcext:value-type="float">
            <text:p>6</text:p>
          </table:table-cell>
          <table:table-cell/>
          <table:table-cell table:style-name="ce22" table:formula="of:=[.I7]/COM.MICROSOFT.SWITCH([.N7];[.$AD$42];[.$AE$42];[.$AD$43];[.$AE$43];[.$AD$44];[.$AE$44];[.$AD$45];[.$AE$45];[.$AD$46];[.$AE$46];[.$AD$47];[.$AE$47];[.$AD$48];[.$AE$48];[.$AD$49];[.$AE$49];[.$AD$50];[.$AE$50];[.$AD$51];[.$AE$51])" office:value-type="float" office:value="0.872093023255814" calcext:value-type="float">
            <text:p>0.87</text:p>
          </table:table-cell>
          <table:table-cell table:style-name="ce22" table:formula="of:=[.J7]/COM.MICROSOFT.SWITCH([.O7];[.$AD$42];[.$AE$42];[.$AD$43];[.$AE$43];[.$AD$44];[.$AE$44];[.$AD$45];[.$AE$45];[.$AD$46];[.$AE$46];[.$AD$47];[.$AE$47];[.$AD$48];[.$AE$48];[.$AD$49];[.$AE$49];[.$AD$50];[.$AE$50];[.$AD$51];[.$AE$51])" office:value-type="float" office:value="0.909090909090909" calcext:value-type="float">
            <text:p>0.91</text:p>
          </table:table-cell>
          <table:table-cell table:style-name="ce22" table:formula="of:=[.K7]/COM.MICROSOFT.SWITCH([.P7];[.$AD$42];[.$AE$42];[.$AD$43];[.$AE$43];[.$AD$44];[.$AE$44];[.$AD$45];[.$AE$45];[.$AD$46];[.$AE$46];[.$AD$47];[.$AE$47];[.$AD$48];[.$AE$48];[.$AD$49];[.$AE$49];[.$AD$50];[.$AE$50];[.$AD$51];[.$AE$51])" office:value-type="float" office:value="0.944444444444444" calcext:value-type="float">
            <text:p>0.94</text:p>
          </table:table-cell>
          <table:table-cell table:style-name="ce22" table:formula="of:=[.L7]/COM.MICROSOFT.SWITCH([.Q7];[.$AD$42];[.$AE$42];[.$AD$43];[.$AE$43];[.$AD$44];[.$AE$44];[.$AD$45];[.$AE$45];[.$AD$46];[.$AE$46];[.$AD$47];[.$AE$47];[.$AD$48];[.$AE$48];[.$AD$49];[.$AE$49];[.$AD$50];[.$AE$50];[.$AD$51];[.$AE$51])" office:value-type="float" office:value="0.777777777777778" calcext:value-type="float">
            <text:p>0.78</text:p>
          </table:table-cell>
          <table:table-cell/>
          <table:table-cell table:style-name="ce22" table:formula="of:=[.$AM7]*[.I7]" office:value-type="float" office:value="97.379032258065" calcext:value-type="float">
            <text:p>97.38</text:p>
          </table:table-cell>
          <table:table-cell table:style-name="ce22" table:formula="of:=[.$AM7]*[.J7]" office:value-type="float" office:value="103.870967741936" calcext:value-type="float">
            <text:p>103.87</text:p>
          </table:table-cell>
          <table:table-cell table:style-name="ce22" table:formula="of:=[.$AM7]*[.K7]" office:value-type="float" office:value="110.362903225807" calcext:value-type="float">
            <text:p>110.36</text:p>
          </table:table-cell>
          <table:table-cell table:style-name="ce22" table:formula="of:=[.$AM7]*[.L7]" office:value-type="float" office:value="90.887096774194" calcext:value-type="float">
            <text:p>90.89</text:p>
          </table:table-cell>
          <table:table-cell/>
          <table:table-cell table:style-name="ce27" office:value-type="float" office:value="129.83870967742" calcext:value-type="float">
            <text:p>129.83870967742</text:p>
          </table:table-cell>
          <table:table-cell table:style-name="ce4" office:value-type="string" calcext:value-type="string">
            <text:p>Clean Pul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5" office:value-type="string" calcext:value-type="string">
            <text:p>SLDL as Acc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8]/[.N8]" office:value-type="float" office:value="4" calcext:value-type="float">
            <text:p>4</text:p>
          </table:table-cell>
          <table:table-cell table:formula="of:=[.E8]/[.O8]" office:value-type="float" office:value="4" calcext:value-type="float">
            <text:p>4</text:p>
          </table:table-cell>
          <table:table-cell table:formula="of:=[.F8]/[.P8]" office:value-type="float" office:value="3" calcext:value-type="float">
            <text:p>3</text:p>
          </table:table-cell>
          <table:table-cell table:formula="of:=[.G8]/[.Q8]" office:value-type="float" office:value="3" calcext:value-type="float">
            <text:p>3</text:p>
          </table:table-cell>
          <table:table-cell/>
          <table:table-cell table:formula="of:=IF([.I8]&gt;=0.55;IF([.I8]&gt;=0.7;IF([.I8]&gt;0.8;IF([.I8]&gt;0.9;10;15);18);24);&quot;to low&quot;) - [.D8]" office:value-type="float" office:value="4" calcext:value-type="float">
            <text:p>4</text:p>
          </table:table-cell>
          <table:table-cell table:formula="of:=IF([.J8]&gt;=0.55;IF([.J8]&gt;=0.7;IF([.J8]&gt;0.8;IF([.J8]&gt;0.9;10;15);18);24);&quot;to low&quot;) - [.E8]" office:value-type="float" office:value="8" calcext:value-type="float">
            <text:p>8</text:p>
          </table:table-cell>
          <table:table-cell table:formula="of:=IF([.K8]&gt;=0.55;IF([.K8]&gt;=0.7;IF([.K8]&gt;0.8;IF([.K8]&gt;0.9;10;15);18);24);&quot;to low&quot;) - [.F8]" office:value-type="float" office:value="12" calcext:value-type="float">
            <text:p>12</text:p>
          </table:table-cell>
          <table:table-cell table:formula="of:=IF([.L8]&gt;=0.55;IF([.L8]&gt;=0.7;IF([.L8]&gt;0.8;IF([.L8]&gt;0.9;10;15);18);24);&quot;to low&quot;) - [.G8]" office:value-type="float" office:value="12" calcext:value-type="float">
            <text:p>12</text:p>
          </table:table-cell>
          <table:table-cell/>
          <table:table-cell table:style-name="ce22" table:formula="of:=[.I8]/COM.MICROSOFT.SWITCH([.N8];[.$AD$42];[.$AE$42];[.$AD$43];[.$AE$43];[.$AD$44];[.$AE$44];[.$AD$45];[.$AE$45];[.$AD$46];[.$AE$46];[.$AD$47];[.$AE$47];[.$AD$48];[.$AE$48];[.$AD$49];[.$AE$49];[.$AD$50];[.$AE$50];[.$AD$51];[.$AE$51])" office:value-type="float" office:value="0.681818181818182" calcext:value-type="float">
            <text:p>0.68</text:p>
          </table:table-cell>
          <table:table-cell table:style-name="ce22" table:formula="of:=[.J8]/COM.MICROSOFT.SWITCH([.O8];[.$AD$42];[.$AE$42];[.$AD$43];[.$AE$43];[.$AD$44];[.$AE$44];[.$AD$45];[.$AE$45];[.$AD$46];[.$AE$46];[.$AD$47];[.$AE$47];[.$AD$48];[.$AE$48];[.$AD$49];[.$AE$49];[.$AD$50];[.$AE$50];[.$AD$51];[.$AE$51])" office:value-type="float" office:value="0.666666666666667" calcext:value-type="float">
            <text:p>0.67</text:p>
          </table:table-cell>
          <table:table-cell table:style-name="ce22" table:formula="of:=[.K8]/COM.MICROSOFT.SWITCH([.P8];[.$AD$42];[.$AE$42];[.$AD$43];[.$AE$43];[.$AD$44];[.$AE$44];[.$AD$45];[.$AE$45];[.$AD$46];[.$AE$46];[.$AD$47];[.$AE$47];[.$AD$48];[.$AE$48];[.$AD$49];[.$AE$49];[.$AD$50];[.$AE$50];[.$AD$51];[.$AE$51])" office:value-type="float" office:value="0.666666666666667" calcext:value-type="float">
            <text:p>0.67</text:p>
          </table:table-cell>
          <table:table-cell table:style-name="ce22" table:formula="of:=[.L8]/COM.MICROSOFT.SWITCH([.Q8];[.$AD$42];[.$AE$42];[.$AD$43];[.$AE$43];[.$AD$44];[.$AE$44];[.$AD$45];[.$AE$45];[.$AD$46];[.$AE$46];[.$AD$47];[.$AE$47];[.$AD$48];[.$AE$48];[.$AD$49];[.$AE$49];[.$AD$50];[.$AE$50];[.$AD$51];[.$AE$51])" office:value-type="float" office:value="0.666666666666667" calcext:value-type="float">
            <text:p>0.67</text:p>
          </table:table-cell>
          <table:table-cell/>
          <table:table-cell table:style-name="ce22" table:formula="of:=[.$AM8]*[.I8]" office:value-type="float" office:value="138.6" calcext:value-type="float">
            <text:p>138.60</text:p>
          </table:table-cell>
          <table:table-cell table:style-name="ce22" table:formula="of:=[.$AM8]*[.J8]" office:value-type="float" office:value="138.6" calcext:value-type="float">
            <text:p>138.60</text:p>
          </table:table-cell>
          <table:table-cell table:style-name="ce22" table:formula="of:=[.$AM8]*[.K8]" office:value-type="float" office:value="138.6" calcext:value-type="float">
            <text:p>138.60</text:p>
          </table:table-cell>
          <table:table-cell table:style-name="ce22" table:formula="of:=[.$AM8]*[.L8]" office:value-type="float" office:value="138.6" calcext:value-type="float">
            <text:p>138.60</text:p>
          </table:table-cell>
          <table:table-cell/>
          <table:table-cell table:style-name="ce27" office:value-type="float" office:value="231" calcext:value-type="float">
            <text:p>231</text:p>
          </table:table-cell>
          <table:table-cell table:style-name="ce4" office:value-type="string" calcext:value-type="string">
            <text:p>SLDL as Ac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11"/>
          <table:table-cell table:number-columns-repeated="22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Paused Push Press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83" calcext:value-type="float">
            <text:p>0.83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0]/[.N10]" office:value-type="float" office:value="4" calcext:value-type="float">
            <text:p>4</text:p>
          </table:table-cell>
          <table:table-cell table:formula="of:=[.E10]/[.O10]" office:value-type="float" office:value="3" calcext:value-type="float">
            <text:p>3</text:p>
          </table:table-cell>
          <table:table-cell table:formula="of:=[.F10]/[.P10]" office:value-type="float" office:value="3" calcext:value-type="float">
            <text:p>3</text:p>
          </table:table-cell>
          <table:table-cell table:formula="of:=[.G10]/[.Q10]" office:value-type="float" office:value="3" calcext:value-type="float">
            <text:p>3</text:p>
          </table:table-cell>
          <table:table-cell/>
          <table:table-cell table:formula="of:=IF([.I10]&gt;=0.55;IF([.I10]&gt;=0.7;IF([.I10]&gt;0.8;IF([.I10]&gt;0.9;10;15);18);24);&quot;to low&quot;) - [.D10]" office:value-type="float" office:value="-2" calcext:value-type="float">
            <text:p>-2</text:p>
          </table:table-cell>
          <table:table-cell table:formula="of:=IF([.J10]&gt;=0.55;IF([.J10]&gt;=0.7;IF([.J10]&gt;0.8;IF([.J10]&gt;0.9;10;15);18);24);&quot;to low&quot;) - [.E10]" office:value-type="float" office:value="3" calcext:value-type="float">
            <text:p>3</text:p>
          </table:table-cell>
          <table:table-cell table:formula="of:=IF([.K10]&gt;=0.55;IF([.K10]&gt;=0.7;IF([.K10]&gt;0.8;IF([.K10]&gt;0.9;10;15);18);24);&quot;to low&quot;) - [.F10]" office:value-type="float" office:value="0" calcext:value-type="float">
            <text:p>0</text:p>
          </table:table-cell>
          <table:table-cell table:formula="of:=IF([.L10]&gt;=0.55;IF([.L10]&gt;=0.7;IF([.L10]&gt;0.8;IF([.L10]&gt;0.9;10;15);18);24);&quot;to low&quot;) - [.G10]" office:value-type="float" office:value="3" calcext:value-type="float">
            <text:p>3</text:p>
          </table:table-cell>
          <table:table-cell/>
          <table:table-cell table:style-name="ce22" table:formula="of:=[.I10]/COM.MICROSOFT.SWITCH([.N10];[.$AD$42];[.$AE$42];[.$AD$43];[.$AE$43];[.$AD$44];[.$AE$44];[.$AD$45];[.$AE$45];[.$AD$46];[.$AE$46];[.$AD$47];[.$AE$47];[.$AD$48];[.$AE$48];[.$AD$49];[.$AE$49];[.$AD$50];[.$AE$50];[.$AD$51];[.$AE$51])" office:value-type="float" office:value="0.829545454545455" calcext:value-type="float">
            <text:p>0.83</text:p>
          </table:table-cell>
          <table:table-cell table:style-name="ce22" table:formula="of:=[.J10]/COM.MICROSOFT.SWITCH([.O10];[.$AD$42];[.$AE$42];[.$AD$43];[.$AE$43];[.$AD$44];[.$AE$44];[.$AD$45];[.$AE$45];[.$AD$46];[.$AE$46];[.$AD$47];[.$AE$47];[.$AD$48];[.$AE$48];[.$AD$49];[.$AE$49];[.$AD$50];[.$AE$50];[.$AD$51];[.$AE$51])" office:value-type="float" office:value="0.886363636363636" calcext:value-type="float">
            <text:p>0.89</text:p>
          </table:table-cell>
          <table:table-cell table:style-name="ce22" table:formula="of:=[.K10]/COM.MICROSOFT.SWITCH([.P10];[.$AD$42];[.$AE$42];[.$AD$43];[.$AE$43];[.$AD$44];[.$AE$44];[.$AD$45];[.$AE$45];[.$AD$46];[.$AE$46];[.$AD$47];[.$AE$47];[.$AD$48];[.$AE$48];[.$AD$49];[.$AE$49];[.$AD$50];[.$AE$50];[.$AD$51];[.$AE$51])" office:value-type="float" office:value="0.943181818181818" calcext:value-type="float">
            <text:p>0.94</text:p>
          </table:table-cell>
          <table:table-cell table:style-name="ce22" table:formula="of:=[.L10]/COM.MICROSOFT.SWITCH([.Q10];[.$AD$42];[.$AE$42];[.$AD$43];[.$AE$43];[.$AD$44];[.$AE$44];[.$AD$45];[.$AE$45];[.$AD$46];[.$AE$46];[.$AD$47];[.$AE$47];[.$AD$48];[.$AE$48];[.$AD$49];[.$AE$49];[.$AD$50];[.$AE$50];[.$AD$51];[.$AE$51])" office:value-type="float" office:value="0.795454545454546" calcext:value-type="float">
            <text:p>0.80</text:p>
          </table:table-cell>
          <table:table-cell/>
          <table:table-cell table:style-name="ce22" table:formula="of:=[.$AM10]*[.I10]" office:value-type="float" office:value="74.825" calcext:value-type="float">
            <text:p>74.83</text:p>
          </table:table-cell>
          <table:table-cell table:style-name="ce22" table:formula="of:=[.$AM10]*[.J10]" office:value-type="float" office:value="79.95" calcext:value-type="float">
            <text:p>79.95</text:p>
          </table:table-cell>
          <table:table-cell table:style-name="ce22" table:formula="of:=[.$AM10]*[.K10]" office:value-type="float" office:value="85.075" calcext:value-type="float">
            <text:p>85.08</text:p>
          </table:table-cell>
          <table:table-cell table:style-name="ce22" table:formula="of:=[.$AM10]*[.L10]" office:value-type="float" office:value="71.75" calcext:value-type="float">
            <text:p>71.75</text:p>
          </table:table-cell>
          <table:table-cell/>
          <table:table-cell table:style-name="ce27" office:value-type="float" office:value="102.5" calcext:value-type="float">
            <text:p>102.5</text:p>
          </table:table-cell>
          <table:table-cell table:style-name="ce30" office:value-type="string" calcext:value-type="string">
            <text:p>Push Press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in mirror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 3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7" office:value-type="float" office:value="0.77" calcext:value-type="float">
            <text:p>0.77</text:p>
          </table:table-cell>
          <table:table-cell table:style-name="ce17" office:value-type="float" office:value="0.825" calcext:value-type="float">
            <text:p>0.825</text:p>
          </table:table-cell>
          <table:table-cell table:style-name="ce17" office:value-type="float" office:value="0.76" calcext:value-type="float">
            <text:p>0.76</text:p>
          </table:table-cell>
          <table:table-cell table:style-name="ce17" office:value-type="float" office:value="0.865" calcext:value-type="float">
            <text:p>0.86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1]/[.N11]" office:value-type="float" office:value="4" calcext:value-type="float">
            <text:p>4</text:p>
          </table:table-cell>
          <table:table-cell table:formula="of:=[.E11]/[.O11]" office:value-type="float" office:value="5" calcext:value-type="float">
            <text:p>5</text:p>
          </table:table-cell>
          <table:table-cell table:formula="of:=[.F11]/[.P11]" office:value-type="float" office:value="3" calcext:value-type="float">
            <text:p>3</text:p>
          </table:table-cell>
          <table:table-cell table:formula="of:=[.G11]/[.Q11]" office:value-type="float" office:value="2" calcext:value-type="float">
            <text:p>2</text:p>
          </table:table-cell>
          <table:table-cell/>
          <table:table-cell table:style-name="ce21" table:formula="of:=IF([.I11]&gt;=0.55;IF([.I11]&gt;=0.7;IF([.I11]&gt;0.8;IF([.I11]&gt;0.9;10;15);18);24);&quot;to low&quot;) - [.D11]" office:value-type="float" office:value="6" calcext:value-type="float">
            <text:p>6</text:p>
          </table:table-cell>
          <table:table-cell table:style-name="ce21" table:formula="of:=IF([.J11]&gt;=0.55;IF([.J11]&gt;=0.7;IF([.J11]&gt;0.8;IF([.J11]&gt;0.9;10;15);18);24);&quot;to low&quot;) - [.E11]" office:value-type="float" office:value="0" calcext:value-type="float">
            <text:p>0</text:p>
          </table:table-cell>
          <table:table-cell table:style-name="ce21" table:formula="of:=IF([.K11]&gt;=0.55;IF([.K11]&gt;=0.7;IF([.K11]&gt;0.8;IF([.K11]&gt;0.9;10;15);18);24);&quot;to low&quot;) - [.F11]" office:value-type="float" office:value="9" calcext:value-type="float">
            <text:p>9</text:p>
          </table:table-cell>
          <table:table-cell table:style-name="ce21" table:formula="of:=IF([.L11]&gt;=0.55;IF([.L11]&gt;=0.7;IF([.L11]&gt;0.8;IF([.L11]&gt;0.9;10;15);18);24);&quot;to low&quot;) - [.G11]" office:value-type="float" office:value="9" calcext:value-type="float">
            <text:p>9</text:p>
          </table:table-cell>
          <table:table-cell/>
          <table:table-cell table:style-name="ce22" table:formula="of:=[.I11]/COM.MICROSOFT.SWITCH([.N11];[.$AD$42];[.$AE$42];[.$AD$43];[.$AE$43];[.$AD$44];[.$AE$44];[.$AD$45];[.$AE$45];[.$AD$46];[.$AE$46];[.$AD$47];[.$AE$47];[.$AD$48];[.$AE$48];[.$AD$49];[.$AE$49];[.$AD$50];[.$AE$50];[.$AD$51];[.$AE$51])" office:value-type="float" office:value="0.827956989247312" calcext:value-type="float">
            <text:p>0.83</text:p>
          </table:table-cell>
          <table:table-cell table:style-name="ce22" table:formula="of:=[.J11]/COM.MICROSOFT.SWITCH([.O11];[.$AD$42];[.$AE$42];[.$AD$43];[.$AE$43];[.$AD$44];[.$AE$44];[.$AD$45];[.$AE$45];[.$AD$46];[.$AE$46];[.$AD$47];[.$AE$47];[.$AD$48];[.$AE$48];[.$AD$49];[.$AE$49];[.$AD$50];[.$AE$50];[.$AD$51];[.$AE$51])" office:value-type="float" office:value="0.887096774193548" calcext:value-type="float">
            <text:p>0.89</text:p>
          </table:table-cell>
          <table:table-cell table:style-name="ce22" table:formula="of:=[.K11]/COM.MICROSOFT.SWITCH([.P11];[.$AD$42];[.$AE$42];[.$AD$43];[.$AE$43];[.$AD$44];[.$AE$44];[.$AD$45];[.$AE$45];[.$AD$46];[.$AE$46];[.$AD$47];[.$AE$47];[.$AD$48];[.$AE$48];[.$AD$49];[.$AE$49];[.$AD$50];[.$AE$50];[.$AD$51];[.$AE$51])" office:value-type="float" office:value="0.817204301075269" calcext:value-type="float">
            <text:p>0.82</text:p>
          </table:table-cell>
          <table:table-cell table:style-name="ce23" table:formula="of:=[.L11]/COM.MICROSOFT.SWITCH([.Q11];[.$AD$42];[.$AE$42];[.$AD$43];[.$AE$43];[.$AD$44];[.$AE$44];[.$AD$45];[.$AE$45];[.$AD$46];[.$AE$46];[.$AD$47];[.$AE$47];[.$AD$48];[.$AE$48];[.$AD$49];[.$AE$49];[.$AD$50];[.$AE$50];[.$AD$51];[.$AE$51])" office:value-type="float" office:value="0.93010752688172" calcext:value-type="float">
            <text:p>0.93</text:p>
          </table:table-cell>
          <table:table-cell/>
          <table:table-cell table:style-name="ce22" table:formula="of:=[.$AM11]*[.I11]" office:value-type="float" office:value="100.1" calcext:value-type="float">
            <text:p>100.10</text:p>
          </table:table-cell>
          <table:table-cell table:style-name="ce22" table:formula="of:=[.$AM11]*[.J11]" office:value-type="float" office:value="107.25" calcext:value-type="float">
            <text:p>107.25</text:p>
          </table:table-cell>
          <table:table-cell table:style-name="ce22" table:formula="of:=[.$AM11]*[.K11]" office:value-type="float" office:value="98.8" calcext:value-type="float">
            <text:p>98.80</text:p>
          </table:table-cell>
          <table:table-cell table:style-name="ce22" table:formula="of:=[.$AM11]*[.L11]" office:value-type="float" office:value="112.45" calcext:value-type="float">
            <text:p>112.45</text:p>
          </table:table-cell>
          <table:table-cell/>
          <table:table-cell table:style-name="ce27" office:value-type="float" office:value="130" calcext:value-type="float">
            <text:p>130</text:p>
          </table:table-cell>
          <table:table-cell table:style-name="ce29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3" office:value-type="string" calcext:value-type="string">
            <text:p>Pres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2]/[.N12]" office:value-type="float" office:value="3" calcext:value-type="float">
            <text:p>3</text:p>
          </table:table-cell>
          <table:table-cell table:formula="of:=[.E12]/[.O12]" office:value-type="float" office:value="3" calcext:value-type="float">
            <text:p>3</text:p>
          </table:table-cell>
          <table:table-cell table:formula="of:=[.F12]/[.P12]" office:value-type="float" office:value="2" calcext:value-type="float">
            <text:p>2</text:p>
          </table:table-cell>
          <table:table-cell table:formula="of:=[.G12]/[.Q12]" office:value-type="float" office:value="2.5" calcext:value-type="float">
            <text:p>2.5</text:p>
          </table:table-cell>
          <table:table-cell/>
          <table:table-cell table:formula="of:=IF([.I12]&gt;=0.55;IF([.I12]&gt;=0.7;IF([.I12]&gt;0.8;IF([.I12]&gt;0.9;10;15);18);24);&quot;to low&quot;) - [.D12]" office:value-type="float" office:value="3" calcext:value-type="float">
            <text:p>3</text:p>
          </table:table-cell>
          <table:table-cell table:formula="of:=IF([.J12]&gt;=0.55;IF([.J12]&gt;=0.7;IF([.J12]&gt;0.8;IF([.J12]&gt;0.9;10;15);18);24);&quot;to low&quot;) - [.E12]" office:value-type="float" office:value="6" calcext:value-type="float">
            <text:p>6</text:p>
          </table:table-cell>
          <table:table-cell table:formula="of:=IF([.K12]&gt;=0.55;IF([.K12]&gt;=0.7;IF([.K12]&gt;0.8;IF([.K12]&gt;0.9;10;15);18);24);&quot;to low&quot;) - [.F12]" office:value-type="float" office:value="5" calcext:value-type="float">
            <text:p>5</text:p>
          </table:table-cell>
          <table:table-cell table:formula="of:=IF([.L12]&gt;=0.55;IF([.L12]&gt;=0.7;IF([.L12]&gt;0.8;IF([.L12]&gt;0.9;10;15);18);24);&quot;to low&quot;) - [.G12]" office:value-type="float" office:value="8" calcext:value-type="float">
            <text:p>8</text:p>
          </table:table-cell>
          <table:table-cell/>
          <table:table-cell table:style-name="ce22" table:formula="of:=[.I12]/COM.MICROSOFT.SWITCH([.N12];[.$AD$42];[.$AE$42];[.$AD$43];[.$AE$43];[.$AD$44];[.$AE$44];[.$AD$45];[.$AE$45];[.$AD$46];[.$AE$46];[.$AD$47];[.$AE$47];[.$AD$48];[.$AE$48];[.$AD$49];[.$AE$49];[.$AD$50];[.$AE$50];[.$AD$51];[.$AE$51])" office:value-type="float" office:value="0.852272727272727" calcext:value-type="float">
            <text:p>0.85</text:p>
          </table:table-cell>
          <table:table-cell table:style-name="ce22" table:formula="of:=[.J12]/COM.MICROSOFT.SWITCH([.O12];[.$AD$42];[.$AE$42];[.$AD$43];[.$AE$43];[.$AD$44];[.$AE$44];[.$AD$45];[.$AE$45];[.$AD$46];[.$AE$46];[.$AD$47];[.$AE$47];[.$AD$48];[.$AE$48];[.$AD$49];[.$AE$49];[.$AD$50];[.$AE$50];[.$AD$51];[.$AE$51])" office:value-type="float" office:value="0.888888888888889" calcext:value-type="float">
            <text:p>0.89</text:p>
          </table:table-cell>
          <table:table-cell table:style-name="ce22" table:formula="of:=[.K12]/COM.MICROSOFT.SWITCH([.P12];[.$AD$42];[.$AE$42];[.$AD$43];[.$AE$43];[.$AD$44];[.$AE$44];[.$AD$45];[.$AE$45];[.$AD$46];[.$AE$46];[.$AD$47];[.$AE$47];[.$AD$48];[.$AE$48];[.$AD$49];[.$AE$49];[.$AD$50];[.$AE$50];[.$AD$51];[.$AE$51])" office:value-type="float" office:value="0.965909090909091" calcext:value-type="float">
            <text:p>0.97</text:p>
          </table:table-cell>
          <table:table-cell table:style-name="ce22" table:formula="of:=[.L12]/COM.MICROSOFT.SWITCH([.Q12];[.$AD$42];[.$AE$42];[.$AD$43];[.$AE$43];[.$AD$44];[.$AE$44];[.$AD$45];[.$AE$45];[.$AD$46];[.$AE$46];[.$AD$47];[.$AE$47];[.$AD$48];[.$AE$48];[.$AD$49];[.$AE$49];[.$AD$50];[.$AE$50];[.$AD$51];[.$AE$51])" office:value-type="float" office:value="0.777777777777778" calcext:value-type="float">
            <text:p>0.78</text:p>
          </table:table-cell>
          <table:table-cell/>
          <table:table-cell table:style-name="ce22" table:formula="of:=[.$AM12]*[.I12]" office:value-type="float" office:value="52.5" calcext:value-type="float">
            <text:p>52.50</text:p>
          </table:table-cell>
          <table:table-cell table:style-name="ce22" table:formula="of:=[.$AM12]*[.J12]" office:value-type="float" office:value="56" calcext:value-type="float">
            <text:p>56.00</text:p>
          </table:table-cell>
          <table:table-cell table:style-name="ce22" table:formula="of:=[.$AM12]*[.K12]" office:value-type="float" office:value="59.5" calcext:value-type="float">
            <text:p>59.50</text:p>
          </table:table-cell>
          <table:table-cell table:style-name="ce22" table:formula="of:=[.$AM12]*[.L12]" office:value-type="float" office:value="49" calcext:value-type="float">
            <text:p>49.00</text:p>
          </table:table-cell>
          <table:table-cell/>
          <table:table-cell table:style-name="ce27" office:value-type="float" office:value="70" calcext:value-type="float">
            <text:p>70</text:p>
          </table:table-cell>
          <table:table-cell table:style-name="ce4" office:value-type="string" calcext:value-type="string">
            <text:p>Press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5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3" office:value-type="string" calcext:value-type="string">
            <text:p>OV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4]/[.N14]" office:value-type="float" office:value="4" calcext:value-type="float">
            <text:p>4</text:p>
          </table:table-cell>
          <table:table-cell table:formula="of:=[.E14]/[.O14]" office:value-type="float" office:value="4" calcext:value-type="float">
            <text:p>4</text:p>
          </table:table-cell>
          <table:table-cell table:formula="of:=[.F14]/[.P14]" office:value-type="float" office:value="4" calcext:value-type="float">
            <text:p>4</text:p>
          </table:table-cell>
          <table:table-cell table:formula="of:=[.G14]/[.Q14]" office:value-type="float" office:value="4" calcext:value-type="float">
            <text:p>4</text:p>
          </table:table-cell>
          <table:table-cell/>
          <table:table-cell table:formula="of:=IF([.I14]&gt;=0.55;IF([.I14]&gt;=0.7;IF([.I14]&gt;0.8;IF([.I14]&gt;0.9;10;15);18);24);&quot;to low&quot;) - [.D14]" office:value-type="float" office:value="-6" calcext:value-type="float">
            <text:p>-6</text:p>
          </table:table-cell>
          <table:table-cell table:formula="of:=IF([.J14]&gt;=0.55;IF([.J14]&gt;=0.7;IF([.J14]&gt;0.8;IF([.J14]&gt;0.9;10;15);18);24);&quot;to low&quot;) - [.E14]" office:value-type="float" office:value="-2" calcext:value-type="float">
            <text:p>-2</text:p>
          </table:table-cell>
          <table:table-cell table:formula="of:=IF([.K14]&gt;=0.55;IF([.K14]&gt;=0.7;IF([.K14]&gt;0.8;IF([.K14]&gt;0.9;10;15);18);24);&quot;to low&quot;) - [.F14]" office:value-type="float" office:value="-1" calcext:value-type="float">
            <text:p>-1</text:p>
          </table:table-cell>
          <table:table-cell table:formula="of:=IF([.L14]&gt;=0.55;IF([.L14]&gt;=0.7;IF([.L14]&gt;0.8;IF([.L14]&gt;0.9;10;15);18);24);&quot;to low&quot;) - [.G14]" office:value-type="float" office:value="2" calcext:value-type="float">
            <text:p>2</text:p>
          </table:table-cell>
          <table:table-cell/>
          <table:table-cell table:style-name="ce22" table:formula="of:=[.I14]/COM.MICROSOFT.SWITCH([.N14];[.$AD$42];[.$AE$42];[.$AD$43];[.$AE$43];[.$AD$44];[.$AE$44];[.$AD$45];[.$AE$45];[.$AD$46];[.$AE$46];[.$AD$47];[.$AE$47];[.$AD$48];[.$AE$48];[.$AD$49];[.$AE$49];[.$AD$50];[.$AE$50];[.$AD$51];[.$AE$51])" office:value-type="float" office:value="0.872093023255814" calcext:value-type="float">
            <text:p>0.87</text:p>
          </table:table-cell>
          <table:table-cell table:style-name="ce22" table:formula="of:=[.J14]/COM.MICROSOFT.SWITCH([.O14];[.$AD$42];[.$AE$42];[.$AD$43];[.$AE$43];[.$AD$44];[.$AE$44];[.$AD$45];[.$AE$45];[.$AD$46];[.$AE$46];[.$AD$47];[.$AE$47];[.$AD$48];[.$AE$48];[.$AD$49];[.$AE$49];[.$AD$50];[.$AE$50];[.$AD$51];[.$AE$51])" office:value-type="float" office:value="0.909090909090909" calcext:value-type="float">
            <text:p>0.91</text:p>
          </table:table-cell>
          <table:table-cell table:style-name="ce22" table:formula="of:=[.K14]/COM.MICROSOFT.SWITCH([.P14];[.$AD$42];[.$AE$42];[.$AD$43];[.$AE$43];[.$AD$44];[.$AE$44];[.$AD$45];[.$AE$45];[.$AD$46];[.$AE$46];[.$AD$47];[.$AE$47];[.$AD$48];[.$AE$48];[.$AD$49];[.$AE$49];[.$AD$50];[.$AE$50];[.$AD$51];[.$AE$51])" office:value-type="float" office:value="0.944444444444444" calcext:value-type="float">
            <text:p>0.94</text:p>
          </table:table-cell>
          <table:table-cell table:style-name="ce22" table:formula="of:=[.L14]/COM.MICROSOFT.SWITCH([.Q14];[.$AD$42];[.$AE$42];[.$AD$43];[.$AE$43];[.$AD$44];[.$AE$44];[.$AD$45];[.$AE$45];[.$AD$46];[.$AE$46];[.$AD$47];[.$AE$47];[.$AD$48];[.$AE$48];[.$AD$49];[.$AE$49];[.$AD$50];[.$AE$50];[.$AD$51];[.$AE$51])" office:value-type="float" office:value="0.777777777777778" calcext:value-type="float">
            <text:p>0.78</text:p>
          </table:table-cell>
          <table:table-cell/>
          <table:table-cell table:style-name="ce22" table:formula="of:=[.$AM14]*[.I14]" office:value-type="float" office:value="75" calcext:value-type="float">
            <text:p>75.00</text:p>
          </table:table-cell>
          <table:table-cell table:style-name="ce22" table:formula="of:=[.$AM14]*[.J14]" office:value-type="float" office:value="80" calcext:value-type="float">
            <text:p>80.00</text:p>
          </table:table-cell>
          <table:table-cell table:style-name="ce22" table:formula="of:=[.$AM14]*[.K14]" office:value-type="float" office:value="85" calcext:value-type="float">
            <text:p>85.00</text:p>
          </table:table-cell>
          <table:table-cell table:style-name="ce22" table:formula="of:=[.$AM14]*[.L14]" office:value-type="float" office:value="70" calcext:value-type="float">
            <text:p>70.00</text:p>
          </table:table-cell>
          <table:table-cell/>
          <table:table-cell table:style-name="ce27" office:value-type="float" office:value="100" calcext:value-type="float">
            <text:p>100</text:p>
          </table:table-cell>
          <table:table-cell table:style-name="ce4" office:value-type="string" calcext:value-type="string">
            <text:p>OV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5]/[.N15]" office:value-type="float" office:value="5" calcext:value-type="float">
            <text:p>5</text:p>
          </table:table-cell>
          <table:table-cell table:formula="of:=[.E15]/[.O15]" office:value-type="float" office:value="5" calcext:value-type="float">
            <text:p>5</text:p>
          </table:table-cell>
          <table:table-cell table:formula="of:=[.F15]/[.P15]" office:value-type="float" office:value="4" calcext:value-type="float">
            <text:p>4</text:p>
          </table:table-cell>
          <table:table-cell table:formula="of:=[.G15]/[.Q15]" office:value-type="float" office:value="4" calcext:value-type="float">
            <text:p>4</text:p>
          </table:table-cell>
          <table:table-cell/>
          <table:table-cell table:formula="of:=IF([.I15]&gt;=0.55;IF([.I15]&gt;=0.7;IF([.I15]&gt;0.8;IF([.I15]&gt;0.9;10;15);18);24);&quot;to low&quot;) - [.D15]" office:value-type="float" office:value="-12" calcext:value-type="float">
            <text:p>-12</text:p>
          </table:table-cell>
          <table:table-cell table:formula="of:=IF([.J15]&gt;=0.55;IF([.J15]&gt;=0.7;IF([.J15]&gt;0.8;IF([.J15]&gt;0.9;10;15);18);24);&quot;to low&quot;) - [.E15]" office:value-type="float" office:value="-7" calcext:value-type="float">
            <text:p>-7</text:p>
          </table:table-cell>
          <table:table-cell table:formula="of:=IF([.K15]&gt;=0.55;IF([.K15]&gt;=0.7;IF([.K15]&gt;0.8;IF([.K15]&gt;0.9;10;15);18);24);&quot;to low&quot;) - [.F15]" office:value-type="float" office:value="-5" calcext:value-type="float">
            <text:p>-5</text:p>
          </table:table-cell>
          <table:table-cell table:formula="of:=IF([.L15]&gt;=0.55;IF([.L15]&gt;=0.7;IF([.L15]&gt;0.8;IF([.L15]&gt;0.9;10;15);18);24);&quot;to low&quot;) - [.G15]" office:value-type="float" office:value="-2" calcext:value-type="float">
            <text:p>-2</text:p>
          </table:table-cell>
          <table:table-cell/>
          <table:table-cell table:style-name="ce22" table:formula="of:=[.I15]/COM.MICROSOFT.SWITCH([.N15];[.$AD$42];[.$AE$42];[.$AD$43];[.$AE$43];[.$AD$44];[.$AE$44];[.$AD$45];[.$AE$45];[.$AD$46];[.$AE$46];[.$AD$47];[.$AE$47];[.$AD$48];[.$AE$48];[.$AD$49];[.$AE$49];[.$AD$50];[.$AE$50];[.$AD$51];[.$AE$51])" office:value-type="float" office:value="0.872093023255814" calcext:value-type="float">
            <text:p>0.87</text:p>
          </table:table-cell>
          <table:table-cell table:style-name="ce22" table:formula="of:=[.J15]/COM.MICROSOFT.SWITCH([.O15];[.$AD$42];[.$AE$42];[.$AD$43];[.$AE$43];[.$AD$44];[.$AE$44];[.$AD$45];[.$AE$45];[.$AD$46];[.$AE$46];[.$AD$47];[.$AE$47];[.$AD$48];[.$AE$48];[.$AD$49];[.$AE$49];[.$AD$50];[.$AE$50];[.$AD$51];[.$AE$51])" office:value-type="float" office:value="0.909090909090909" calcext:value-type="float">
            <text:p>0.91</text:p>
          </table:table-cell>
          <table:table-cell table:style-name="ce23" table:formula="of:=[.K15]/COM.MICROSOFT.SWITCH([.P15];[.$AD$42];[.$AE$42];[.$AD$43];[.$AE$43];[.$AD$44];[.$AE$44];[.$AD$45];[.$AE$45];[.$AD$46];[.$AE$46];[.$AD$47];[.$AE$47];[.$AD$48];[.$AE$48];[.$AD$49];[.$AE$49];[.$AD$50];[.$AE$50];[.$AD$51];[.$AE$51])" office:value-type="float" office:value="0.965909090909091" calcext:value-type="float">
            <text:p>0.97</text:p>
          </table:table-cell>
          <table:table-cell table:style-name="ce22" table:formula="of:=[.L15]/COM.MICROSOFT.SWITCH([.Q15];[.$AD$42];[.$AE$42];[.$AD$43];[.$AE$43];[.$AD$44];[.$AE$44];[.$AD$45];[.$AE$45];[.$AD$46];[.$AE$46];[.$AD$47];[.$AE$47];[.$AD$48];[.$AE$48];[.$AD$49];[.$AE$49];[.$AD$50];[.$AE$50];[.$AD$51];[.$AE$51])" office:value-type="float" office:value="0.795454545454546" calcext:value-type="float">
            <text:p>0.80</text:p>
          </table:table-cell>
          <table:table-cell/>
          <table:table-cell table:style-name="ce22" table:formula="of:=[.$AM15]*[.I15]" office:value-type="float" office:value="112.5" calcext:value-type="float">
            <text:p>112.50</text:p>
          </table:table-cell>
          <table:table-cell table:style-name="ce22" table:formula="of:=[.$AM15]*[.J15]" office:value-type="float" office:value="120" calcext:value-type="float">
            <text:p>120.00</text:p>
          </table:table-cell>
          <table:table-cell table:style-name="ce22" table:formula="of:=[.$AM15]*[.K15]" office:value-type="float" office:value="127.5" calcext:value-type="float">
            <text:p>127.50</text:p>
          </table:table-cell>
          <table:table-cell table:style-name="ce22" table:formula="of:=[.$AM15]*[.L15]" office:value-type="float" office:value="105" calcext:value-type="float">
            <text:p>105.00</text:p>
          </table:table-cell>
          <table:table-cell/>
          <table:table-cell table:style-name="ce27" office:value-type="float" office:value="150" calcext:value-type="float">
            <text:p>150</text:p>
          </table:table-cell>
          <table:table-cell table:style-name="ce31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Front Squa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82" calcext:value-type="float">
            <text:p>0.82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6]/[.N16]" office:value-type="float" office:value="5" calcext:value-type="float">
            <text:p>5</text:p>
          </table:table-cell>
          <table:table-cell table:formula="of:=[.E16]/[.O16]" office:value-type="float" office:value="4" calcext:value-type="float">
            <text:p>4</text:p>
          </table:table-cell>
          <table:table-cell table:formula="of:=[.F16]/[.P16]" office:value-type="float" office:value="3" calcext:value-type="float">
            <text:p>3</text:p>
          </table:table-cell>
          <table:table-cell table:formula="of:=[.G16]/[.Q16]" office:value-type="float" office:value="3" calcext:value-type="float">
            <text:p>3</text:p>
          </table:table-cell>
          <table:table-cell/>
          <table:table-cell table:formula="of:=IF([.I16]&gt;=0.55;IF([.I16]&gt;=0.7;IF([.I16]&gt;0.8;IF([.I16]&gt;0.9;10;15);18);24);&quot;to low&quot;) - [.D16]" office:value-type="float" office:value="-7" calcext:value-type="float">
            <text:p>-7</text:p>
          </table:table-cell>
          <table:table-cell table:formula="of:=IF([.J16]&gt;=0.55;IF([.J16]&gt;=0.7;IF([.J16]&gt;0.8;IF([.J16]&gt;0.9;10;15);18);24);&quot;to low&quot;) - [.E16]" office:value-type="float" office:value="-2" calcext:value-type="float">
            <text:p>-2</text:p>
          </table:table-cell>
          <table:table-cell table:formula="of:=IF([.K16]&gt;=0.55;IF([.K16]&gt;=0.7;IF([.K16]&gt;0.8;IF([.K16]&gt;0.9;10;15);18);24);&quot;to low&quot;) - [.F16]" office:value-type="float" office:value="0" calcext:value-type="float">
            <text:p>0</text:p>
          </table:table-cell>
          <table:table-cell table:formula="of:=IF([.L16]&gt;=0.55;IF([.L16]&gt;=0.7;IF([.L16]&gt;0.8;IF([.L16]&gt;0.9;10;15);18);24);&quot;to low&quot;) - [.G16]" office:value-type="float" office:value="3" calcext:value-type="float">
            <text:p>3</text:p>
          </table:table-cell>
          <table:table-cell/>
          <table:table-cell table:style-name="ce22" table:formula="of:=[.I16]/COM.MICROSOFT.SWITCH([.N16];[.$AD$42];[.$AE$42];[.$AD$43];[.$AE$43];[.$AD$44];[.$AE$44];[.$AD$45];[.$AE$45];[.$AD$46];[.$AE$46];[.$AD$47];[.$AE$47];[.$AD$48];[.$AE$48];[.$AD$49];[.$AE$49];[.$AD$50];[.$AE$50];[.$AD$51];[.$AE$51])" office:value-type="float" office:value="0.829545454545455" calcext:value-type="float">
            <text:p>0.83</text:p>
          </table:table-cell>
          <table:table-cell table:style-name="ce22" table:formula="of:=[.J16]/COM.MICROSOFT.SWITCH([.O16];[.$AD$42];[.$AE$42];[.$AD$43];[.$AE$43];[.$AD$44];[.$AE$44];[.$AD$45];[.$AE$45];[.$AD$46];[.$AE$46];[.$AD$47];[.$AE$47];[.$AD$48];[.$AE$48];[.$AD$49];[.$AE$49];[.$AD$50];[.$AE$50];[.$AD$51];[.$AE$51])" office:value-type="float" office:value="0.875" calcext:value-type="float">
            <text:p>0.88</text:p>
          </table:table-cell>
          <table:table-cell table:style-name="ce23" table:formula="of:=[.K16]/COM.MICROSOFT.SWITCH([.P16];[.$AD$42];[.$AE$42];[.$AD$43];[.$AE$43];[.$AD$44];[.$AE$44];[.$AD$45];[.$AE$45];[.$AD$46];[.$AE$46];[.$AD$47];[.$AE$47];[.$AD$48];[.$AE$48];[.$AD$49];[.$AE$49];[.$AD$50];[.$AE$50];[.$AD$51];[.$AE$51])" office:value-type="float" office:value="0.931818181818182" calcext:value-type="float">
            <text:p>0.93</text:p>
          </table:table-cell>
          <table:table-cell table:style-name="ce22" table:formula="of:=[.L16]/COM.MICROSOFT.SWITCH([.Q16];[.$AD$42];[.$AE$42];[.$AD$43];[.$AE$43];[.$AD$44];[.$AE$44];[.$AD$45];[.$AE$45];[.$AD$46];[.$AE$46];[.$AD$47];[.$AE$47];[.$AD$48];[.$AE$48];[.$AD$49];[.$AE$49];[.$AD$50];[.$AE$50];[.$AD$51];[.$AE$51])" office:value-type="float" office:value="0.795454545454546" calcext:value-type="float">
            <text:p>0.80</text:p>
          </table:table-cell>
          <table:table-cell/>
          <table:table-cell table:style-name="ce22" table:formula="of:=[.$AM16]*[.I16]" office:value-type="float" office:value="111.1425" calcext:value-type="float">
            <text:p>111.14</text:p>
          </table:table-cell>
          <table:table-cell table:style-name="ce22" table:formula="of:=[.$AM16]*[.J16]" office:value-type="float" office:value="117.2325" calcext:value-type="float">
            <text:p>117.23</text:p>
          </table:table-cell>
          <table:table-cell table:style-name="ce22" table:formula="of:=[.$AM16]*[.K16]" office:value-type="float" office:value="124.845" calcext:value-type="float">
            <text:p>124.85</text:p>
          </table:table-cell>
          <table:table-cell table:style-name="ce22" table:formula="of:=[.$AM16]*[.L16]" office:value-type="float" office:value="106.575" calcext:value-type="float">
            <text:p>106.58</text:p>
          </table:table-cell>
          <table:table-cell/>
          <table:table-cell table:style-name="ce27" office:value-type="float" office:value="152.25" calcext:value-type="float">
            <text:p>152.25</text:p>
          </table:table-cell>
          <table:table-cell table:style-name="ce5" office:value-type="string" calcext:value-type="string">
            <text:p>Front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Paused Back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7]/[.N17]" office:value-type="float" office:value="5" calcext:value-type="float">
            <text:p>5</text:p>
          </table:table-cell>
          <table:table-cell table:formula="of:=[.E17]/[.O17]" office:value-type="float" office:value="5" calcext:value-type="float">
            <text:p>5</text:p>
          </table:table-cell>
          <table:table-cell table:formula="of:=[.F17]/[.P17]" office:value-type="float" office:value="4" calcext:value-type="float">
            <text:p>4</text:p>
          </table:table-cell>
          <table:table-cell table:formula="of:=[.G17]/[.Q17]" office:value-type="float" office:value="4" calcext:value-type="float">
            <text:p>4</text:p>
          </table:table-cell>
          <table:table-cell/>
          <table:table-cell table:formula="of:=IF([.I17]&gt;=0.55;IF([.I17]&gt;=0.7;IF([.I17]&gt;0.8;IF([.I17]&gt;0.9;10;15);18);24);&quot;to low&quot;) - [.D17]" office:value-type="float" office:value="-12" calcext:value-type="float">
            <text:p>-12</text:p>
          </table:table-cell>
          <table:table-cell table:formula="of:=IF([.J17]&gt;=0.55;IF([.J17]&gt;=0.7;IF([.J17]&gt;0.8;IF([.J17]&gt;0.9;10;15);18);24);&quot;to low&quot;) - [.E17]" office:value-type="float" office:value="-7" calcext:value-type="float">
            <text:p>-7</text:p>
          </table:table-cell>
          <table:table-cell table:formula="of:=IF([.K17]&gt;=0.55;IF([.K17]&gt;=0.7;IF([.K17]&gt;0.8;IF([.K17]&gt;0.9;10;15);18);24);&quot;to low&quot;) - [.F17]" office:value-type="float" office:value="-5" calcext:value-type="float">
            <text:p>-5</text:p>
          </table:table-cell>
          <table:table-cell table:formula="of:=IF([.L17]&gt;=0.55;IF([.L17]&gt;=0.7;IF([.L17]&gt;0.8;IF([.L17]&gt;0.9;10;15);18);24);&quot;to low&quot;) - [.G17]" office:value-type="float" office:value="-2" calcext:value-type="float">
            <text:p>-2</text:p>
          </table:table-cell>
          <table:table-cell/>
          <table:table-cell table:style-name="ce22" table:formula="of:=[.I17]/COM.MICROSOFT.SWITCH([.N17];[.$AD$42];[.$AE$42];[.$AD$43];[.$AE$43];[.$AD$44];[.$AE$44];[.$AD$45];[.$AE$45];[.$AD$46];[.$AE$46];[.$AD$47];[.$AE$47];[.$AD$48];[.$AE$48];[.$AD$49];[.$AE$49];[.$AD$50];[.$AE$50];[.$AD$51];[.$AE$51])" office:value-type="float" office:value="0.872093023255814" calcext:value-type="float">
            <text:p>0.87</text:p>
          </table:table-cell>
          <table:table-cell table:style-name="ce22" table:formula="of:=[.J17]/COM.MICROSOFT.SWITCH([.O17];[.$AD$42];[.$AE$42];[.$AD$43];[.$AE$43];[.$AD$44];[.$AE$44];[.$AD$45];[.$AE$45];[.$AD$46];[.$AE$46];[.$AD$47];[.$AE$47];[.$AD$48];[.$AE$48];[.$AD$49];[.$AE$49];[.$AD$50];[.$AE$50];[.$AD$51];[.$AE$51])" office:value-type="float" office:value="0.909090909090909" calcext:value-type="float">
            <text:p>0.91</text:p>
          </table:table-cell>
          <table:table-cell table:style-name="ce23" table:formula="of:=[.K17]/COM.MICROSOFT.SWITCH([.P17];[.$AD$42];[.$AE$42];[.$AD$43];[.$AE$43];[.$AD$44];[.$AE$44];[.$AD$45];[.$AE$45];[.$AD$46];[.$AE$46];[.$AD$47];[.$AE$47];[.$AD$48];[.$AE$48];[.$AD$49];[.$AE$49];[.$AD$50];[.$AE$50];[.$AD$51];[.$AE$51])" office:value-type="float" office:value="0.965909090909091" calcext:value-type="float">
            <text:p>0.97</text:p>
          </table:table-cell>
          <table:table-cell table:style-name="ce22" table:formula="of:=[.L17]/COM.MICROSOFT.SWITCH([.Q17];[.$AD$42];[.$AE$42];[.$AD$43];[.$AE$43];[.$AD$44];[.$AE$44];[.$AD$45];[.$AE$45];[.$AD$46];[.$AE$46];[.$AD$47];[.$AE$47];[.$AD$48];[.$AE$48];[.$AD$49];[.$AE$49];[.$AD$50];[.$AE$50];[.$AD$51];[.$AE$51])" office:value-type="float" office:value="0.795454545454546" calcext:value-type="float">
            <text:p>0.80</text:p>
          </table:table-cell>
          <table:table-cell/>
          <table:table-cell table:style-name="ce22" table:formula="of:=[.$AM17]*[.I17]" office:value-type="float" office:value="97.5" calcext:value-type="float">
            <text:p>97.50</text:p>
          </table:table-cell>
          <table:table-cell table:style-name="ce22" table:formula="of:=[.$AM17]*[.J17]" office:value-type="float" office:value="104" calcext:value-type="float">
            <text:p>104.00</text:p>
          </table:table-cell>
          <table:table-cell table:style-name="ce22" table:formula="of:=[.$AM17]*[.K17]" office:value-type="float" office:value="110.5" calcext:value-type="float">
            <text:p>110.50</text:p>
          </table:table-cell>
          <table:table-cell table:style-name="ce22" table:formula="of:=[.$AM17]*[.L17]" office:value-type="float" office:value="91" calcext:value-type="float">
            <text:p>91.00</text:p>
          </table:table-cell>
          <table:table-cell/>
          <table:table-cell table:style-name="ce27" office:value-type="float" office:value="130" calcext:value-type="float">
            <text:p>130</text:p>
          </table:table-cell>
          <table:table-cell table:style-name="ce32" office:value-type="string" calcext:value-type="string">
            <text:p>Paused Back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table:formula="of:=[.D18]/[.N18]" office:value-type="float" office:value="6" calcext:value-type="float">
            <text:p>6</text:p>
          </table:table-cell>
          <table:table-cell table:formula="of:=[.E18]/[.O18]" office:value-type="float" office:value="5" calcext:value-type="float">
            <text:p>5</text:p>
          </table:table-cell>
          <table:table-cell table:formula="of:=[.F18]/[.P18]" office:value-type="float" office:value="4" calcext:value-type="float">
            <text:p>4</text:p>
          </table:table-cell>
          <table:table-cell table:formula="of:=[.G18]/[.Q18]" office:value-type="float" office:value="4" calcext:value-type="float">
            <text:p>4</text:p>
          </table:table-cell>
          <table:table-cell/>
          <table:table-cell table:formula="of:=IF([.I18]&gt;=0.55;IF([.I18]&gt;=0.7;IF([.I18]&gt;0.8;IF([.I18]&gt;0.9;10;15);18);24);&quot;to low&quot;) - [.D18]" office:value-type="float" office:value="-6" calcext:value-type="float">
            <text:p>-6</text:p>
          </table:table-cell>
          <table:table-cell table:formula="of:=IF([.J18]&gt;=0.55;IF([.J18]&gt;=0.7;IF([.J18]&gt;0.8;IF([.J18]&gt;0.9;10;15);18);24);&quot;to low&quot;) - [.E18]" office:value-type="float" office:value="-2" calcext:value-type="float">
            <text:p>-2</text:p>
          </table:table-cell>
          <table:table-cell table:formula="of:=IF([.K18]&gt;=0.55;IF([.K18]&gt;=0.7;IF([.K18]&gt;0.8;IF([.K18]&gt;0.9;10;15);18);24);&quot;to low&quot;) - [.F18]" office:value-type="float" office:value="-1" calcext:value-type="float">
            <text:p>-1</text:p>
          </table:table-cell>
          <table:table-cell table:formula="of:=IF([.L18]&gt;=0.55;IF([.L18]&gt;=0.7;IF([.L18]&gt;0.8;IF([.L18]&gt;0.9;10;15);18);24);&quot;to low&quot;) - [.G18]" office:value-type="float" office:value="2" calcext:value-type="float">
            <text:p>2</text:p>
          </table:table-cell>
          <table:table-cell/>
          <table:table-cell table:style-name="ce22" table:formula="of:=[.I18]/COM.MICROSOFT.SWITCH([.N18];[.$AD$42];[.$AE$42];[.$AD$43];[.$AE$43];[.$AD$44];[.$AE$44];[.$AD$45];[.$AE$45];[.$AD$46];[.$AE$46];[.$AD$47];[.$AE$47];[.$AD$48];[.$AE$48];[.$AD$49];[.$AE$49];[.$AD$50];[.$AE$50];[.$AD$51];[.$AE$51])" office:value-type="float" office:value="0.833333333333333" calcext:value-type="float">
            <text:p>0.83</text:p>
          </table:table-cell>
          <table:table-cell table:style-name="ce22" table:formula="of:=[.J18]/COM.MICROSOFT.SWITCH([.O18];[.$AD$42];[.$AE$42];[.$AD$43];[.$AE$43];[.$AD$44];[.$AE$44];[.$AD$45];[.$AE$45];[.$AD$46];[.$AE$46];[.$AD$47];[.$AE$47];[.$AD$48];[.$AE$48];[.$AD$49];[.$AE$49];[.$AD$50];[.$AE$50];[.$AD$51];[.$AE$51])" office:value-type="float" office:value="0.888888888888889" calcext:value-type="float">
            <text:p>0.89</text:p>
          </table:table-cell>
          <table:table-cell table:style-name="ce22" table:formula="of:=[.K18]/COM.MICROSOFT.SWITCH([.P18];[.$AD$42];[.$AE$42];[.$AD$43];[.$AE$43];[.$AD$44];[.$AE$44];[.$AD$45];[.$AE$45];[.$AD$46];[.$AE$46];[.$AD$47];[.$AE$47];[.$AD$48];[.$AE$48];[.$AD$49];[.$AE$49];[.$AD$50];[.$AE$50];[.$AD$51];[.$AE$51])" office:value-type="float" office:value="0.944444444444444" calcext:value-type="float">
            <text:p>0.94</text:p>
          </table:table-cell>
          <table:table-cell table:style-name="ce22" table:formula="of:=[.L18]/COM.MICROSOFT.SWITCH([.Q18];[.$AD$42];[.$AE$42];[.$AD$43];[.$AE$43];[.$AD$44];[.$AE$44];[.$AD$45];[.$AE$45];[.$AD$46];[.$AE$46];[.$AD$47];[.$AE$47];[.$AD$48];[.$AE$48];[.$AD$49];[.$AE$49];[.$AD$50];[.$AE$50];[.$AD$51];[.$AE$51])" office:value-type="float" office:value="0.777777777777778" calcext:value-type="float">
            <text:p>0.78</text:p>
          </table:table-cell>
          <table:table-cell/>
          <table:table-cell table:style-name="ce22" table:formula="of:=[.$AM18]*[.I18]" office:value-type="float" office:value="99.375" calcext:value-type="float">
            <text:p>99.38</text:p>
          </table:table-cell>
          <table:table-cell table:style-name="ce22" table:formula="of:=[.$AM18]*[.J18]" office:value-type="float" office:value="106" calcext:value-type="float">
            <text:p>106.00</text:p>
          </table:table-cell>
          <table:table-cell table:style-name="ce22" table:formula="of:=[.$AM18]*[.K18]" office:value-type="float" office:value="112.625" calcext:value-type="float">
            <text:p>112.63</text:p>
          </table:table-cell>
          <table:table-cell table:style-name="ce22" table:formula="of:=[.$AM18]*[.L18]" office:value-type="float" office:value="92.75" calcext:value-type="float">
            <text:p>92.75</text:p>
          </table:table-cell>
          <table:table-cell/>
          <table:table-cell table:style-name="ce27" office:value-type="float" office:value="132.5" calcext:value-type="float">
            <text:p>132.5</text:p>
          </table:table-cell>
          <table:table-cell table:style-name="ce33" office:value-type="string" calcext:value-type="string">
            <text:p>Paused Frontsquat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11"/>
          <table:table-cell table:style-name="ce20"/>
          <table:table-cell table:number-columns-repeated="13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 office:value-type="string" calcext:value-type="string">
            <text:p>in mirror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 3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0]/[.N20]" office:value-type="float" office:value="4" calcext:value-type="float">
            <text:p>4</text:p>
          </table:table-cell>
          <table:table-cell table:formula="of:=[.E20]/[.O20]" office:value-type="float" office:value="5" calcext:value-type="float">
            <text:p>5</text:p>
          </table:table-cell>
          <table:table-cell table:formula="of:=[.F20]/[.P20]" office:value-type="float" office:value="3" calcext:value-type="float">
            <text:p>3</text:p>
          </table:table-cell>
          <table:table-cell table:formula="of:=[.G20]/[.Q20]" office:value-type="float" office:value="2" calcext:value-type="float">
            <text:p>2</text:p>
          </table:table-cell>
          <table:table-cell/>
          <table:table-cell table:style-name="ce21" table:formula="of:=IF([.I20]&gt;=0.55;IF([.I20]&gt;=0.7;IF([.I20]&gt;0.8;IF([.I20]&gt;0.9;10;15);18);24);&quot;to low&quot;) - [.D20]" office:value-type="float" office:value="6" calcext:value-type="float">
            <text:p>6</text:p>
          </table:table-cell>
          <table:table-cell table:style-name="ce21" table:formula="of:=IF([.J20]&gt;=0.55;IF([.J20]&gt;=0.7;IF([.J20]&gt;0.8;IF([.J20]&gt;0.9;10;15);18);24);&quot;to low&quot;) - [.E20]" office:value-type="float" office:value="0" calcext:value-type="float">
            <text:p>0</text:p>
          </table:table-cell>
          <table:table-cell table:style-name="ce21" table:formula="of:=IF([.K20]&gt;=0.55;IF([.K20]&gt;=0.7;IF([.K20]&gt;0.8;IF([.K20]&gt;0.9;10;15);18);24);&quot;to low&quot;) - [.F20]" office:value-type="float" office:value="9" calcext:value-type="float">
            <text:p>9</text:p>
          </table:table-cell>
          <table:table-cell table:style-name="ce21" table:formula="of:=IF([.L20]&gt;=0.55;IF([.L20]&gt;=0.7;IF([.L20]&gt;0.8;IF([.L20]&gt;0.9;10;15);18);24);&quot;to low&quot;) - [.G20]" office:value-type="float" office:value="9" calcext:value-type="float">
            <text:p>9</text:p>
          </table:table-cell>
          <table:table-cell/>
          <table:table-cell table:style-name="ce22" table:formula="of:=[.I20]/COM.MICROSOFT.SWITCH([.N20];[.$AD$42];[.$AE$42];[.$AD$43];[.$AE$43];[.$AD$44];[.$AE$44];[.$AD$45];[.$AE$45];[.$AD$46];[.$AE$46];[.$AD$47];[.$AE$47];[.$AD$48];[.$AE$48];[.$AD$49];[.$AE$49];[.$AD$50];[.$AE$50];[.$AD$51];[.$AE$51])" office:value-type="float" office:value="0.827956989247312" calcext:value-type="float">
            <text:p>0.83</text:p>
          </table:table-cell>
          <table:table-cell table:style-name="ce22" table:formula="of:=[.J20]/COM.MICROSOFT.SWITCH([.O20];[.$AD$42];[.$AE$42];[.$AD$43];[.$AE$43];[.$AD$44];[.$AE$44];[.$AD$45];[.$AE$45];[.$AD$46];[.$AE$46];[.$AD$47];[.$AE$47];[.$AD$48];[.$AE$48];[.$AD$49];[.$AE$49];[.$AD$50];[.$AE$50];[.$AD$51];[.$AE$51])" office:value-type="float" office:value="0.870967741935484" calcext:value-type="float">
            <text:p>0.87</text:p>
          </table:table-cell>
          <table:table-cell table:style-name="ce22" table:formula="of:=[.K20]/COM.MICROSOFT.SWITCH([.P20];[.$AD$42];[.$AE$42];[.$AD$43];[.$AE$43];[.$AD$44];[.$AE$44];[.$AD$45];[.$AE$45];[.$AD$46];[.$AE$46];[.$AD$47];[.$AE$47];[.$AD$48];[.$AE$48];[.$AD$49];[.$AE$49];[.$AD$50];[.$AE$50];[.$AD$51];[.$AE$51])" office:value-type="float" office:value="0.795698924731183" calcext:value-type="float">
            <text:p>0.80</text:p>
          </table:table-cell>
          <table:table-cell table:style-name="ce23" table:formula="of:=[.L20]/COM.MICROSOFT.SWITCH([.Q20];[.$AD$42];[.$AE$42];[.$AD$43];[.$AE$43];[.$AD$44];[.$AE$44];[.$AD$45];[.$AE$45];[.$AD$46];[.$AE$46];[.$AD$47];[.$AE$47];[.$AD$48];[.$AE$48];[.$AD$49];[.$AE$49];[.$AD$50];[.$AE$50];[.$AD$51];[.$AE$51])" office:value-type="float" office:value="0.956989247311828" calcext:value-type="float">
            <text:p>0.96</text:p>
          </table:table-cell>
          <table:table-cell/>
          <table:table-cell table:style-name="ce22" table:formula="of:=[.$AM20]*[.I20]" office:value-type="float" office:value="90.09" calcext:value-type="float">
            <text:p>90.09</text:p>
          </table:table-cell>
          <table:table-cell table:style-name="ce22" table:formula="of:=[.$AM20]*[.J20]" office:value-type="float" office:value="94.77" calcext:value-type="float">
            <text:p>94.77</text:p>
          </table:table-cell>
          <table:table-cell table:style-name="ce22" table:formula="of:=[.$AM20]*[.K20]" office:value-type="float" office:value="86.58" calcext:value-type="float">
            <text:p>86.58</text:p>
          </table:table-cell>
          <table:table-cell table:style-name="ce22" table:formula="of:=[.$AM20]*[.L20]" office:value-type="float" office:value="104.13" calcext:value-type="float">
            <text:p>104.13</text:p>
          </table:table-cell>
          <table:table-cell/>
          <table:table-cell table:style-name="ce27" table:formula="of:=0.9*[.AM21]" office:value-type="float" office:value="117" calcext:value-type="float">
            <text:p>117</text:p>
          </table:table-cell>
          <table:table-cell table:style-name="ce29" office:value-type="string" calcext:value-type="string">
            <text:p>Clean 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Clean 2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91" calcext:value-type="float">
            <text:p>0.91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6"/>
          <table:table-cell table:style-name="ce21" table:number-columns-repeated="4"/>
          <table:table-cell/>
          <table:table-cell table:style-name="ce22" table:formula="of:=[.I21]/COM.MICROSOFT.SWITCH([.N21];[.$AD$42];[.$AE$42];[.$AD$43];[.$AE$43];[.$AD$44];[.$AE$44];[.$AD$45];[.$AE$45];[.$AD$46];[.$AE$46];[.$AD$47];[.$AE$47];[.$AD$48];[.$AE$48];[.$AD$49];[.$AE$49];[.$AD$50];[.$AE$50];[.$AD$51];[.$AE$51])" office:value-type="float" office:value="0.822916666666667" calcext:value-type="float">
            <text:p>0.82</text:p>
          </table:table-cell>
          <table:table-cell table:style-name="ce22" table:formula="of:=[.J21]/COM.MICROSOFT.SWITCH([.O21];[.$AD$42];[.$AE$42];[.$AD$43];[.$AE$43];[.$AD$44];[.$AE$44];[.$AD$45];[.$AE$45];[.$AD$46];[.$AE$46];[.$AD$47];[.$AE$47];[.$AD$48];[.$AE$48];[.$AD$49];[.$AE$49];[.$AD$50];[.$AE$50];[.$AD$51];[.$AE$51])" office:value-type="float" office:value="0.864583333333333" calcext:value-type="float">
            <text:p>0.86</text:p>
          </table:table-cell>
          <table:table-cell table:style-name="ce22" table:formula="of:=[.K21]/COM.MICROSOFT.SWITCH([.P21];[.$AD$42];[.$AE$42];[.$AD$43];[.$AE$43];[.$AD$44];[.$AE$44];[.$AD$45];[.$AE$45];[.$AD$46];[.$AE$46];[.$AD$47];[.$AE$47];[.$AD$48];[.$AE$48];[.$AD$49];[.$AE$49];[.$AD$50];[.$AE$50];[.$AD$51];[.$AE$51])" office:value-type="float" office:value="0.791666666666667" calcext:value-type="float">
            <text:p>0.79</text:p>
          </table:table-cell>
          <table:table-cell table:style-name="ce23" table:formula="of:=[.L21]/COM.MICROSOFT.SWITCH([.Q21];[.$AD$42];[.$AE$42];[.$AD$43];[.$AE$43];[.$AD$44];[.$AE$44];[.$AD$45];[.$AE$45];[.$AD$46];[.$AE$46];[.$AD$47];[.$AE$47];[.$AD$48];[.$AE$48];[.$AD$49];[.$AE$49];[.$AD$50];[.$AE$50];[.$AD$51];[.$AE$51])" office:value-type="float" office:value="0.947916666666667" calcext:value-type="float">
            <text:p>0.95</text:p>
          </table:table-cell>
          <table:table-cell/>
          <table:table-cell table:style-name="ce22" table:formula="of:=[.$AM21]*[.I21]" office:value-type="float" office:value="102.7" calcext:value-type="float">
            <text:p>102.70</text:p>
          </table:table-cell>
          <table:table-cell table:style-name="ce22" table:formula="of:=[.$AM21]*[.J21]" office:value-type="float" office:value="107.9" calcext:value-type="float">
            <text:p>107.90</text:p>
          </table:table-cell>
          <table:table-cell table:style-name="ce22" table:formula="of:=[.$AM21]*[.K21]" office:value-type="float" office:value="98.8" calcext:value-type="float">
            <text:p>98.80</text:p>
          </table:table-cell>
          <table:table-cell table:style-name="ce22" table:formula="of:=[.$AM21]*[.L21]" office:value-type="float" office:value="118.3" calcext:value-type="float">
            <text:p>118.30</text:p>
          </table:table-cell>
          <table:table-cell/>
          <table:table-cell table:style-name="ce27" office:value-type="float" office:value="130" calcext:value-type="float">
            <text:p>130</text:p>
          </table:table-cell>
          <table:table-cell table:style-name="ce29" office:value-type="string" calcext:value-type="string">
            <text:p>Clean 1 RM</text:p>
          </table:table-cell>
          <table:table-cell table:number-columns-repeated="984"/>
        </table:table-row>
        <table:table-row table:style-name="ro1">
          <table:table-cell table:number-columns-repeated="14"/>
          <table:table-cell table:style-name="ce20"/>
          <table:table-cell table:number-columns-repeated="8"/>
          <table:table-cell table:style-name="ce21" table:number-columns-repeated="4"/>
          <table:table-cell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 office:value-type="string" calcext:value-type="string">
            <text:p>in mirror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Snatch 3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3]/[.N23]" office:value-type="float" office:value="4" calcext:value-type="float">
            <text:p>4</text:p>
          </table:table-cell>
          <table:table-cell table:formula="of:=[.E23]/[.O23]" office:value-type="float" office:value="5" calcext:value-type="float">
            <text:p>5</text:p>
          </table:table-cell>
          <table:table-cell table:formula="of:=[.F23]/[.P23]" office:value-type="float" office:value="3" calcext:value-type="float">
            <text:p>3</text:p>
          </table:table-cell>
          <table:table-cell table:formula="of:=[.G23]/[.Q23]" office:value-type="float" office:value="2" calcext:value-type="float">
            <text:p>2</text:p>
          </table:table-cell>
          <table:table-cell/>
          <table:table-cell table:style-name="ce21" table:formula="of:=IF([.I23]&gt;=0.55;IF([.I23]&gt;=0.7;IF([.I23]&gt;0.8;IF([.I23]&gt;0.9;10;15);18);24);&quot;to low&quot;) - [.D23]" office:value-type="float" office:value="6" calcext:value-type="float">
            <text:p>6</text:p>
          </table:table-cell>
          <table:table-cell table:style-name="ce21" table:formula="of:=IF([.J23]&gt;=0.55;IF([.J23]&gt;=0.7;IF([.J23]&gt;0.8;IF([.J23]&gt;0.9;10;15);18);24);&quot;to low&quot;) - [.E23]" office:value-type="float" office:value="0" calcext:value-type="float">
            <text:p>0</text:p>
          </table:table-cell>
          <table:table-cell table:style-name="ce21" table:formula="of:=IF([.K23]&gt;=0.55;IF([.K23]&gt;=0.7;IF([.K23]&gt;0.8;IF([.K23]&gt;0.9;10;15);18);24);&quot;to low&quot;) - [.F23]" office:value-type="float" office:value="9" calcext:value-type="float">
            <text:p>9</text:p>
          </table:table-cell>
          <table:table-cell table:style-name="ce21" table:formula="of:=IF([.L23]&gt;=0.55;IF([.L23]&gt;=0.7;IF([.L23]&gt;0.8;IF([.L23]&gt;0.9;10;15);18);24);&quot;to low&quot;) - [.G23]" office:value-type="float" office:value="9" calcext:value-type="float">
            <text:p>9</text:p>
          </table:table-cell>
          <table:table-cell/>
          <table:table-cell table:style-name="ce22" table:formula="of:=[.I23]/COM.MICROSOFT.SWITCH([.N23];[.$AD$42];[.$AE$42];[.$AD$43];[.$AE$43];[.$AD$44];[.$AE$44];[.$AD$45];[.$AE$45];[.$AD$46];[.$AE$46];[.$AD$47];[.$AE$47];[.$AD$48];[.$AE$48];[.$AD$49];[.$AE$49];[.$AD$50];[.$AE$50];[.$AD$51];[.$AE$51])" office:value-type="float" office:value="0.827956989247312" calcext:value-type="float">
            <text:p>0.83</text:p>
          </table:table-cell>
          <table:table-cell table:style-name="ce22" table:formula="of:=[.J23]/COM.MICROSOFT.SWITCH([.O23];[.$AD$42];[.$AE$42];[.$AD$43];[.$AE$43];[.$AD$44];[.$AE$44];[.$AD$45];[.$AE$45];[.$AD$46];[.$AE$46];[.$AD$47];[.$AE$47];[.$AD$48];[.$AE$48];[.$AD$49];[.$AE$49];[.$AD$50];[.$AE$50];[.$AD$51];[.$AE$51])" office:value-type="float" office:value="0.870967741935484" calcext:value-type="float">
            <text:p>0.87</text:p>
          </table:table-cell>
          <table:table-cell table:style-name="ce22" table:formula="of:=[.K23]/COM.MICROSOFT.SWITCH([.P23];[.$AD$42];[.$AE$42];[.$AD$43];[.$AE$43];[.$AD$44];[.$AE$44];[.$AD$45];[.$AE$45];[.$AD$46];[.$AE$46];[.$AD$47];[.$AE$47];[.$AD$48];[.$AE$48];[.$AD$49];[.$AE$49];[.$AD$50];[.$AE$50];[.$AD$51];[.$AE$51])" office:value-type="float" office:value="0.795698924731183" calcext:value-type="float">
            <text:p>0.80</text:p>
          </table:table-cell>
          <table:table-cell table:style-name="ce23" table:formula="of:=[.L23]/COM.MICROSOFT.SWITCH([.Q23];[.$AD$42];[.$AE$42];[.$AD$43];[.$AE$43];[.$AD$44];[.$AE$44];[.$AD$45];[.$AE$45];[.$AD$46];[.$AE$46];[.$AD$47];[.$AE$47];[.$AD$48];[.$AE$48];[.$AD$49];[.$AE$49];[.$AD$50];[.$AE$50];[.$AD$51];[.$AE$51])" office:value-type="float" office:value="0.956989247311828" calcext:value-type="float">
            <text:p>0.96</text:p>
          </table:table-cell>
          <table:table-cell/>
          <table:table-cell table:style-name="ce22" table:formula="of:=[.$AM23]*[.I23]" office:value-type="float" office:value="68.607" calcext:value-type="float">
            <text:p>68.61</text:p>
          </table:table-cell>
          <table:table-cell table:style-name="ce22" table:formula="of:=[.$AM23]*[.J23]" office:value-type="float" office:value="72.171" calcext:value-type="float">
            <text:p>72.17</text:p>
          </table:table-cell>
          <table:table-cell table:style-name="ce22" table:formula="of:=[.$AM23]*[.K23]" office:value-type="float" office:value="65.934" calcext:value-type="float">
            <text:p>65.93</text:p>
          </table:table-cell>
          <table:table-cell table:style-name="ce22" table:formula="of:=[.$AM23]*[.L23]" office:value-type="float" office:value="79.299" calcext:value-type="float">
            <text:p>79.30</text:p>
          </table:table-cell>
          <table:table-cell/>
          <table:table-cell table:style-name="ce27" table:formula="of:=0.9*[.AM24]" office:value-type="float" office:value="89.1" calcext:value-type="float">
            <text:p>89.1</text:p>
          </table:table-cell>
          <table:table-cell table:style-name="ce29" office:value-type="string" calcext:value-type="string">
            <text:p>Snatch 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Snatch 2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91" calcext:value-type="float">
            <text:p>0.91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11"/>
          <table:table-cell table:style-name="ce22" table:formula="of:=[.I24]/COM.MICROSOFT.SWITCH([.N24];[.$AD$42];[.$AE$42];[.$AD$43];[.$AE$43];[.$AD$44];[.$AE$44];[.$AD$45];[.$AE$45];[.$AD$46];[.$AE$46];[.$AD$47];[.$AE$47];[.$AD$48];[.$AE$48];[.$AD$49];[.$AE$49];[.$AD$50];[.$AE$50];[.$AD$51];[.$AE$51])" office:value-type="float" office:value="0.822916666666667" calcext:value-type="float">
            <text:p>0.82</text:p>
          </table:table-cell>
          <table:table-cell table:style-name="ce22" table:formula="of:=[.J24]/COM.MICROSOFT.SWITCH([.O24];[.$AD$42];[.$AE$42];[.$AD$43];[.$AE$43];[.$AD$44];[.$AE$44];[.$AD$45];[.$AE$45];[.$AD$46];[.$AE$46];[.$AD$47];[.$AE$47];[.$AD$48];[.$AE$48];[.$AD$49];[.$AE$49];[.$AD$50];[.$AE$50];[.$AD$51];[.$AE$51])" office:value-type="float" office:value="0.864583333333333" calcext:value-type="float">
            <text:p>0.86</text:p>
          </table:table-cell>
          <table:table-cell table:style-name="ce22" table:formula="of:=[.K24]/COM.MICROSOFT.SWITCH([.P24];[.$AD$42];[.$AE$42];[.$AD$43];[.$AE$43];[.$AD$44];[.$AE$44];[.$AD$45];[.$AE$45];[.$AD$46];[.$AE$46];[.$AD$47];[.$AE$47];[.$AD$48];[.$AE$48];[.$AD$49];[.$AE$49];[.$AD$50];[.$AE$50];[.$AD$51];[.$AE$51])" office:value-type="float" office:value="0.791666666666667" calcext:value-type="float">
            <text:p>0.79</text:p>
          </table:table-cell>
          <table:table-cell table:style-name="ce23" table:formula="of:=[.L24]/COM.MICROSOFT.SWITCH([.Q24];[.$AD$42];[.$AE$42];[.$AD$43];[.$AE$43];[.$AD$44];[.$AE$44];[.$AD$45];[.$AE$45];[.$AD$46];[.$AE$46];[.$AD$47];[.$AE$47];[.$AD$48];[.$AE$48];[.$AD$49];[.$AE$49];[.$AD$50];[.$AE$50];[.$AD$51];[.$AE$51])" office:value-type="float" office:value="0.947916666666667" calcext:value-type="float">
            <text:p>0.95</text:p>
          </table:table-cell>
          <table:table-cell/>
          <table:table-cell table:style-name="ce22" table:formula="of:=[.$AM24]*[.I24]" office:value-type="float" office:value="78.21" calcext:value-type="float">
            <text:p>78.21</text:p>
          </table:table-cell>
          <table:table-cell table:style-name="ce22" table:formula="of:=[.$AM24]*[.J24]" office:value-type="float" office:value="82.17" calcext:value-type="float">
            <text:p>82.17</text:p>
          </table:table-cell>
          <table:table-cell table:style-name="ce22" table:formula="of:=[.$AM24]*[.K24]" office:value-type="float" office:value="75.24" calcext:value-type="float">
            <text:p>75.24</text:p>
          </table:table-cell>
          <table:table-cell table:style-name="ce22" table:formula="of:=[.$AM24]*[.L24]" office:value-type="float" office:value="90.09" calcext:value-type="float">
            <text:p>90.0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Snatch 1RM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3" office:value-type="string" calcext:value-type="string">
            <text:p>CG Deficit Deadlif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27]/[.N27]" office:value-type="float" office:value="3" calcext:value-type="float">
            <text:p>3</text:p>
          </table:table-cell>
          <table:table-cell table:formula="of:=[.E27]/[.O27]" office:value-type="float" office:value="3" calcext:value-type="float">
            <text:p>3</text:p>
          </table:table-cell>
          <table:table-cell table:formula="of:=[.F27]/[.P27]" office:value-type="float" office:value="3" calcext:value-type="float">
            <text:p>3</text:p>
          </table:table-cell>
          <table:table-cell table:formula="of:=[.G27]/[.Q27]" office:value-type="float" office:value="3" calcext:value-type="float">
            <text:p>3</text:p>
          </table:table-cell>
          <table:table-cell/>
          <table:table-cell table:formula="of:=IF([.I27]&gt;=0.55;IF([.I27]&gt;=0.7;IF([.I27]&gt;0.8;IF([.I27]&gt;0.9;10;15);18);24);&quot;to low&quot;) - [.D27]" office:value-type="float" office:value="-6" calcext:value-type="float">
            <text:p>-6</text:p>
          </table:table-cell>
          <table:table-cell table:formula="of:=IF([.J27]&gt;=0.55;IF([.J27]&gt;=0.7;IF([.J27]&gt;0.8;IF([.J27]&gt;0.9;10;15);18);24);&quot;to low&quot;) - [.E27]" office:value-type="float" office:value="-6" calcext:value-type="float">
            <text:p>-6</text:p>
          </table:table-cell>
          <table:table-cell table:formula="of:=IF([.K27]&gt;=0.55;IF([.K27]&gt;=0.7;IF([.K27]&gt;0.8;IF([.K27]&gt;0.9;10;15);18);24);&quot;to low&quot;) - [.F27]" office:value-type="float" office:value="-6" calcext:value-type="float">
            <text:p>-6</text:p>
          </table:table-cell>
          <table:table-cell table:formula="of:=IF([.L27]&gt;=0.55;IF([.L27]&gt;=0.7;IF([.L27]&gt;0.8;IF([.L27]&gt;0.9;10;15);18);24);&quot;to low&quot;) - [.G27]" office:value-type="float" office:value="-6" calcext:value-type="float">
            <text:p>-6</text:p>
          </table:table-cell>
          <table:table-cell/>
          <table:table-cell table:style-name="ce22" table:formula="of:=[.I27]/COM.MICROSOFT.SWITCH([.N27];[.$AD$42];[.$AE$42];[.$AD$43];[.$AE$43];[.$AD$44];[.$AE$44];[.$AD$45];[.$AE$45];[.$AD$46];[.$AE$46];[.$AD$47];[.$AE$47];[.$AD$48];[.$AE$48];[.$AD$49];[.$AE$49];[.$AD$50];[.$AE$50];[.$AD$51];[.$AE$51])" office:value-type="float" office:value="0.779220779220779" calcext:value-type="float">
            <text:p>0.78</text:p>
          </table:table-cell>
          <table:table-cell table:style-name="ce22" table:formula="of:=[.J27]/COM.MICROSOFT.SWITCH([.O27];[.$AD$42];[.$AE$42];[.$AD$43];[.$AE$43];[.$AD$44];[.$AE$44];[.$AD$45];[.$AE$45];[.$AD$46];[.$AE$46];[.$AD$47];[.$AE$47];[.$AD$48];[.$AE$48];[.$AD$49];[.$AE$49];[.$AD$50];[.$AE$50];[.$AD$51];[.$AE$51])" office:value-type="float" office:value="0.779220779220779" calcext:value-type="float">
            <text:p>0.78</text:p>
          </table:table-cell>
          <table:table-cell table:style-name="ce22" table:formula="of:=[.K27]/COM.MICROSOFT.SWITCH([.P27];[.$AD$42];[.$AE$42];[.$AD$43];[.$AE$43];[.$AD$44];[.$AE$44];[.$AD$45];[.$AE$45];[.$AD$46];[.$AE$46];[.$AD$47];[.$AE$47];[.$AD$48];[.$AE$48];[.$AD$49];[.$AE$49];[.$AD$50];[.$AE$50];[.$AD$51];[.$AE$51])" office:value-type="float" office:value="0.779220779220779" calcext:value-type="float">
            <text:p>0.78</text:p>
          </table:table-cell>
          <table:table-cell table:style-name="ce22" table:formula="of:=[.L27]/COM.MICROSOFT.SWITCH([.Q27];[.$AD$42];[.$AE$42];[.$AD$43];[.$AE$43];[.$AD$44];[.$AE$44];[.$AD$45];[.$AE$45];[.$AD$46];[.$AE$46];[.$AD$47];[.$AE$47];[.$AD$48];[.$AE$48];[.$AD$49];[.$AE$49];[.$AD$50];[.$AE$50];[.$AD$51];[.$AE$51])" office:value-type="float" office:value="0.779220779220779" calcext:value-type="float">
            <text:p>0.78</text:p>
          </table:table-cell>
          <table:table-cell/>
          <table:table-cell table:style-name="ce22" table:formula="of:=[.$AM27]*[.I27]" office:value-type="float" office:value="105" calcext:value-type="float">
            <text:p>105.00</text:p>
          </table:table-cell>
          <table:table-cell table:style-name="ce22" table:formula="of:=[.$AM27]*[.J27]" office:value-type="float" office:value="105" calcext:value-type="float">
            <text:p>105.00</text:p>
          </table:table-cell>
          <table:table-cell table:style-name="ce22" table:formula="of:=[.$AM27]*[.K27]" office:value-type="float" office:value="105" calcext:value-type="float">
            <text:p>105.00</text:p>
          </table:table-cell>
          <table:table-cell table:style-name="ce22" table:formula="of:=[.$AM27]*[.L27]" office:value-type="float" office:value="105" calcext:value-type="float">
            <text:p>105.00</text:p>
          </table:table-cell>
          <table:table-cell/>
          <table:table-cell table:style-name="ce27" office:value-type="float" office:value="175" calcext:value-type="float">
            <text:p>175</text:p>
          </table:table-cell>
          <table:table-cell table:style-name="ce4" office:value-type="string" calcext:value-type="string">
            <text:p>CG Deficit Deadlift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3" office:value-type="string" calcext:value-type="string">
            <text:p>Clean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0]/[.N30]" office:value-type="float" office:value="4" calcext:value-type="float">
            <text:p>4</text:p>
          </table:table-cell>
          <table:table-cell table:formula="of:=[.E30]/[.O30]" office:value-type="float" office:value="4" calcext:value-type="float">
            <text:p>4</text:p>
          </table:table-cell>
          <table:table-cell table:formula="of:=[.F30]/[.P30]" office:value-type="float" office:value="3" calcext:value-type="float">
            <text:p>3</text:p>
          </table:table-cell>
          <table:table-cell table:formula="of:=[.G30]/[.Q30]" office:value-type="float" office:value="2" calcext:value-type="float">
            <text:p>2</text:p>
          </table:table-cell>
          <table:table-cell/>
          <table:table-cell table:formula="of:=IF([.I30]&gt;=0.55;IF([.I30]&gt;=0.7;IF([.I30]&gt;0.8;IF([.I30]&gt;0.9;10;15);18);24);&quot;to low&quot;) - [.D30]" office:value-type="float" office:value="-2" calcext:value-type="float">
            <text:p>-2</text:p>
          </table:table-cell>
          <table:table-cell table:formula="of:=IF([.J30]&gt;=0.55;IF([.J30]&gt;=0.7;IF([.J30]&gt;0.8;IF([.J30]&gt;0.9;10;15);18);24);&quot;to low&quot;) - [.E30]" office:value-type="float" office:value="2" calcext:value-type="float">
            <text:p>2</text:p>
          </table:table-cell>
          <table:table-cell table:formula="of:=IF([.K30]&gt;=0.55;IF([.K30]&gt;=0.7;IF([.K30]&gt;0.8;IF([.K30]&gt;0.9;10;15);18);24);&quot;to low&quot;) - [.F30]" office:value-type="float" office:value="6" calcext:value-type="float">
            <text:p>6</text:p>
          </table:table-cell>
          <table:table-cell table:formula="of:=IF([.L30]&gt;=0.55;IF([.L30]&gt;=0.7;IF([.L30]&gt;0.8;IF([.L30]&gt;0.9;10;15);18);24);&quot;to low&quot;) - [.G30]" office:value-type="float" office:value="10" calcext:value-type="float">
            <text:p>10</text:p>
          </table:table-cell>
          <table:table-cell/>
          <table:table-cell table:style-name="ce22" table:formula="of:=[.I30]/COM.MICROSOFT.SWITCH([.N30];[.$AD$42];[.$AE$42];[.$AD$43];[.$AE$43];[.$AD$44];[.$AE$44];[.$AD$45];[.$AE$45];[.$AD$46];[.$AE$46];[.$AD$47];[.$AE$47];[.$AD$48];[.$AE$48];[.$AD$49];[.$AE$49];[.$AD$50];[.$AE$50];[.$AD$51];[.$AE$51])" office:value-type="float" office:value="0.795454545454546" calcext:value-type="float">
            <text:p>0.80</text:p>
          </table:table-cell>
          <table:table-cell table:style-name="ce22" table:formula="of:=[.J30]/COM.MICROSOFT.SWITCH([.O30];[.$AD$42];[.$AE$42];[.$AD$43];[.$AE$43];[.$AD$44];[.$AE$44];[.$AD$45];[.$AE$45];[.$AD$46];[.$AE$46];[.$AD$47];[.$AE$47];[.$AD$48];[.$AE$48];[.$AD$49];[.$AE$49];[.$AD$50];[.$AE$50];[.$AD$51];[.$AE$51])" office:value-type="float" office:value="0.811111111111111" calcext:value-type="float">
            <text:p>0.81</text:p>
          </table:table-cell>
          <table:table-cell table:style-name="ce22" table:formula="of:=[.K30]/COM.MICROSOFT.SWITCH([.P30];[.$AD$42];[.$AE$42];[.$AD$43];[.$AE$43];[.$AD$44];[.$AE$44];[.$AD$45];[.$AE$45];[.$AD$46];[.$AE$46];[.$AD$47];[.$AE$47];[.$AD$48];[.$AE$48];[.$AD$49];[.$AE$49];[.$AD$50];[.$AE$50];[.$AD$51];[.$AE$51])" office:value-type="float" office:value="0.855555555555556" calcext:value-type="float">
            <text:p>0.86</text:p>
          </table:table-cell>
          <table:table-cell table:style-name="ce22" table:formula="of:=[.L30]/COM.MICROSOFT.SWITCH([.Q30];[.$AD$42];[.$AE$42];[.$AD$43];[.$AE$43];[.$AD$44];[.$AE$44];[.$AD$45];[.$AE$45];[.$AD$46];[.$AE$46];[.$AD$47];[.$AE$47];[.$AD$48];[.$AE$48];[.$AD$49];[.$AE$49];[.$AD$50];[.$AE$50];[.$AD$51];[.$AE$51])" office:value-type="float" office:value="0.777777777777778" calcext:value-type="float">
            <text:p>0.78</text:p>
          </table:table-cell>
          <table:table-cell/>
          <table:table-cell table:style-name="ce22" table:formula="of:=[.$AM30]*[.I30]" office:value-type="float" office:value="89.25" calcext:value-type="float">
            <text:p>89.25</text:p>
          </table:table-cell>
          <table:table-cell table:style-name="ce22" table:formula="of:=[.$AM30]*[.J30]" office:value-type="float" office:value="93.075" calcext:value-type="float">
            <text:p>93.08</text:p>
          </table:table-cell>
          <table:table-cell table:style-name="ce22" table:formula="of:=[.$AM30]*[.K30]" office:value-type="float" office:value="98.175" calcext:value-type="float">
            <text:p>98.18</text:p>
          </table:table-cell>
          <table:table-cell table:style-name="ce22" table:formula="of:=[.$AM30]*[.L30]" office:value-type="float" office:value="89.25" calcext:value-type="float">
            <text:p>89.25</text:p>
          </table:table-cell>
          <table:table-cell/>
          <table:table-cell table:style-name="ce27" office:value-type="float" office:value="127.5" calcext:value-type="float">
            <text:p>127.5</text:p>
          </table:table-cell>
          <table:table-cell table:style-name="ce5" office:value-type="string" calcext:value-type="string">
            <text:p>Clean Combination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1]/[.N31]" office:value-type="float" office:value="4" calcext:value-type="float">
            <text:p>4</text:p>
          </table:table-cell>
          <table:table-cell table:formula="of:=[.E31]/[.O31]" office:value-type="float" office:value="4" calcext:value-type="float">
            <text:p>4</text:p>
          </table:table-cell>
          <table:table-cell table:formula="of:=[.F31]/[.P31]" office:value-type="float" office:value="3" calcext:value-type="float">
            <text:p>3</text:p>
          </table:table-cell>
          <table:table-cell table:formula="of:=[.G31]/[.Q31]" office:value-type="float" office:value="2" calcext:value-type="float">
            <text:p>2</text:p>
          </table:table-cell>
          <table:table-cell/>
          <table:table-cell table:formula="of:=IF([.I31]&gt;=0.55;IF([.I31]&gt;=0.7;IF([.I31]&gt;0.8;IF([.I31]&gt;0.9;10;15);18);24);&quot;to low&quot;) - [.D31]" office:value-type="float" office:value="-2" calcext:value-type="float">
            <text:p>-2</text:p>
          </table:table-cell>
          <table:table-cell table:formula="of:=IF([.J31]&gt;=0.55;IF([.J31]&gt;=0.7;IF([.J31]&gt;0.8;IF([.J31]&gt;0.9;10;15);18);24);&quot;to low&quot;) - [.E31]" office:value-type="float" office:value="2" calcext:value-type="float">
            <text:p>2</text:p>
          </table:table-cell>
          <table:table-cell table:formula="of:=IF([.K31]&gt;=0.55;IF([.K31]&gt;=0.7;IF([.K31]&gt;0.8;IF([.K31]&gt;0.9;10;15);18);24);&quot;to low&quot;) - [.F31]" office:value-type="float" office:value="6" calcext:value-type="float">
            <text:p>6</text:p>
          </table:table-cell>
          <table:table-cell table:formula="of:=IF([.L31]&gt;=0.55;IF([.L31]&gt;=0.7;IF([.L31]&gt;0.8;IF([.L31]&gt;0.9;10;15);18);24);&quot;to low&quot;) - [.G31]" office:value-type="float" office:value="10" calcext:value-type="float">
            <text:p>10</text:p>
          </table:table-cell>
          <table:table-cell/>
          <table:table-cell table:style-name="ce22" table:formula="of:=[.I31]/COM.MICROSOFT.SWITCH([.N31];[.$AD$42];[.$AE$42];[.$AD$43];[.$AE$43];[.$AD$44];[.$AE$44];[.$AD$45];[.$AE$45];[.$AD$46];[.$AE$46];[.$AD$47];[.$AE$47];[.$AD$48];[.$AE$48];[.$AD$49];[.$AE$49];[.$AD$50];[.$AE$50];[.$AD$51];[.$AE$51])" office:value-type="float" office:value="0.795454545454546" calcext:value-type="float">
            <text:p>0.80</text:p>
          </table:table-cell>
          <table:table-cell table:style-name="ce22" table:formula="of:=[.J31]/COM.MICROSOFT.SWITCH([.O31];[.$AD$42];[.$AE$42];[.$AD$43];[.$AE$43];[.$AD$44];[.$AE$44];[.$AD$45];[.$AE$45];[.$AD$46];[.$AE$46];[.$AD$47];[.$AE$47];[.$AD$48];[.$AE$48];[.$AD$49];[.$AE$49];[.$AD$50];[.$AE$50];[.$AD$51];[.$AE$51])" office:value-type="float" office:value="0.811111111111111" calcext:value-type="float">
            <text:p>0.81</text:p>
          </table:table-cell>
          <table:table-cell table:style-name="ce22" table:formula="of:=[.K31]/COM.MICROSOFT.SWITCH([.P31];[.$AD$42];[.$AE$42];[.$AD$43];[.$AE$43];[.$AD$44];[.$AE$44];[.$AD$45];[.$AE$45];[.$AD$46];[.$AE$46];[.$AD$47];[.$AE$47];[.$AD$48];[.$AE$48];[.$AD$49];[.$AE$49];[.$AD$50];[.$AE$50];[.$AD$51];[.$AE$51])" office:value-type="float" office:value="0.855555555555556" calcext:value-type="float">
            <text:p>0.86</text:p>
          </table:table-cell>
          <table:table-cell table:style-name="ce22" table:formula="of:=[.L31]/COM.MICROSOFT.SWITCH([.Q31];[.$AD$42];[.$AE$42];[.$AD$43];[.$AE$43];[.$AD$44];[.$AE$44];[.$AD$45];[.$AE$45];[.$AD$46];[.$AE$46];[.$AD$47];[.$AE$47];[.$AD$48];[.$AE$48];[.$AD$49];[.$AE$49];[.$AD$50];[.$AE$50];[.$AD$51];[.$AE$51])" office:value-type="float" office:value="0.777777777777778" calcext:value-type="float">
            <text:p>0.78</text:p>
          </table:table-cell>
          <table:table-cell/>
          <table:table-cell table:style-name="ce22" table:formula="of:=[.$AM31]*[.I31]" office:value-type="float" office:value="68.25" calcext:value-type="float">
            <text:p>68.25</text:p>
          </table:table-cell>
          <table:table-cell table:style-name="ce22" table:formula="of:=[.$AM31]*[.J31]" office:value-type="float" office:value="71.175" calcext:value-type="float">
            <text:p>71.18</text:p>
          </table:table-cell>
          <table:table-cell table:style-name="ce22" table:formula="of:=[.$AM31]*[.K31]" office:value-type="float" office:value="75.075" calcext:value-type="float">
            <text:p>75.08</text:p>
          </table:table-cell>
          <table:table-cell table:style-name="ce22" table:formula="of:=[.$AM31]*[.L31]" office:value-type="float" office:value="68.25" calcext:value-type="float">
            <text:p>68.25</text:p>
          </table:table-cell>
          <table:table-cell/>
          <table:table-cell table:style-name="ce27" office:value-type="float" office:value="97.5" calcext:value-type="float">
            <text:p>97.5</text:p>
          </table:table-cell>
          <table:table-cell table:style-name="ce34" office:value-type="string" calcext:value-type="string">
            <text:p>Snatch Combination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11"/>
          <table:table-cell table:number-columns-repeated="22"/>
          <table:table-cell table:style-name="ce22" table:number-columns-repeated="4"/>
          <table:table-cell/>
          <table:table-cell table:style-name="ce22" table:number-columns-repeated="4"/>
          <table:table-cell/>
          <table:table-cell table:style-name="ce27"/>
          <table:table-cell table:style-name="ce4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4" office:value-type="string" calcext:value-type="string">
            <text:p>Burn Squa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33]/[.N33]" office:value-type="float" office:value="3" calcext:value-type="float">
            <text:p>3</text:p>
          </table:table-cell>
          <table:table-cell table:formula="of:=[.E33]/[.O33]" office:value-type="float" office:value="3" calcext:value-type="float">
            <text:p>3</text:p>
          </table:table-cell>
          <table:table-cell table:formula="of:=[.F33]/[.P33]" office:value-type="float" office:value="3" calcext:value-type="float">
            <text:p>3</text:p>
          </table:table-cell>
          <table:table-cell table:formula="of:=[.G33]/[.Q33]" office:value-type="float" office:value="3" calcext:value-type="float">
            <text:p>3</text:p>
          </table:table-cell>
          <table:table-cell/>
          <table:table-cell table:formula="of:=IF([.I33]&gt;=0.55;IF([.I33]&gt;=0.7;IF([.I33]&gt;0.8;IF([.I33]&gt;0.9;10;15);18);24);&quot;to low&quot;) - [.D33]" office:value-type="float" office:value="-6" calcext:value-type="float">
            <text:p>-6</text:p>
          </table:table-cell>
          <table:table-cell table:formula="of:=IF([.J33]&gt;=0.55;IF([.J33]&gt;=0.7;IF([.J33]&gt;0.8;IF([.J33]&gt;0.9;10;15);18);24);&quot;to low&quot;) - [.E33]" office:value-type="float" office:value="-6" calcext:value-type="float">
            <text:p>-6</text:p>
          </table:table-cell>
          <table:table-cell table:formula="of:=IF([.K33]&gt;=0.55;IF([.K33]&gt;=0.7;IF([.K33]&gt;0.8;IF([.K33]&gt;0.9;10;15);18);24);&quot;to low&quot;) - [.F33]" office:value-type="float" office:value="-6" calcext:value-type="float">
            <text:p>-6</text:p>
          </table:table-cell>
          <table:table-cell table:formula="of:=IF([.L33]&gt;=0.55;IF([.L33]&gt;=0.7;IF([.L33]&gt;0.8;IF([.L33]&gt;0.9;10;15);18);24);&quot;to low&quot;) - [.G33]" office:value-type="float" office:value="-6" calcext:value-type="float">
            <text:p>-6</text:p>
          </table:table-cell>
          <table:table-cell/>
          <table:table-cell table:style-name="ce22" table:formula="of:=[.I33]/COM.MICROSOFT.SWITCH([.N33];[.$AD$42];[.$AE$42];[.$AD$43];[.$AE$43];[.$AD$44];[.$AE$44];[.$AD$45];[.$AE$45];[.$AD$46];[.$AE$46];[.$AD$47];[.$AE$47];[.$AD$48];[.$AE$48];[.$AD$49];[.$AE$49];[.$AD$50];[.$AE$50];[.$AD$51];[.$AE$51])" office:value-type="float" office:value="0.779220779220779" calcext:value-type="float">
            <text:p>0.78</text:p>
          </table:table-cell>
          <table:table-cell table:style-name="ce22" table:formula="of:=[.J33]/COM.MICROSOFT.SWITCH([.O33];[.$AD$42];[.$AE$42];[.$AD$43];[.$AE$43];[.$AD$44];[.$AE$44];[.$AD$45];[.$AE$45];[.$AD$46];[.$AE$46];[.$AD$47];[.$AE$47];[.$AD$48];[.$AE$48];[.$AD$49];[.$AE$49];[.$AD$50];[.$AE$50];[.$AD$51];[.$AE$51])" office:value-type="float" office:value="0.779220779220779" calcext:value-type="float">
            <text:p>0.78</text:p>
          </table:table-cell>
          <table:table-cell table:style-name="ce22" table:formula="of:=[.K33]/COM.MICROSOFT.SWITCH([.P33];[.$AD$42];[.$AE$42];[.$AD$43];[.$AE$43];[.$AD$44];[.$AE$44];[.$AD$45];[.$AE$45];[.$AD$46];[.$AE$46];[.$AD$47];[.$AE$47];[.$AD$48];[.$AE$48];[.$AD$49];[.$AE$49];[.$AD$50];[.$AE$50];[.$AD$51];[.$AE$51])" office:value-type="float" office:value="0.779220779220779" calcext:value-type="float">
            <text:p>0.78</text:p>
          </table:table-cell>
          <table:table-cell table:style-name="ce22" table:formula="of:=[.L33]/COM.MICROSOFT.SWITCH([.Q33];[.$AD$42];[.$AE$42];[.$AD$43];[.$AE$43];[.$AD$44];[.$AE$44];[.$AD$45];[.$AE$45];[.$AD$46];[.$AE$46];[.$AD$47];[.$AE$47];[.$AD$48];[.$AE$48];[.$AD$49];[.$AE$49];[.$AD$50];[.$AE$50];[.$AD$51];[.$AE$51])" office:value-type="float" office:value="0.779220779220779" calcext:value-type="float">
            <text:p>0.78</text:p>
          </table:table-cell>
          <table:table-cell/>
          <table:table-cell table:style-name="ce22" table:formula="of:=[.$AM33]*[.I33]" office:value-type="float" office:value="100.8" calcext:value-type="float">
            <text:p>100.80</text:p>
          </table:table-cell>
          <table:table-cell table:style-name="ce22" table:formula="of:=[.$AM33]*[.J33]" office:value-type="float" office:value="100.8" calcext:value-type="float">
            <text:p>100.80</text:p>
          </table:table-cell>
          <table:table-cell table:style-name="ce22" table:formula="of:=[.$AM33]*[.K33]" office:value-type="float" office:value="100.8" calcext:value-type="float">
            <text:p>100.80</text:p>
          </table:table-cell>
          <table:table-cell table:style-name="ce22" table:formula="of:=[.$AM33]*[.L33]" office:value-type="float" office:value="100.8" calcext:value-type="float">
            <text:p>100.80</text:p>
          </table:table-cell>
          <table:table-cell/>
          <table:table-cell table:style-name="ce27" office:value-type="float" office:value="168" calcext:value-type="float">
            <text:p>168</text:p>
          </table:table-cell>
          <table:table-cell table:style-name="ce35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4" office:value-type="string" calcext:value-type="string">
            <text:p>Clean and 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34]/[.N34]" office:value-type="float" office:value="4" calcext:value-type="float">
            <text:p>4</text:p>
          </table:table-cell>
          <table:table-cell table:formula="of:=[.E34]/[.O34]" office:value-type="float" office:value="5" calcext:value-type="float">
            <text:p>5</text:p>
          </table:table-cell>
          <table:table-cell table:formula="of:=[.F34]/[.P34]" office:value-type="float" office:value="3" calcext:value-type="float">
            <text:p>3</text:p>
          </table:table-cell>
          <table:table-cell table:formula="of:=[.G34]/[.Q34]" office:value-type="float" office:value="3" calcext:value-type="float">
            <text:p>3</text:p>
          </table:table-cell>
          <table:table-cell/>
          <table:table-cell table:style-name="ce21" table:formula="of:=IF([.I34]&gt;=0.55;IF([.I34]&gt;=0.7;IF([.I34]&gt;0.8;IF([.I34]&gt;0.9;10;15);18);24);&quot;to low&quot;) - [.D34]" office:value-type="float" office:value="6" calcext:value-type="float">
            <text:p>6</text:p>
          </table:table-cell>
          <table:table-cell table:style-name="ce21" table:formula="of:=IF([.J34]&gt;=0.55;IF([.J34]&gt;=0.7;IF([.J34]&gt;0.8;IF([.J34]&gt;0.9;10;15);18);24);&quot;to low&quot;) - [.E34]" office:value-type="float" office:value="0" calcext:value-type="float">
            <text:p>0</text:p>
          </table:table-cell>
          <table:table-cell table:style-name="ce21" table:formula="of:=IF([.K34]&gt;=0.55;IF([.K34]&gt;=0.7;IF([.K34]&gt;0.8;IF([.K34]&gt;0.9;10;15);18);24);&quot;to low&quot;) - [.F34]" office:value-type="float" office:value="9" calcext:value-type="float">
            <text:p>9</text:p>
          </table:table-cell>
          <table:table-cell table:style-name="ce21" table:formula="of:=IF([.L34]&gt;=0.55;IF([.L34]&gt;=0.7;IF([.L34]&gt;0.8;IF([.L34]&gt;0.9;10;15);18);24);&quot;to low&quot;) - [.G34]" office:value-type="float" office:value="9" calcext:value-type="float">
            <text:p>9</text:p>
          </table:table-cell>
          <table:table-cell/>
          <table:table-cell table:style-name="ce22" table:formula="of:=[.I34]/COM.MICROSOFT.SWITCH([.N34];[.$AD$42];[.$AE$42];[.$AD$43];[.$AE$43];[.$AD$44];[.$AE$44];[.$AD$45];[.$AE$45];[.$AD$46];[.$AE$46];[.$AD$47];[.$AE$47];[.$AD$48];[.$AE$48];[.$AD$49];[.$AE$49];[.$AD$50];[.$AE$50];[.$AD$51];[.$AE$51])" office:value-type="float" office:value="0.827956989247312" calcext:value-type="float">
            <text:p>0.83</text:p>
          </table:table-cell>
          <table:table-cell table:style-name="ce22" table:formula="of:=[.J34]/COM.MICROSOFT.SWITCH([.O34];[.$AD$42];[.$AE$42];[.$AD$43];[.$AE$43];[.$AD$44];[.$AE$44];[.$AD$45];[.$AE$45];[.$AD$46];[.$AE$46];[.$AD$47];[.$AE$47];[.$AD$48];[.$AE$48];[.$AD$49];[.$AE$49];[.$AD$50];[.$AE$50];[.$AD$51];[.$AE$51])" office:value-type="float" office:value="0.870967741935484" calcext:value-type="float">
            <text:p>0.87</text:p>
          </table:table-cell>
          <table:table-cell table:style-name="ce22" table:formula="of:=[.K34]/COM.MICROSOFT.SWITCH([.P34];[.$AD$42];[.$AE$42];[.$AD$43];[.$AE$43];[.$AD$44];[.$AE$44];[.$AD$45];[.$AE$45];[.$AD$46];[.$AE$46];[.$AD$47];[.$AE$47];[.$AD$48];[.$AE$48];[.$AD$49];[.$AE$49];[.$AD$50];[.$AE$50];[.$AD$51];[.$AE$51])" office:value-type="float" office:value="0.795698924731183" calcext:value-type="float">
            <text:p>0.80</text:p>
          </table:table-cell>
          <table:table-cell table:style-name="ce23" table:formula="of:=[.L34]/COM.MICROSOFT.SWITCH([.Q34];[.$AD$42];[.$AE$42];[.$AD$43];[.$AE$43];[.$AD$44];[.$AE$44];[.$AD$45];[.$AE$45];[.$AD$46];[.$AE$46];[.$AD$47];[.$AE$47];[.$AD$48];[.$AE$48];[.$AD$49];[.$AE$49];[.$AD$50];[.$AE$50];[.$AD$51];[.$AE$51])" office:value-type="float" office:value="0.927083333333333" calcext:value-type="float">
            <text:p>0.93</text:p>
          </table:table-cell>
          <table:table-cell/>
          <table:table-cell table:style-name="ce22" table:formula="of:=[.$AM34]*[.I34]" office:value-type="float" office:value="102.025" calcext:value-type="float">
            <text:p>102.03</text:p>
          </table:table-cell>
          <table:table-cell table:style-name="ce22" table:formula="of:=[.$AM34]*[.J34]" office:value-type="float" office:value="107.325" calcext:value-type="float">
            <text:p>107.33</text:p>
          </table:table-cell>
          <table:table-cell table:style-name="ce22" table:formula="of:=[.$AM34]*[.K34]" office:value-type="float" office:value="98.05" calcext:value-type="float">
            <text:p>98.05</text:p>
          </table:table-cell>
          <table:table-cell table:style-name="ce25" table:formula="of:=[.$AM34]*[.L34]" office:value-type="float" office:value="117.925" calcext:value-type="float">
            <text:p>117.93</text:p>
          </table:table-cell>
          <table:table-cell/>
          <table:table-cell table:style-name="ce28" office:value-type="float" office:value="132.5" calcext:value-type="float">
            <text:p>132.5</text:p>
          </table:table-cell>
          <table:table-cell table:style-name="ce29" office:value-type="string" calcext:value-type="string">
            <text:p>Clean and Jerk</text:p>
          </table:table-cell>
          <table:table-cell table:number-columns-repeated="984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(1+2)</text:p>
          </table:table-cell>
          <table:table-cell office:value-type="string" calcext:value-type="string">
            <text:p>(1+1)</text:p>
          </table:table-cell>
          <table:table-cell table:number-columns-repeated="11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1" table:number-rows-repeated="2">
          <table:table-cell table:number-columns-repeated="33"/>
          <table:table-cell table:style-name="ce22" table:number-columns-repeated="4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TESTLI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11"/>
          <table:table-cell table:formula="of:=IF([.I38]&gt;=0.55;IF([.I38]&gt;=0.7;IF([.I38]&gt;0.8;IF([.I38]&gt;0.9;10;15);18);24);&quot;to low&quot;) - [.D38]" office:value-type="float" office:value="0" calcext:value-type="float">
            <text:p>0</text:p>
          </table:table-cell>
          <table:table-cell table:formula="of:=IF([.J38]&gt;=0.55;IF([.J38]&gt;=0.7;IF([.J38]&gt;0.8;IF([.J38]&gt;0.9;10;15);18);24);&quot;to low&quot;) - [.E38]" office:value-type="float" office:value="4" calcext:value-type="float">
            <text:p>4</text:p>
          </table:table-cell>
          <table:table-cell table:formula="of:=IF([.K38]&gt;=0.55;IF([.K38]&gt;=0.7;IF([.K38]&gt;0.8;IF([.K38]&gt;0.9;10;15);18);24);&quot;to low&quot;) - [.F38]" office:value-type="float" office:value="-12" calcext:value-type="float">
            <text:p>-12</text:p>
          </table:table-cell>
          <table:table-cell table:formula="of:=IF([.L38]&gt;=0.55;IF([.L38]&gt;=0.7;IF([.L38]&gt;0.8;IF([.L38]&gt;0.9;10;15);18);24);&quot;to low&quot;) - [.G38]" office:value-type="float" office:value="-30" calcext:value-type="float">
            <text:p>-30</text:p>
          </table:table-cell>
          <table:table-cell table:number-columns-repeated="6"/>
          <table:table-cell table:style-name="ce22" table:number-columns-repeated="4"/>
          <table:table-cell table:number-columns-repeated="987"/>
        </table:table-row>
        <table:table-row table:style-name="ro1">
          <table:table-cell table:number-columns-repeated="33"/>
          <table:table-cell table:style-name="ce22" table:number-columns-repeated="4"/>
          <table:table-cell table:number-columns-repeated="987"/>
        </table:table-row>
        <table:table-row table:style-name="ro2">
          <table:table-cell table:number-columns-repeated="23"/>
          <table:table-cell office:value-type="string" calcext:value-type="string">
            <text:p>Percen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Optimal Volume</text:p>
          </table:table-cell>
          <table:table-cell office:value-type="string" calcext:value-type="string">
            <text:p>Volume Range</text:p>
          </table:table-cell>
          <table:table-cell table:number-columns-repeated="6"/>
          <table:table-cell table:style-name="ce22" table:number-columns-repeated="4"/>
          <table:table-cell/>
          <table:table-cell table:style-name="ce27" office:value-type="float" office:value="119.7" calcext:value-type="float">
            <text:p>119.7</text:p>
          </table:table-cell>
          <table:table-cell table:style-name="ce4" office:value-type="string" calcext:value-type="string">
            <text:p>Power Clean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55-65</text:p>
          </table:table-cell>
          <table:table-cell office:value-type="string" calcext:value-type="string">
            <text:p>3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-30</text:p>
          </table:table-cell>
          <table:table-cell table:number-columns-repeated="2"/>
          <table:table-cell table:style-name="ce4"/>
          <table:table-cell table:style-name="ce24" office:value-type="string" calcext:value-type="string">
            <text:p>1 Rep Max Table</text:p>
          </table:table-cell>
          <table:table-cell table:number-columns-repeated="2"/>
          <table:table-cell table:style-name="ce22" table:number-columns-repeated="4"/>
          <table:table-cell/>
          <table:table-cell table:style-name="ce27" office:value-type="float" office:value="82.03125" calcext:value-type="float">
            <text:p>82.03125</text:p>
          </table:table-cell>
          <table:table-cell table:style-name="ce4" office:value-type="string" calcext:value-type="string">
            <text:p>Power Snatch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70-80</text:p>
          </table:table-cell>
          <table:table-cell office:value-type="string" calcext:value-type="string">
            <text:p>3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24" office:value-type="float" office:value="1" calcext:value-type="float">
            <text:p>1.00</text:p>
          </table:table-cell>
          <table:table-cell table:number-columns-repeated="993"/>
        </table:table-row>
        <table:table-row table:style-name="ro2">
          <table:table-cell table:number-columns-repeated="23"/>
          <table:table-cell office:value-type="string" calcext:value-type="string">
            <text:p>80-90</text:p>
          </table:table-cell>
          <table:table-cell office:value-type="string" calcext:value-type="string">
            <text:p>2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-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24" office:value-type="float" office:value="0.96" calcext:value-type="float">
            <text:p>0.96</text:p>
          </table:table-cell>
          <table:table-cell table:number-columns-repeated="7"/>
          <table:table-cell table:style-name="ce27" table:number-columns-repeated="2"/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“90+”</text:p>
          </table:table-cell>
          <table:table-cell office:value-type="string" calcext:value-type="string">
            <text:p>1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24" office:value-type="float" office:value="0.93" calcext:value-type="float">
            <text:p>0.93</text:p>
          </table:table-cell>
          <table:table-cell table:number-columns-repeated="7"/>
          <table:table-cell table:style-name="ce27" office:value-type="float" office:value="141.75" calcext:value-type="float">
            <text:p>141.75</text:p>
          </table:table-cell>
          <table:table-cell table:style-name="ce4" office:value-type="string" calcext:value-type="string">
            <text:p>Paused Deadlif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4" calcext:value-type="float">
            <text:p>4</text:p>
          </table:table-cell>
          <table:table-cell table:style-name="ce24" office:value-type="float" office:value="0.9" calcext:value-type="float">
            <text:p>0.90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5" calcext:value-type="float">
            <text:p>5</text:p>
          </table:table-cell>
          <table:table-cell table:style-name="ce24" office:value-type="float" office:value="0.88" calcext:value-type="float">
            <text:p>0.88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6" calcext:value-type="float">
            <text:p>6</text:p>
          </table:table-cell>
          <table:table-cell table:style-name="ce24" office:value-type="float" office:value="0.86" calcext:value-type="float">
            <text:p>0.86</text:p>
          </table:table-cell>
          <table:table-cell table:number-columns-repeated="7"/>
          <table:table-cell table:style-name="ce27" office:value-type="float" office:value="100.8" calcext:value-type="float">
            <text:p>100.8</text:p>
          </table:table-cell>
          <table:table-cell table:style-name="ce4" office:value-type="string" calcext:value-type="string">
            <text:p>Burn Squa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7" calcext:value-type="float">
            <text:p>7</text:p>
          </table:table-cell>
          <table:table-cell table:style-name="ce24" office:value-type="float" office:value="0.83" calcext:value-type="float">
            <text:p>0.83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8" calcext:value-type="float">
            <text:p>8</text:p>
          </table:table-cell>
          <table:table-cell table:style-name="ce24" office:value-type="float" office:value="0.81" calcext:value-type="float">
            <text:p>0.81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9" calcext:value-type="float">
            <text:p>9</text:p>
          </table:table-cell>
          <table:table-cell table:style-name="ce24" office:value-type="float" office:value="0.79" calcext:value-type="float">
            <text:p>0.79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10" calcext:value-type="float">
            <text:p>10</text:p>
          </table:table-cell>
          <table:table-cell table:style-name="ce24" office:value-type="float" office:value="0.77" calcext:value-type="float">
            <text:p>0.7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2">
          <table:table-cell table:number-columns-repeated="2"/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54]/[.N54]" office:value-type="float" office:value="6" calcext:value-type="float">
            <text:p>6</text:p>
          </table:table-cell>
          <table:table-cell table:formula="of:=[.E54]/[.O54]" office:value-type="float" office:value="5" calcext:value-type="float">
            <text:p>5</text:p>
          </table:table-cell>
          <table:table-cell table:formula="of:=[.F54]/[.P54]" office:value-type="float" office:value="4" calcext:value-type="float">
            <text:p>4</text:p>
          </table:table-cell>
          <table:table-cell table:formula="of:=[.G54]/[.Q54]" office:value-type="float" office:value="4" calcext:value-type="float">
            <text:p>4</text:p>
          </table:table-cell>
          <table:table-cell/>
          <table:table-cell table:formula="of:=IF([.I54]&gt;=0.55;IF([.I54]&gt;=0.7;IF([.I54]&gt;0.8;IF([.I54]&gt;0.9;10;15);18);24);&quot;to low&quot;) - [.D54]" office:value-type="float" office:value="-12" calcext:value-type="float">
            <text:p>-12</text:p>
          </table:table-cell>
          <table:table-cell table:formula="of:=IF([.J54]&gt;=0.55;IF([.J54]&gt;=0.7;IF([.J54]&gt;0.8;IF([.J54]&gt;0.9;10;15);18);24);&quot;to low&quot;) - [.E54]" office:value-type="float" office:value="-7" calcext:value-type="float">
            <text:p>-7</text:p>
          </table:table-cell>
          <table:table-cell table:formula="of:=IF([.K54]&gt;=0.55;IF([.K54]&gt;=0.7;IF([.K54]&gt;0.8;IF([.K54]&gt;0.9;10;15);18);24);&quot;to low&quot;) - [.F54]" office:value-type="float" office:value="-5" calcext:value-type="float">
            <text:p>-5</text:p>
          </table:table-cell>
          <table:table-cell table:formula="of:=IF([.L54]&gt;=0.55;IF([.L54]&gt;=0.7;IF([.L54]&gt;0.8;IF([.L54]&gt;0.9;10;15);18);24);&quot;to low&quot;) - [.G54]" office:value-type="float" office:value="-2" calcext:value-type="float">
            <text:p>-2</text:p>
          </table:table-cell>
          <table:table-cell/>
          <table:table-cell table:style-name="ce22" table:formula="of:=[.I54]/COM.MICROSOFT.SWITCH([.N54];[.$AD$42];[.$AE$42];[.$AD$43];[.$AE$43];[.$AD$44];[.$AE$44];[.$AD$45];[.$AE$45];[.$AD$46];[.$AE$46];[.$AD$47];[.$AE$47];[.$AD$48];[.$AE$48];[.$AD$49];[.$AE$49];[.$AD$50];[.$AE$50];[.$AD$51];[.$AE$51])" office:value-type="float" office:value="0.852272727272727" calcext:value-type="float">
            <text:p>0.85</text:p>
          </table:table-cell>
          <table:table-cell table:style-name="ce22" table:formula="of:=[.J54]/COM.MICROSOFT.SWITCH([.O54];[.$AD$42];[.$AE$42];[.$AD$43];[.$AE$43];[.$AD$44];[.$AE$44];[.$AD$45];[.$AE$45];[.$AD$46];[.$AE$46];[.$AD$47];[.$AE$47];[.$AD$48];[.$AE$48];[.$AD$49];[.$AE$49];[.$AD$50];[.$AE$50];[.$AD$51];[.$AE$51])" office:value-type="float" office:value="0.909090909090909" calcext:value-type="float">
            <text:p>0.91</text:p>
          </table:table-cell>
          <table:table-cell table:style-name="ce23" table:formula="of:=[.K54]/COM.MICROSOFT.SWITCH([.P54];[.$AD$42];[.$AE$42];[.$AD$43];[.$AE$43];[.$AD$44];[.$AE$44];[.$AD$45];[.$AE$45];[.$AD$46];[.$AE$46];[.$AD$47];[.$AE$47];[.$AD$48];[.$AE$48];[.$AD$49];[.$AE$49];[.$AD$50];[.$AE$50];[.$AD$51];[.$AE$51])" office:value-type="float" office:value="0.965909090909091" calcext:value-type="float">
            <text:p>0.97</text:p>
          </table:table-cell>
          <table:table-cell table:style-name="ce22" table:formula="of:=[.L54]/COM.MICROSOFT.SWITCH([.Q54];[.$AD$42];[.$AE$42];[.$AD$43];[.$AE$43];[.$AD$44];[.$AE$44];[.$AD$45];[.$AE$45];[.$AD$46];[.$AE$46];[.$AD$47];[.$AE$47];[.$AD$48];[.$AE$48];[.$AD$49];[.$AE$49];[.$AD$50];[.$AE$50];[.$AD$51];[.$AE$51])" office:value-type="float" office:value="0.795454545454546" calcext:value-type="float">
            <text:p>0.80</text:p>
          </table:table-cell>
          <table:table-cell/>
          <table:table-cell table:style-name="ce22" table:formula="of:=[.$AM54]*[.I54]" office:value-type="float" office:value="0" calcext:value-type="float">
            <text:p>0.00</text:p>
          </table:table-cell>
          <table:table-cell table:style-name="ce22" table:formula="of:=[.$AM54]*[.J54]" office:value-type="float" office:value="0" calcext:value-type="float">
            <text:p>0.00</text:p>
          </table:table-cell>
          <table:table-cell table:style-name="ce22" table:formula="of:=[.$AM54]*[.K54]" office:value-type="float" office:value="0" calcext:value-type="float">
            <text:p>0.00</text:p>
          </table:table-cell>
          <table:table-cell table:style-name="ce22" table:formula="of:=[.$AM54]*[.L54]" office:value-type="float" office:value="0" calcext:value-type="float">
            <text:p>0.00</text:p>
          </table:table-cell>
          <table:table-cell table:number-columns-repeated="98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6x5</text:p>
          </table:table-cell>
          <table:table-cell office:value-type="string" calcext:value-type="string">
            <text:p>5x5</text:p>
          </table:table-cell>
          <table:table-cell office:value-type="string" calcext:value-type="string">
            <text:p>3x5</text:p>
          </table:table-cell>
          <table:table-cell office:value-type="string" calcext:value-type="string">
            <text:p>1x5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22" office:value-type="float" office:value="0.852272727272727" calcext:value-type="float">
            <text:p>0.85</text:p>
          </table:table-cell>
          <table:table-cell table:style-name="ce22" office:value-type="float" office:value="0.909090909090909" calcext:value-type="float">
            <text:p>0.91</text:p>
          </table:table-cell>
          <table:table-cell table:style-name="ce22" office:value-type="float" office:value="0.795454545454546" calcext:value-type="float">
            <text:p>0.80</text:p>
          </table:table-cell>
          <table:table-cell table:style-name="ce22" office:value-type="float" office:value="0.965909090909091" calcext:value-type="float">
            <text:p>0.97</text:p>
          </table:table-cell>
          <table:table-cell table:number-columns-repeated="992"/>
        </table:table-row>
        <table:table-row table:style-name="ro1">
          <table:table-cell table:number-columns-repeated="31"/>
          <table:table-cell table:style-name="Default"/>
          <table:table-cell table:number-columns-repeated="992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41" table:default-cell-style-name="Default"/>
        <table:table-column table:style-name="co1" table:default-cell-style-name="Default"/>
        <table:table-column table:style-name="co42" table:default-cell-style-name="Default"/>
        <table:table-column table:style-name="co1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4" table:default-cell-style-name="Default"/>
        <table:table-column table:style-name="co1" table:number-columns-repeated="15" table:default-cell-style-name="Default"/>
        <table:table-column table:style-name="co47" table:default-cell-style-name="Default"/>
        <table:table-column table:style-name="co1" table:default-cell-style-name="Default"/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Microcycle: never pull heavy on days before clean or snatch no dedicated movement like deadlift or sldl..</text:p>
          </table:table-cell>
          <table:table-cell table:number-columns-repeated="2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EAK</text:p>
          </table:table-cell>
          <table:table-cell office:value-type="string" calcext:value-type="string">
            <text:p>REC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103" office:value-type="string" calcext:value-type="string">
            <text:p>DAY 1</text:p>
          </table:table-cell>
          <table:table-cell table:style-name="ce103" office:value-type="string" calcext:value-type="string">
            <text:p>Day 2</text:p>
          </table:table-cell>
          <table:table-cell table:style-name="ce103" office:value-type="string" calcext:value-type="string">
            <text:p>Day 3</text:p>
          </table:table-cell>
          <table:table-cell table:style-name="ce103" office:value-type="string" calcext:value-type="string">
            <text:p>Day 4</text:p>
          </table:table-cell>
          <table:table-cell table:style-name="ce115" office:value-type="string" calcext:value-type="string">
            <text:p>Day 5</text:p>
          </table:table-cell>
          <table:table-cell table:style-name="ce115" office:value-type="string" calcext:value-type="string">
            <text:p>Day 6</text:p>
          </table:table-cell>
          <table:table-cell table:style-name="ce118" office:value-type="string" calcext:value-type="string">
            <text:p>Day 7</text:p>
          </table:table-cell>
          <table:table-cell office:value-type="string" calcext:value-type="string">
            <text:p>Day 8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03" office:value-type="string" calcext:value-type="string">
            <text:p>SA</text:p>
          </table:table-cell>
          <table:table-cell table:style-name="ce103" office:value-type="string" calcext:value-type="string">
            <text:p>SU</text:p>
          </table:table-cell>
          <table:table-cell table:style-name="ce103" office:value-type="string" calcext:value-type="string">
            <text:p>MO</text:p>
          </table:table-cell>
          <table:table-cell table:style-name="ce103" office:value-type="string" calcext:value-type="string">
            <text:p>TUE</text:p>
          </table:table-cell>
          <table:table-cell table:style-name="ce115" office:value-type="string" calcext:value-type="string">
            <text:p>WED</text:p>
          </table:table-cell>
          <table:table-cell table:style-name="ce115" office:value-type="string" calcext:value-type="string">
            <text:p>TH</text:p>
          </table:table-cell>
          <table:table-cell table:style-name="ce118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IDE LEG SQUAT AS WARM UP?</text:p>
          </table:table-cell>
          <table:table-cell/>
          <table:table-cell table:style-name="ce104" office:value-type="string" calcext:value-type="string">
            <text:p>(POLYMETRIC )</text:p>
          </table:table-cell>
          <table:table-cell table:style-name="ce104" office:value-type="string" calcext:value-type="string">
            <text:p>POLYMETRIC </text:p>
          </table:table-cell>
          <table:table-cell table:style-name="ce104" office:value-type="string" calcext:value-type="string">
            <text:p>POLYMETRIC</text:p>
          </table:table-cell>
          <table:table-cell/>
          <table:table-cell table:number-columns-repeated="2" table:style-name="ce113" office:value-type="string" calcext:value-type="string">
            <text:p>Koordi</text:p>
          </table:table-cell>
          <table:table-cell table:style-name="ce119" office:value-type="string" calcext:value-type="string">
            <text:p>Koordi</text:p>
          </table:table-cell>
          <table:table-cell office:value-type="string" calcext:value-type="string">
            <text:p>GAME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04" table:number-columns-repeated="2"/>
          <table:table-cell/>
          <table:table-cell table:style-name="ce113"/>
          <table:table-cell table:style-name="ce104" office:value-type="string" calcext:value-type="string">
            <text:p>Jump Run/Stand </text:p>
          </table:table-cell>
          <table:table-cell table:style-name="ce104" office:value-type="string" calcext:value-type="string">
            <text:p>Jump Run and Stand low x5</text:p>
          </table:table-cell>
          <table:table-cell table:style-name="ce120"/>
          <table:table-cell table:number-columns-repeated="2"/>
          <table:table-cell office:value-type="string" calcext:value-type="string">
            <text:p>Polymetric 3 x per week</text:p>
          </table:table-cell>
          <table:table-cell/>
          <table:table-cell office:value-type="string" calcext:value-type="string">
            <text:p>and then no warm up stuff?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04" table:number-columns-repeated="4"/>
          <table:table-cell table:number-columns-repeated="2" table:style-name="ce116" office:value-type="string" calcext:value-type="string">
            <text:p>Power</text:p>
          </table:table-cell>
          <table:table-cell table:style-name="ce120"/>
          <table:table-cell table:number-columns-repeated="4"/>
          <table:table-cell office:value-type="string" calcext:value-type="string">
            <text:p>just rowing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05" office:value-type="string" calcext:value-type="string">
            <text:p>warm muscle</text:p>
          </table:table-cell>
          <table:table-cell table:number-columns-repeated="2"/>
          <table:table-cell table:style-name="ce105" office:value-type="string" calcext:value-type="string">
            <text:p>warm muscle</text:p>
          </table:table-cell>
          <table:table-cell table:style-name="ce105" table:number-columns-repeated="2"/>
          <table:table-cell table:style-name="ce121"/>
          <table:table-cell table:number-columns-repeated="4"/>
          <table:table-cell office:value-type="string" calcext:value-type="string">
            <text:p>+ 2 mal plank cycle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06" office:value-type="string" calcext:value-type="string">
            <text:p>Clean 3er</text:p>
          </table:table-cell>
          <table:table-cell table:style-name="ce102" office:value-type="string" calcext:value-type="string">
            <text:p>Snatch 2er</text:p>
          </table:table-cell>
          <table:table-cell table:style-name="ce102" office:value-type="string" calcext:value-type="string">
            <text:p>SLDL</text:p>
          </table:table-cell>
          <table:table-cell table:style-name="ce102" office:value-type="string" calcext:value-type="string">
            <text:p>Snatch 3er </text:p>
          </table:table-cell>
          <table:table-cell table:style-name="ce102" office:value-type="string" calcext:value-type="string">
            <text:p>Clean 2er</text:p>
          </table:table-cell>
          <table:table-cell table:style-name="ce102" office:value-type="string" calcext:value-type="string">
            <text:p>Clean &amp; Jerk</text:p>
          </table:table-cell>
          <table:table-cell table:style-name="ce102"/>
          <table:table-cell table:number-columns-repeated="2"/>
          <table:table-cell table:style-name="ce108" office:value-type="string" calcext:value-type="string">
            <text:p>Technique(complex?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06"/>
          <table:table-cell office:value-type="string" calcext:value-type="string">
            <text:p>paused Backdown x2</text:p>
          </table:table-cell>
          <table:table-cell table:style-name="ce106" table:number-columns-repeated="2"/>
          <table:table-cell table:style-name="ce117" office:value-type="string" calcext:value-type="string">
            <text:p>paused deadlift warm and down</text:p>
          </table:table-cell>
          <table:table-cell table:style-name="ce102"/>
          <table:table-cell table:number-columns-repeated="17"/>
        </table:table-row>
        <table:table-row table:style-name="ro1">
          <table:table-cell/>
          <table:table-cell table:style-name="ce102"/>
          <table:table-cell table:style-name="ce106"/>
          <table:table-cell/>
          <table:table-cell table:style-name="ce106" office:value-type="string" calcext:value-type="string">
            <text:p>def. Backdown x2</text:p>
          </table:table-cell>
          <table:table-cell table:style-name="ce114" office:value-type="string" calcext:value-type="string">
            <text:p>Jerk</text:p>
          </table:table-cell>
          <table:table-cell table:style-name="ce106"/>
          <table:table-cell table:style-name="ce102" office:value-type="string" calcext:value-type="string">
            <text:p>Deadlift</text:p>
          </table:table-cell>
          <table:table-cell table:style-name="ce102"/>
          <table:table-cell table:number-columns-repeated="15"/>
          <table:table-cell office:value-type="string" calcext:value-type="string">
            <text:p>Defizit Downward</text:p>
          </table:table-cell>
          <table:table-cell/>
        </table:table-row>
        <table:table-row table:style-name="ro1">
          <table:table-cell/>
          <table:table-cell table:style-name="ce102"/>
          <table:table-cell table:style-name="ce106"/>
          <table:table-cell table:style-name="ce106" office:value-type="string" calcext:value-type="string">
            <text:p>Paused Push Press</text:p>
          </table:table-cell>
          <table:table-cell table:style-name="ce106"/>
          <table:table-cell table:style-name="ce106" office:value-type="string" calcext:value-type="string">
            <text:p>Counter Right Leg move</text:p>
          </table:table-cell>
          <table:table-cell table:style-name="ce106"/>
          <table:table-cell table:style-name="ce106" office:value-type="string" calcext:value-type="string">
            <text:p>Counter Right Leg move</text:p>
          </table:table-cell>
          <table:table-cell table:style-name="ce102"/>
          <table:table-cell table:number-columns-repeated="17"/>
        </table:table-row>
        <table:table-row table:style-name="ro1">
          <table:table-cell table:number-columns-repeated="2"/>
          <table:table-cell table:style-name="ce106"/>
          <table:table-cell table:style-name="ce102" office:value-type="string" calcext:value-type="string">
            <text:p>Pressbackdown</text:p>
          </table:table-cell>
          <table:table-cell table:style-name="ce106" table:number-columns-repeated="4"/>
          <table:table-cell table:style-name="ce102" office:value-type="string" calcext:value-type="string">
            <text:p>REC</text:p>
          </table:table-cell>
          <table:table-cell table:number-columns-repeated="15"/>
          <table:table-cell office:value-type="string" calcext:value-type="string">
            <text:p>Ammount of worrkeset re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102" office:value-type="string" calcext:value-type="string">
            <text:p>Paused Frontsquat</text:p>
          </table:table-cell>
          <table:table-cell table:style-name="ce106"/>
          <table:table-cell table:style-name="ce102" office:value-type="string" calcext:value-type="string">
            <text:p>Front Squat</text:p>
          </table:table-cell>
          <table:table-cell table:style-name="ce106"/>
          <table:table-cell table:style-name="ce102" office:value-type="string" calcext:value-type="string">
            <text:p>Paused Back Squat</text:p>
          </table:table-cell>
          <table:table-cell table:style-name="ce106"/>
          <table:table-cell table:style-name="ce102"/>
          <table:table-cell table:number-columns-repeated="3"/>
          <table:table-cell table:style-name="ce113" office:value-type="string" calcext:value-type="string">
            <text:p>Lunges overhead</text:p>
          </table:table-cell>
          <table:table-cell table:style-name="ce113" office:value-type="string" calcext:value-type="string">
            <text:p>Steppings</text:p>
          </table:table-cell>
          <table:table-cell table:style-name="ce113" office:value-type="string" calcext:value-type="string">
            <text:p>Switch Steps</text:p>
          </table:table-cell>
          <table:table-cell table:style-name="ce113" office:value-type="string" calcext:value-type="string">
            <text:p>Squat Jumps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02" table:number-columns-repeated="7"/>
          <table:table-cell table:number-columns-repeated="5"/>
          <table:table-cell table:style-name="ce104" office:value-type="string" calcext:value-type="string">
            <text:p>Jump Stand</text:p>
          </table:table-cell>
          <table:table-cell table:number-columns-repeated="9"/>
          <table:table-cell office:value-type="string" calcext:value-type="string">
            <text:p>1x Paused</text:p>
          </table:table-cell>
          <table:table-cell table:formula="of:=[.Z18]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102" table:number-columns-repeated="7"/>
          <table:table-cell table:number-columns-repeated="15"/>
          <table:table-cell office:value-type="string" calcext:value-type="string">
            <text:p>2x Paused</text:p>
          </table:table-cell>
          <table:table-cell table:formula="of:=[.Z18]+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102" table:number-columns-repeated="7"/>
          <table:table-cell/>
          <table:table-cell office:value-type="string" calcext:value-type="string">
            <text:p>Pres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x6</text:p>
          </table:table-cell>
          <table:table-cell/>
          <table:table-cell office:value-type="string" calcext:value-type="string">
            <text:p>50x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7" table:style-name="ce107" office:value-type="string" calcext:value-type="string">
            <text:p>Knee Machine x1</text:p>
          </table:table-cell>
          <table:table-cell/>
          <table:table-cell office:value-type="string" calcext:value-type="string">
            <text:p>Counter Right leg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x10</text:p>
          </table:table-cell>
          <table:table-cell/>
          <table:table-cell office:value-type="string" calcext:value-type="string">
            <text:p>3x10</text:p>
          </table:table-cell>
          <table:table-cell office:value-type="string" calcext:value-type="string">
            <text:p>3x8</text:p>
          </table:table-cell>
          <table:table-cell office:value-type="string" calcext:value-type="string">
            <text:p>3x6</text:p>
          </table:table-cell>
          <table:table-cell office:value-type="string" calcext:value-type="string">
            <text:p>3x5</text:p>
          </table:table-cell>
          <table:table-cell office:value-type="string" calcext:value-type="string">
            <text:p>3x4</text:p>
          </table:table-cell>
          <table:table-cell office:value-type="string" calcext:value-type="string">
            <text:p>3x3</text:p>
          </table:table-cell>
          <table:table-cell table:number-columns-repeated="3"/>
          <table:table-cell office:value-type="string" calcext:value-type="string">
            <text:p>1x Defizit</text:p>
          </table:table-cell>
          <table:table-cell table:formula="of:=[.Z18]*2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table:style-name="ce108" office:value-type="string" calcext:value-type="string">
            <text:p>Paused BS 3x10</text:p>
          </table:table-cell>
          <table:table-cell table:style-name="ce108" office:value-type="string" calcext:value-type="string">
            <text:p>Paused BS 3x8</text:p>
          </table:table-cell>
          <table:table-cell table:style-name="ce108" office:value-type="string" calcext:value-type="string">
            <text:p>Paused BS 3x6</text:p>
          </table:table-cell>
          <table:table-cell table:style-name="ce108" office:value-type="string" calcext:value-type="string">
            <text:p>Paused FS 3x5</text:p>
          </table:table-cell>
          <table:table-cell table:style-name="ce108" office:value-type="string" calcext:value-type="string">
            <text:p>Paused FS 3x4</text:p>
          </table:table-cell>
          <table:table-cell table:style-name="ce108" office:value-type="string" calcext:value-type="string">
            <text:p>Paused FS 3x3</text:p>
          </table:table-cell>
          <table:table-cell table:style-name="ce122"/>
          <table:table-cell/>
          <table:table-cell table:style-name="ce108" office:value-type="string" calcext:value-type="string">
            <text:p>Paused BS</text:p>
          </table:table-cell>
          <table:table-cell office:value-type="string" calcext:value-type="string">
            <text:p>3x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ORE REPS</text:p>
          </table:table-cell>
          <table:table-cell office:value-type="string" calcext:value-type="string">
            <text:p>If 10, then up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24" office:value-type="float" office:value="85" calcext:value-type="float">
            <text:p>85</text:p>
          </table:table-cell>
          <table:table-cell table:number-columns-repeated="6"/>
          <table:table-cell office:value-type="string" calcext:value-type="string">
            <text:p>2x Defizit</text:p>
          </table:table-cell>
          <table:table-cell table:formula="of:=[.Z18]*3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108" office:value-type="string" calcext:value-type="string">
            <text:p>Rack Extensions</text:p>
          </table:table-cell>
          <table:table-cell table:style-name="ce108" office:value-type="string" calcext:value-type="string">
            <text:p>Rack Extensions Straight Hip</text:p>
          </table:table-cell>
          <table:table-cell table:style-name="ce108" office:value-type="string" calcext:value-type="string">
            <text:p>Rack Extensions</text:p>
          </table:table-cell>
          <table:table-cell table:style-name="ce108" office:value-type="string" calcext:value-type="string">
            <text:p>Rack Extensions Straight Hip with falling</text:p>
          </table:table-cell>
          <table:table-cell table:style-name="ce108" office:value-type="string" calcext:value-type="string">
            <text:p>Rack Extensions</text:p>
          </table:table-cell>
          <table:table-cell table:style-name="ce108" office:value-type="string" calcext:value-type="string">
            <text:p>Rack Extensions Straight Hip with falling</text:p>
          </table:table-cell>
          <table:table-cell table:style-name="ce122"/>
          <table:table-cell/>
          <table:table-cell office:value-type="string" calcext:value-type="string">
            <text:p>Paused FS</text:p>
          </table:table-cell>
          <table:table-cell office:value-type="string" calcext:value-type="string">
            <text:p>3x3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MORE REPS</text:p>
          </table:table-cell>
          <table:table-cell table:number-columns-repeated="4"/>
          <table:table-cell office:value-type="float" office:value="77.5" calcext:value-type="float">
            <text:p>77.5</text:p>
          </table:table-cell>
          <table:table-cell office:value-type="float" office:value="87.5" calcext:value-type="float">
            <text:p>87.5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9" table:number-columns-repeated="7"/>
          <table:table-cell/>
          <table:table-cell office:value-type="string" calcext:value-type="string">
            <text:p>defizit deadlift 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07"/>
          <table:table-cell table:style-name="ce107" office:value-type="string" calcext:value-type="string">
            <text:p>Lower ABS x5</text:p>
          </table:table-cell>
          <table:table-cell table:style-name="ce107"/>
          <table:table-cell table:style-name="ce107" office:value-type="string" calcext:value-type="string">
            <text:p>Lower ABS x5 weighted</text:p>
          </table:table-cell>
          <table:table-cell table:style-name="ce107"/>
          <table:table-cell table:style-name="ce107" office:value-type="string" calcext:value-type="string">
            <text:p>Lower ABS x5</text:p>
          </table:table-cell>
          <table:table-cell table:style-name="ce107"/>
          <table:table-cell table:number-columns-repeated="2"/>
          <table:table-cell office:value-type="string" calcext:value-type="string">
            <text:p>lower abs sides!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10" office:value-type="string" calcext:value-type="string">
            <text:p>Back extensions</text:p>
          </table:table-cell>
          <table:table-cell table:style-name="ce107"/>
          <table:table-cell table:style-name="ce110"/>
          <table:table-cell table:style-name="ce107" office:value-type="string" calcext:value-type="string">
            <text:p>Back Side Machine</text:p>
          </table:table-cell>
          <table:table-cell table:style-name="ce110" office:value-type="string" calcext:value-type="string">
            <text:p>Back extensions</text:p>
          </table:table-cell>
          <table:table-cell table:style-name="ce107" office:value-type="string" calcext:value-type="string">
            <text:p>Back Side Machine</text:p>
          </table:table-cell>
          <table:table-cell table:style-name="ce123"/>
          <table:table-cell table:number-columns-repeated="17"/>
        </table:table-row>
        <table:table-row table:style-name="ro1">
          <table:table-cell table:number-columns-repeated="2"/>
          <table:table-cell table:style-name="ce107" table:number-columns-repeated="7"/>
          <table:table-cell table:number-columns-repeated="17"/>
        </table:table-row>
        <table:table-row table:style-name="ro1">
          <table:table-cell table:number-columns-repeated="10"/>
          <table:table-cell table:style-name="ce106" office:value-type="string" calcext:value-type="string">
            <text:p>Counter Right Leg move</text:p>
          </table:table-cell>
          <table:table-cell/>
          <table:table-cell office:value-type="string" calcext:value-type="string">
            <text:p>80 kg</text:p>
          </table:table-cell>
          <table:table-cell office:value-type="string" calcext:value-type="string">
            <text:p>3x1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11" office:value-type="string" calcext:value-type="string">
            <text:p>LEG PRESS</text:p>
          </table:table-cell>
          <table:table-cell table:number-columns-repeated="2"/>
          <table:table-cell office:value-type="string" calcext:value-type="string">
            <text:p>LEG PRESS</text:p>
          </table:table-cell>
          <table:table-cell table:number-columns-repeated="2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ack glute extensions</text:p>
          </table:table-cell>
          <table:table-cell office:value-type="string" calcext:value-type="string">
            <text:p>Glutes no weight training</text:p>
          </table:table-cell>
          <table:table-cell/>
          <table:table-cell office:value-type="string" calcext:value-type="string">
            <text:p>rack glute extensions</text:p>
          </table:table-cell>
          <table:table-cell table:number-columns-repeated="3"/>
          <table:table-cell office:value-type="string" calcext:value-type="string">
            <text:p>Glute Maschine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kg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5"/>
          <table:table-cell office:value-type="string" calcext:value-type="string">
            <text:p>Reps</text:p>
          </table:table-cell>
          <table:table-cell office:value-type="string" calcext:value-type="string">
            <text:p>Grade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string" calcext:value-type="string">
            <text:p>Box Stand</text:p>
          </table:table-cell>
          <table:table-cell/>
          <table:table-cell office:value-type="string" calcext:value-type="string">
            <text:p>Mi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2" office:value-type="string" calcext:value-type="string">
            <text:p>VOLUME DECREASE according to time to competition and training</text:p>
          </table:table-cell>
          <table:table-cell table:style-name="ce112" table:number-columns-repeated="7"/>
          <table:table-cell table:number-columns-repeated="16"/>
        </table:table-row>
        <table:table-row table:style-name="ro1">
          <table:table-cell table:number-columns-repeated="2"/>
          <table:table-cell table:style-name="ce112"/>
          <table:table-cell table:style-name="ce112" office:value-type="string" calcext:value-type="string">
            <text:p>SU</text:p>
          </table:table-cell>
          <table:table-cell table:style-name="ce112" office:value-type="string" calcext:value-type="string">
            <text:p>MO</text:p>
          </table:table-cell>
          <table:table-cell table:style-name="ce112" office:value-type="string" calcext:value-type="string">
            <text:p>TUE</text:p>
          </table:table-cell>
          <table:table-cell table:style-name="ce112" office:value-type="string" calcext:value-type="string">
            <text:p>WED</text:p>
          </table:table-cell>
          <table:table-cell table:style-name="ce112" office:value-type="string" calcext:value-type="string">
            <text:p>TH</text:p>
          </table:table-cell>
          <table:table-cell table:style-name="ce112" office:value-type="string" calcext:value-type="string">
            <text:p>FR</text:p>
          </table:table-cell>
          <table:table-cell table:style-name="ce112" office:value-type="string" calcext:value-type="string">
            <text:p>SA</text:p>
          </table:table-cell>
          <table:table-cell table:number-columns-repeated="2"/>
          <table:table-cell office:value-type="string" calcext:value-type="string">
            <text:p>Box Run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x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12"/>
          <table:table-cell table:style-name="ce112" office:value-type="string" calcext:value-type="string">
            <text:p>DAY 1</text:p>
          </table:table-cell>
          <table:table-cell table:style-name="ce112" office:value-type="string" calcext:value-type="string">
            <text:p>Day 2</text:p>
          </table:table-cell>
          <table:table-cell table:style-name="ce112" office:value-type="string" calcext:value-type="string">
            <text:p>Day 3</text:p>
          </table:table-cell>
          <table:table-cell table:style-name="ce112" office:value-type="string" calcext:value-type="string">
            <text:p>Day 4</text:p>
          </table:table-cell>
          <table:table-cell table:style-name="ce112" office:value-type="string" calcext:value-type="string">
            <text:p>Day 5</text:p>
          </table:table-cell>
          <table:table-cell table:style-name="ce112" office:value-type="string" calcext:value-type="string">
            <text:p>Day 6</text:p>
          </table:table-cell>
          <table:table-cell table:style-name="ce112" office:value-type="string" calcext:value-type="string">
            <text:p>Day 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12" office:value-type="string" calcext:value-type="string">
            <text:p>Volume Percent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0.95" calcext:value-type="float">
            <text:p>0.95</text:p>
          </table:table-cell>
          <table:table-cell table:style-name="ce112" office:value-type="float" office:value="0.9" calcext:value-type="float">
            <text:p>0.9</text:p>
          </table:table-cell>
          <table:table-cell table:style-name="ce112" office:value-type="float" office:value="0.85" calcext:value-type="float">
            <text:p>0.85</text:p>
          </table:table-cell>
          <table:table-cell table:style-name="ce112" office:value-type="float" office:value="0.8" calcext:value-type="float">
            <text:p>0.8</text:p>
          </table:table-cell>
          <table:table-cell table:style-name="ce112" office:value-type="string" calcext:value-type="string">
            <text:p>REC</text:p>
          </table:table-cell>
          <table:table-cell table:style-name="ce112" office:value-type="string" calcext:value-type="string">
            <text:p>Game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12" table:number-columns-repeated="8"/>
          <table:table-cell table:number-columns-repeated="16"/>
        </table:table-row>
        <table:table-row table:style-name="ro1">
          <table:table-cell table:number-columns-repeated="2"/>
          <table:table-cell table:style-name="ce112" office:value-type="string" calcext:value-type="string">
            <text:p>-0.15 for training day?</text:p>
          </table:table-cell>
          <table:table-cell table:style-name="ce112" table:formula="of:=[.D39]-0.15" office:value-type="float" office:value="0.85" calcext:value-type="float">
            <text:p>0.85</text:p>
          </table:table-cell>
          <table:table-cell table:style-name="ce112" table:formula="of:=[.E39]-0.15" office:value-type="float" office:value="0.8" calcext:value-type="float">
            <text:p>0.8</text:p>
          </table:table-cell>
          <table:table-cell table:style-name="ce112" table:formula="of:=[.F39]-0.15" office:value-type="float" office:value="0.75" calcext:value-type="float">
            <text:p>0.75</text:p>
          </table:table-cell>
          <table:table-cell table:style-name="ce112" table:formula="of:=[.G39]-0.15" office:value-type="float" office:value="0.7" calcext:value-type="float">
            <text:p>0.7</text:p>
          </table:table-cell>
          <table:table-cell table:style-name="ce112" table:formula="of:=[.H39]-0.15" office:value-type="float" office:value="0.65" calcext:value-type="float">
            <text:p>0.65</text:p>
          </table:table-cell>
          <table:table-cell table:style-name="ce112" table:number-columns-repeated="2"/>
          <table:table-cell table:number-columns-repeated="16"/>
        </table:table-row>
        <table:table-row table:style-name="ro1">
          <table:table-cell table:number-columns-repeated="2"/>
          <table:table-cell table:style-name="ce112" table:number-columns-repeated="8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WARM UP</text:p>
          </table:table-cell>
          <table:table-cell table:number-columns-repeated="2" table:style-name="ce104" office:value-type="string" calcext:value-type="string">
            <text:p>POLYMETRIC </text:p>
          </table:table-cell>
          <table:table-cell table:style-name="ce104" office:value-type="string" calcext:value-type="string">
            <text:p>POLYMETRIC</text:p>
          </table:table-cell>
          <table:table-cell/>
          <table:table-cell table:number-columns-repeated="2" table:style-name="ce113" office:value-type="string" calcext:value-type="string">
            <text:p>Koordi</text:p>
          </table:table-cell>
          <table:table-cell table:style-name="ce119" office:value-type="string" calcext:value-type="string">
            <text:p>Koordi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04" table:number-columns-repeated="2"/>
          <table:table-cell/>
          <table:table-cell table:style-name="ce113"/>
          <table:table-cell table:style-name="ce104" office:value-type="string" calcext:value-type="string">
            <text:p>Jump Run/Stand</text:p>
          </table:table-cell>
          <table:table-cell table:style-name="ce104" office:value-type="string" calcext:value-type="string">
            <text:p>Jump Run and Stand low x5</text:p>
          </table:table-cell>
          <table:table-cell table:style-name="ce120"/>
          <table:table-cell table:number-columns-repeated="16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5"/>
          <table:table-cell table:style-name="ce107" office:value-type="string" calcext:value-type="string">
            <text:p>Back Side Mach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x10</text:p>
          </table:table-cell>
          <table:table-cell table:number-columns-repeated="18"/>
        </table:table-row>
      </table:table>
      <table:table table:name="notes" table:style-name="ta1"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xt cycle : power from 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n mon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 max muscle activation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introduce max recoverable volume? With like 60 reps on day</text:p>
          </table:table-cell>
          <table:table-cell table:number-columns-repeated="2"/>
          <table:table-cell office:value-type="string" calcext:value-type="string">
            <text:p>depending on the percent?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tart + GLUTE ACTIVATION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find easy archivable linear progression, watch relative intensity adjust x6 reps and so on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Polymetirc training:</text:p>
          </table:table-cell>
          <table:table-cell/>
          <table:table-cell office:value-type="string" calcext:value-type="string">
            <text:p>adjust weight towards competiiti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59" office:value-type="string" calcext:value-type="string">
            <text:p>check mve volumes!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ll warm up with legs</text:p>
          </table:table-cell>
          <table:table-cell table:number-columns-repeated="13"/>
        </table:table-row>
        <table:table-row table:style-name="ro1">
          <table:table-cell/>
          <table:table-cell table:style-name="ce59" office:value-type="string" calcext:value-type="string">
            <text:p>steppings deep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technique</text:p>
          </table:table-cell>
        </table:table-row>
        <table:table-row table:style-name="ro1"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 table:number-columns-repeated="2"/>
          <table:table-cell office:value-type="string" calcext:value-type="string">
            <text:p>plankx3</text:p>
          </table:table-cell>
          <table:table-cell table:number-columns-repeated="2"/>
          <table:table-cell office:value-type="string" calcext:value-type="string">
            <text:p>with pull, hang , oder full (no hook no jump=</text:p>
          </table:table-cell>
        </table:table-row>
        <table:table-row table:style-name="ro1"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 table:number-columns-repeated="2"/>
          <table:table-cell office:value-type="string" calcext:value-type="string">
            <text:p>sit upsx3</text:p>
          </table:table-cell>
          <table:table-cell table:number-columns-repeated="2"/>
          <table:table-cell office:value-type="string" calcext:value-type="string">
            <text:p>slower!</text:p>
          </table:table-cell>
        </table:table-row>
        <table:table-row table:style-name="ro1"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 table:number-columns-repeated="2"/>
          <table:table-cell office:value-type="string" calcext:value-type="string">
            <text:p>backside l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 table:number-columns-repeated="2"/>
          <table:table-cell office:value-type="string" calcext:value-type="string">
            <text:p>paddel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hakenl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retch food outside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with <text:s/>VOLLEYBALL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o koordi in SSC and Weightlifting in morning</text:p>
          </table:table-cell>
          <table:table-cell/>
          <table:table-cell office:value-type="string" calcext:value-type="string">
            <text:p>These 2 right before Train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 technique in SSC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 muscle activation test?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REINCLUDE POLYMETRIC</text:p>
          </table:table-cell>
          <table:table-cell/>
          <table:table-cell office:value-type="string" calcext:value-type="string">
            <text:p>Hürdex2</text:p>
          </table:table-cell>
          <table:table-cell office:value-type="string" calcext:value-type="string">
            <text:p>Boxses x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teppings</text:p>
          </table:table-cell>
          <table:table-cell office:value-type="string" calcext:value-type="string">
            <text:p>Switch Steps</text:p>
          </table:table-cell>
          <table:table-cell office:value-type="string" calcext:value-type="string">
            <text:p>Counter Jump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EFORE TRAINING FITNESS</text:p>
          </table:table-cell>
          <table:table-cell/>
          <table:table-cell office:value-type="string" calcext:value-type="string">
            <text:p>POLYMETRIC </text:p>
          </table:table-cell>
          <table:table-cell office:value-type="string" calcext:value-type="string">
            <text:p>OR </text:p>
          </table:table-cell>
          <table:table-cell office:value-type="string" calcext:value-type="string">
            <text:p>MUSCLE ACTIVATION (MAX 1 RM)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ixed volume for training days and towards game day?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59" office:value-type="string" calcext:value-type="string">
            <text:p>band arm from downward</text:p>
          </table:table-cell>
          <table:table-cell table:number-columns-repeated="14"/>
        </table:table-row>
        <table:table-row table:style-name="ro1">
          <table:table-cell table:style-name="ce59" office:value-type="string" calcext:value-type="string">
            <text:p>use kettlebell to impove left shoulde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bs with band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knee maschines seems to help quadrizeps sehnen problem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6"/>
          <table:table-cell/>
          <table:table-cell table:style-name="ce36" table:number-columns-repeated="2"/>
          <table:table-cell/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36"/>
          <table:table-cell/>
          <table:table-cell table:style-name="ce36"/>
          <table:table-cell table:style-name="ce42" table:number-columns-repeated="2"/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6" table:number-columns-repeated="2"/>
          <table:table-cell table:style-name="ce42"/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42"/>
          <table:table-cell table:style-name="ce36"/>
          <table:table-cell/>
          <table:table-cell table:style-name="ce42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6" table:number-columns-repeated="2"/>
          <table:table-cell table:style-name="ce42"/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ce36"/>
          <table:table-cell table:number-columns-repeated="6"/>
        </table:table-row>
        <table:table-row table:style-name="ro1">
          <table:table-cell table:number-columns-repeated="2"/>
          <table:table-cell table:style-name="ce42" table:number-columns-repeated="2"/>
          <table:table-cell table:style-name="ce36" table:number-columns-repeated="2"/>
          <table:table-cell table:style-name="ce42"/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6"/>
          <table:table-cell table:style-name="ce42"/>
          <table:table-cell table:style-name="ce36"/>
          <table:table-cell/>
          <table:table-cell table:style-name="ce36"/>
          <table:table-cell table:number-columns-repeated="6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Pull</text:p>
          </table:table-cell>
          <table:table-cell table:style-name="ce42" office:value-type="string" calcext:value-type="string">
            <text:p>SLDL</text:p>
          </table:table-cell>
          <table:table-cell office:value-type="string" calcext:value-type="string">
            <text:p>Clean Complex</text:p>
          </table:table-cell>
          <table:table-cell table:style-name="ce36" office:value-type="string" calcext:value-type="string">
            <text:p>Clean MED</text:p>
          </table:table-cell>
          <table:table-cell table:style-name="ce42" office:value-type="string" calcext:value-type="string">
            <text:p>Snatch Complex </text:p>
          </table:table-cell>
          <table:table-cell table:style-name="ce36" office:value-type="string" calcext:value-type="string">
            <text:p>Snatch MED</text:p>
          </table:table-cell>
          <table:table-cell table:style-name="ce36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36" office:value-type="string" calcext:value-type="string">
            <text:p>Deadlif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 Push</text:p>
          </table:table-cell>
          <table:table-cell/>
          <table:table-cell table:style-name="ce36" office:value-type="string" calcext:value-type="string">
            <text:p>Push Press</text:p>
          </table:table-cell>
          <table:table-cell/>
          <table:table-cell table:style-name="ce48" office:value-type="string" calcext:value-type="string">
            <text:p>Jerk</text:p>
          </table:table-cell>
          <table:table-cell/>
          <table:table-cell table:style-name="ce36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36" office:value-type="string" calcext:value-type="string">
            <text:p>REC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Quads</text:p>
          </table:table-cell>
          <table:table-cell table:style-name="ce36" office:value-type="string" calcext:value-type="string">
            <text:p>Paused Frontsquat</text:p>
          </table:table-cell>
          <table:table-cell/>
          <table:table-cell table:style-name="ce36" office:value-type="string" calcext:value-type="string">
            <text:p>Front Squat</text:p>
          </table:table-cell>
          <table:table-cell/>
          <table:table-cell table:style-name="ce36" office:value-type="string" calcext:value-type="string">
            <text:p>Back Squat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c&amp; J 50/50?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eadlift imroves knees much</text:p>
          </table:table-cell>
          <table:table-cell/>
          <table:table-cell office:value-type="string" calcext:value-type="string">
            <text:p>less “knack” and feel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ause BS at 90 degree?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knee hip shif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nd on kne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ue use right leg</text:p>
          </table:table-cell>
          <table:table-cell table:number-columns-repeated="14"/>
        </table:table-row>
      </table:table>
      <table:table table:name="Generell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lumens Konsistent in Microcy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is adapted according to training and time to competition</text:p>
          </table:table-cell>
        </table:table-row>
      </table:table>
      <table:table table:name="Koordi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8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double koordi moves</text:p>
          </table:table-cell>
          <table:table-cell table:number-columns-repeated="6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Ques</text:p>
          </table:table-cell>
          <table:table-cell table:style-name="ce1"/>
          <table:table-cell table:number-columns-repeated="7"/>
          <table:table-cell office:value-type="string" calcext:value-type="string">
            <text:p>1-2 + forward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Koordi</text:p>
          </table:table-cell>
          <table:table-cell table:style-name="ce1" office:value-type="string" calcext:value-type="string">
            <text:p>3x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deep</text:p>
          </table:table-cell>
          <table:table-cell table:style-name="ce1"/>
          <table:table-cell table:number-columns-repeated="7"/>
          <table:table-cell office:value-type="string" calcext:value-type="string">
            <text:p>1-2 + small second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1" office:value-type="string" calcext:value-type="string">
            <text:p>arms high to end</text:p>
          </table:table-cell>
          <table:table-cell table:style-name="ce1"/>
          <table:table-cell table:style-name="ce60" office:value-type="string" calcext:value-type="string">
            <text:p>align with jump</text:p>
          </table:table-cell>
          <table:table-cell table:style-name="ce60"/>
          <table:table-cell table:style-name="ce60" office:value-type="string" calcext:value-type="string">
            <text:p>more forward</text:p>
          </table:table-cell>
          <table:table-cell table:style-name="ce60"/>
          <table:table-cell table:style-name="ce60" office:value-type="string" calcext:value-type="string">
            <text:p>with box</text:p>
          </table:table-cell>
          <table:table-cell table:style-name="ce60"/>
          <table:table-cell/>
          <table:table-cell table:style-name="ce61" office:value-type="string" calcext:value-type="string">
            <text:p>Forward + arms</text:p>
          </table:table-cell>
          <table:table-cell table:number-columns-repeated="3"/>
          <table:table-cell table:style-name="ce1"/>
          <table:table-cell/>
          <table:table-cell office:value-type="string" calcext:value-type="string">
            <text:p>1-2 + angle + power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jump</text:p>
          </table:table-cell>
          <table:table-cell table:style-name="ce1" office:value-type="string" calcext:value-type="string">
            <text:p>(Beach)</text:p>
          </table:table-cell>
          <table:table-cell table:number-columns-repeated="7"/>
          <table:table-cell office:value-type="string" calcext:value-type="string">
            <text:p>1-2 + 2-3</text:p>
          </table:table-cell>
          <table:table-cell table:number-columns-repeated="3"/>
          <table:table-cell table:style-name="ce1" office:value-type="string" calcext:value-type="string">
            <text:p>1-2 parallel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n3</text:p>
          </table:table-cell>
          <table:table-cell table:style-name="ce1"/>
          <table:table-cell table:number-columns-repeated="7"/>
          <table:table-cell office:value-type="string" calcext:value-type="string">
            <text:p>1-2 + power</text:p>
          </table:table-cell>
          <table:table-cell table:number-columns-repeated="3"/>
          <table:table-cell table:style-name="ce1" office:value-type="string" calcext:value-type="string">
            <text:p>1-2 seqeunze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Power 2-3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oot distance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agr hip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ep Start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Arms + 1-2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 position</text:p>
          </table:table-cell>
          <table:table-cell table:style-name="ce1" table:number-columns-repeated="2"/>
          <table:table-cell table:number-columns-repeated="10"/>
          <table:table-cell table:style-name="ce1" office:value-type="string" calcext:value-type="string">
            <text:p>Arms + deep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ck tight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On 2 angle right leg</text:p>
          </table:table-cell>
          <table:table-cell table:style-name="ce1" table:number-columns-repeated="2"/>
          <table:table-cell/>
          <table:table-cell office:value-type="string" calcext:value-type="string">
            <text:p>generate power of this posisition</text:p>
          </table:table-cell>
          <table:table-cell table:number-columns-repeated="11"/>
        </table:table-row>
        <table:table-row table:style-name="ro1">
          <table:table-cell/>
          <table:table-cell table:style-name="ce1" table:number-columns-repeated="2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low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Stand Jump</text:p>
          </table:table-cell>
          <table:table-cell/>
          <table:table-cell table:style-name="ce1" table:number-columns-repeated="4"/>
          <table:table-cell table:number-columns-repeated="1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keep feet longer on ground?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use more legs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ry to keep power up from start!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/>
          <table:table-cell table:style-name="ce1" table:number-columns-repeated="6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5"/>
          <table:table-cell table:number-columns-repeated="13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13"/>
        </table:table-row>
        <table:table-row table:style-name="ro1">
          <table:table-cell table:number-columns-repeated="13"/>
          <table:table-cell office:value-type="string" calcext:value-type="string">
            <text:p>Ball KOORDI:</text:p>
          </table:table-cell>
          <table:table-cell table:number-columns-repeated="4"/>
          <table:table-cell office:value-type="string" calcext:value-type="string">
            <text:p>Stemschritt KOORDI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POLYMETRIC:</text:p>
          </table:table-cell>
          <table:table-cell table:number-columns-repeated="8"/>
          <table:table-cell office:value-type="string" calcext:value-type="string">
            <text:p>up and down motition</text:p>
          </table:table-cell>
          <table:table-cell table:number-columns-repeated="4"/>
          <table:table-cell table:style-name="ce62" office:value-type="string" calcext:value-type="string">
            <text:p>Arms swing</text:p>
          </table:table-cell>
          <table:table-cell office:value-type="string" calcext:value-type="string">
            <text:p>Power when arms at end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wrist only</text:p>
          </table:table-cell>
          <table:table-cell table:number-columns-repeated="4"/>
          <table:table-cell office:value-type="string" calcext:value-type="string">
            <text:p>1-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/>
          <table:table-cell office:value-type="string" calcext:value-type="string">
            <text:p>deeper</text:p>
          </table:table-cell>
          <table:table-cell table:number-columns-repeated="6"/>
          <table:table-cell office:value-type="string" calcext:value-type="string">
            <text:p>bring ball in same position all the time</text:p>
          </table:table-cell>
          <table:table-cell table:number-columns-repeated="4"/>
          <table:table-cell office:value-type="string" calcext:value-type="string">
            <text:p>2-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ürde Stand</text:p>
          </table:table-cell>
          <table:table-cell table:number-columns-repeated="8"/>
          <table:table-cell office:value-type="string" calcext:value-type="string">
            <text:p>finger tension</text:p>
          </table:table-cell>
          <table:table-cell table:number-columns-repeated="4"/>
          <table:table-cell office:value-type="string" calcext:value-type="string">
            <text:p>foor position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ürde Lauf</text:p>
          </table:table-cell>
          <table:table-cell table:number-columns-repeated="13"/>
          <table:table-cell table:style-name="ce62" office:value-type="string" calcext:value-type="string">
            <text:p>deeper secon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x Stand</text:p>
          </table:table-cell>
          <table:table-cell table:number-columns-repeated="13"/>
          <table:table-cell office:value-type="string" calcext:value-type="string">
            <text:p>forwar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x Lauf</text:p>
          </table:table-cell>
          <table:table-cell/>
          <table:table-cell office:value-type="string" calcext:value-type="string">
            <text:p>arms up</text:p>
          </table:table-cell>
          <table:table-cell office:value-type="string" calcext:value-type="string">
            <text:p>foot dist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Box Counter Jump</text:p>
          </table:table-cell>
          <table:table-cell/>
          <table:table-cell office:value-type="string" calcext:value-type="string">
            <text:p>forward 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box Squat jump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ldege 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eilspringen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witch Step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tepping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Lunges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Koordi moves?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Kettle Bell Jumps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einbeinige Boxjumps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rehsprünge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counter jumps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doppelsprünge</text:p>
          </table:table-cell>
          <table:table-cell table:number-columns-repeated="1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 office:value-type="string" calcext:value-type="string">
            <text:p>high and low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one leg jumps</text:p>
          </table:table-cell>
          <table:table-cell/>
          <table:table-cell office:value-type="string" calcext:value-type="string">
            <text:p>especially right leg</text:p>
          </table:table-cell>
          <table:table-cell table:number-columns-repeated="13"/>
        </table:table-row>
      </table:table>
      <table:table table:name="Squats" table:style-name="ta1">
        <table:table-column table:style-name="co48" table:default-cell-style-name="Default"/>
        <table:table-column table:style-name="co1" table:number-columns-repeated="2" table:default-cell-style-name="Default"/>
        <table:table-column table:style-name="co1" table:default-cell-style-name="ce108"/>
        <table:table-column table:style-name="co1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0" table:default-cell-style-name="Default"/>
        <table:table-column table:style-name="co1" table:number-columns-repeated="9" table:default-cell-style-name="Default"/>
        <table:table-column table:style-name="co1" table:visibility="collapse" table:number-columns-repeated="11" table:default-cell-style-name="Default"/>
        <table:table-column table:style-name="co51" table:default-cell-style-name="Default"/>
        <table:table-column table:style-name="co1" table:number-columns-repeated="5" table:default-cell-style-name="Default"/>
        <table:table-column table:style-name="co52" table:default-cell-style-name="Default"/>
        <table:table-column table:style-name="co1" table:default-cell-style-name="Default"/>
        <table:table-column table:style-name="co53" table:default-cell-style-name="Default"/>
        <table:table-column table:style-name="co1" table:number-columns-repeated="987" table:default-cell-style-name="Default"/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style-name="ce58"/>
          <table:table-cell table:style-name="ce58" office:value-type="string" calcext:value-type="string">
            <text:p>VOLLEYBALL</text:p>
          </table:table-cell>
          <table:table-cell table:style-name="ce58"/>
          <table:table-cell table:style-name="ce72" office:value-type="string" calcext:value-type="string" table:number-columns-spanned="4" table:number-rows-spanned="1">
            <text:p>VOLUME</text:p>
          </table:table-cell>
          <table:covered-table-cell table:number-columns-repeated="2" table:style-name="ce74"/>
          <table:covered-table-cell table:style-name="ce78"/>
          <table:table-cell table:style-name="ce81"/>
          <table:table-cell table:style-name="ce72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4"/>
          <table:covered-table-cell table:style-name="ce78"/>
          <table:table-cell table:style-name="ce80"/>
          <table:table-cell table:style-name="ce72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4"/>
          <table:covered-table-cell table:style-name="ce78"/>
          <table:table-cell table:style-name="ce81"/>
          <table:table-cell table:style-name="ce72" office:value-type="string" calcext:value-type="string" table:number-columns-spanned="4" table:number-rows-spanned="1">
            <text:p>Sets</text:p>
          </table:table-cell>
          <table:covered-table-cell table:number-columns-repeated="2" table:style-name="ce74"/>
          <table:covered-table-cell table:style-name="ce78"/>
          <table:table-cell table:style-name="ce80"/>
          <table:table-cell table:style-name="ce72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4"/>
          <table:covered-table-cell table:style-name="ce78"/>
          <table:table-cell table:style-name="ce80"/>
          <table:table-cell table:style-name="ce72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4"/>
          <table:covered-table-cell table:style-name="ce78"/>
          <table:table-cell table:style-name="ce80"/>
          <table:table-cell table:style-name="ce72" office:value-type="string" calcext:value-type="string" table:number-columns-spanned="4" table:number-rows-spanned="1">
            <text:p>Weight</text:p>
          </table:table-cell>
          <table:covered-table-cell table:number-columns-repeated="2" table:style-name="ce74"/>
          <table:covered-table-cell table:style-name="ce78"/>
          <table:table-cell table:style-name="ce58" table:number-columns-repeated="987"/>
        </table:table-row>
        <table:table-row table:style-name="ro2" table:visibility="collapse">
          <table:table-cell table:style-name="ce58"/>
          <table:table-cell table:style-name="ce58" office:value-type="string" calcext:value-type="string">
            <text:p>Middle –</text:p>
          </table:table-cell>
          <table:table-cell table:style-name="ce68" office:value-type="string" calcext:value-type="string">
            <text:p>Paused Frontsquat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0" calcext:value-type="float">
            <text:p>20</text:p>
          </table:table-cell>
          <table:table-cell table:style-name="ce76" office:value-type="float" office:value="16" calcext:value-type="float">
            <text:p>16</text:p>
          </table:table-cell>
          <table:table-cell table:style-name="ce58" office:value-type="float" office:value="16" calcext:value-type="float">
            <text:p>16</text:p>
          </table:table-cell>
          <table:table-cell table:style-name="ce80"/>
          <table:table-cell table:style-name="ce58" office:value-type="float" office:value="0.75" calcext:value-type="float">
            <text:p>0.75</text:p>
          </table:table-cell>
          <table:table-cell table:style-name="ce58" office:value-type="float" office:value="0.8" calcext:value-type="float">
            <text:p>0.8</text:p>
          </table:table-cell>
          <table:table-cell table:style-name="ce58" office:value-type="float" office:value="0.85" calcext:value-type="float">
            <text:p>0.85</text:p>
          </table:table-cell>
          <table:table-cell table:style-name="ce58" office:value-type="float" office:value="0.7" calcext:value-type="float">
            <text:p>0.7</text:p>
          </table:table-cell>
          <table:table-cell table:style-name="ce80"/>
          <table:table-cell table:style-name="ce58" office:value-type="float" office:value="6" calcext:value-type="float">
            <text:p>6</text:p>
          </table:table-cell>
          <table:table-cell table:style-name="ce58" office:value-type="float" office:value="5" calcext:value-type="float">
            <text:p>5</text:p>
          </table:table-cell>
          <table:table-cell table:number-columns-repeated="2" table:style-name="ce58" office:value-type="float" office:value="4" calcext:value-type="float">
            <text:p>4</text:p>
          </table:table-cell>
          <table:table-cell table:style-name="ce80"/>
          <table:table-cell table:number-columns-repeated="4" table:style-name="ce58" office:value-type="float" office:value="4" calcext:value-type="float">
            <text:p>4</text:p>
          </table:table-cell>
          <table:table-cell table:style-name="ce80"/>
          <table:table-cell table:style-name="ce58" office:value-type="float" office:value="-6" calcext:value-type="float">
            <text:p>-6</text:p>
          </table:table-cell>
          <table:table-cell table:style-name="ce58" office:value-type="float" office:value="-2" calcext:value-type="float">
            <text:p>-2</text:p>
          </table:table-cell>
          <table:table-cell table:style-name="ce58" office:value-type="float" office:value="-1" calcext:value-type="float">
            <text:p>-1</text:p>
          </table:table-cell>
          <table:table-cell table:style-name="ce58" office:value-type="float" office:value="2" calcext:value-type="float">
            <text:p>2</text:p>
          </table:table-cell>
          <table:table-cell table:style-name="ce80"/>
          <table:table-cell table:style-name="ce88" office:value-type="float" office:value="0.872093023255814" calcext:value-type="float">
            <text:p>0.87</text:p>
          </table:table-cell>
          <table:table-cell table:style-name="ce88" office:value-type="float" office:value="0.909090909090909" calcext:value-type="float">
            <text:p>0.91</text:p>
          </table:table-cell>
          <table:table-cell table:style-name="ce88" office:value-type="float" office:value="0.944444444444444" calcext:value-type="float">
            <text:p>0.94</text:p>
          </table:table-cell>
          <table:table-cell table:style-name="ce88" office:value-type="float" office:value="0.777777777777778" calcext:value-type="float">
            <text:p>0.78</text:p>
          </table:table-cell>
          <table:table-cell table:style-name="ce80"/>
          <table:table-cell table:style-name="ce88" office:value-type="float" office:value="102.76875" calcext:value-type="float">
            <text:p>102.77</text:p>
          </table:table-cell>
          <table:table-cell table:style-name="ce88" office:value-type="float" office:value="109.62" calcext:value-type="float">
            <text:p>109.62</text:p>
          </table:table-cell>
          <table:table-cell table:style-name="ce88" office:value-type="float" office:value="116.47125" calcext:value-type="float">
            <text:p>116.47</text:p>
          </table:table-cell>
          <table:table-cell table:style-name="ce88" office:value-type="float" office:value="95.9175" calcext:value-type="float">
            <text:p>95.92</text:p>
          </table:table-cell>
          <table:table-cell table:style-name="ce58"/>
          <table:table-cell table:style-name="ce93" office:value-type="float" office:value="137.025" calcext:value-type="float">
            <text:p>137.025</text:p>
          </table:table-cell>
          <table:table-cell table:style-name="ce93" office:value-type="string" calcext:value-type="string">
            <text:p>Paused Frontsquat</text:p>
          </table:table-cell>
          <table:table-cell table:style-name="ce58" table:number-columns-repeated="984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72093023255814" calcext:value-type="float">
            <text:p>0.872093023255814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02.76875" calcext:value-type="float">
            <text:p>102.76875</text:p>
          </table:table-cell>
          <table:table-cell office:value-type="float" office:value="109.62" calcext:value-type="float">
            <text:p>109.62</text:p>
          </table:table-cell>
          <table:table-cell office:value-type="float" office:value="116.47125" calcext:value-type="float">
            <text:p>116.47125</text:p>
          </table:table-cell>
          <table:table-cell office:value-type="float" office:value="95.9175" calcext:value-type="float">
            <text:p>95.9175</text:p>
          </table:table-cell>
          <table:table-cell/>
          <table:table-cell office:value-type="float" office:value="137.025" calcext:value-type="float">
            <text:p>137.025</text:p>
          </table:table-cell>
          <table:table-cell table:number-columns-repeated="985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2"/>
          <table:table-cell office:value-type="string" calcext:value-type="string">
            <text:p>Volume </text:p>
          </table:table-cell>
          <table:table-cell table:style-name="Default" office:value-type="float" office:value="0.95" calcext:value-type="float">
            <text:p>0.95</text:p>
          </table:table-cell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table:formula="of:=[.D7]*[.D5]" office:value-type="float" office:value="22.8" calcext:value-type="float">
            <text:p>22.8</text:p>
          </table:table-cell>
          <table:table-cell table:number-columns-repeated="4"/>
          <table:table-cell table:formula="of:=[.AC5]*['Generell Calculating Data'.B9]" office:value-type="float" office:value="0.767441860465116" calcext:value-type="float">
            <text:p>0.7674418604651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9"/>
          <table:table-cell table:formula="of:=[.I9]*[.AM5]" office:value-type="float" office:value="105.158720930233" calcext:value-type="float">
            <text:p>105.158720930233</text:p>
          </table:table-cell>
          <table:table-cell table:number-columns-repeated="990"/>
        </table:table-row>
        <table:table-row table:style-name="ro1" table:visibility="collapse" table:number-rows-repeated="4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114.1875" calcext:value-type="float">
            <text:p>114.1875</text:p>
          </table:table-cell>
          <table:table-cell office:value-type="float" office:value="121.8" calcext:value-type="float">
            <text:p>121.8</text:p>
          </table:table-cell>
          <table:table-cell office:value-type="float" office:value="129.4125" calcext:value-type="float">
            <text:p>129.4125</text:p>
          </table:table-cell>
          <table:table-cell office:value-type="float" office:value="106.575" calcext:value-type="float">
            <text:p>106.575</text:p>
          </table:table-cell>
          <table:table-cell/>
          <table:table-cell office:value-type="float" office:value="152.25" calcext:value-type="float">
            <text:p>152.25</text:p>
          </table:table-cell>
          <table:table-cell table:number-columns-repeated="985"/>
        </table:table-row>
        <table:table-row table:style-name="ro1" table:visibility="collapse" table:number-rows-repeated="6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table:formula="of:=0.85*[.D14]" office:value-type="float" office:value="21.25" calcext:value-type="float">
            <text:p>21.25</text:p>
          </table:table-cell>
          <table:table-cell office:value-type="string" calcext:value-type="string">
            <text:p>4x5</text:p>
          </table:table-cell>
          <table:table-cell table:number-columns-repeated="1019"/>
        </table:table-row>
        <table:table-row table:style-name="ro1" table:visibility="collapse"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visibility="collapse">
          <table:table-cell table:number-columns-repeated="3"/>
          <table:table-cell table:style-name="Default"/>
          <table:table-cell table:formula="of:=[.AC14]*[.AM14]" office:value-type="float" office:value="129.758522727273" calcext:value-type="float">
            <text:p>129.758522727273</text:p>
          </table:table-cell>
          <table:table-cell table:number-columns-repeated="1019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S 5x5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maybe just do</text:p>
          </table:table-cell>
          <table:table-cell office:value-type="string" calcext:value-type="string">
            <text:p>start at 110</text:p>
          </table:table-cell>
          <table:table-cell/>
          <table:table-cell table:style-name="Default" office:value-type="string" calcext:value-type="string">
            <text:p>each week +5 kg</text:p>
          </table:table-cell>
          <table:table-cell table:number-columns-repeated="1020"/>
        </table:table-row>
        <table:table-row table:style-name="ro1" table:number-rows-repeated="3">
          <table:table-cell table:style-name="ce108" table:number-columns-repeated="3"/>
          <table:table-cell/>
          <table:table-cell table:style-name="ce108" table:number-columns-repeated="4"/>
          <table:table-cell table:number-columns-repeated="1016"/>
        </table:table-row>
        <table:table-row table:style-name="ro1">
          <table:table-cell table:style-name="ce108" office:value-type="string" calcext:value-type="string">
            <text:p>rack fix</text:p>
          </table:table-cell>
          <table:table-cell table:style-name="ce108" table:number-columns-repeated="2"/>
          <table:table-cell/>
          <table:table-cell table:style-name="ce108" table:number-columns-repeated="4"/>
          <table:table-cell table:number-columns-repeated="1016"/>
        </table:table-row>
        <table:table-row table:style-name="ro1">
          <table:table-cell table:style-name="ce108" office:value-type="string" calcext:value-type="string">
            <text:p>no forward from bottom</text:p>
          </table:table-cell>
          <table:table-cell table:style-name="ce108" table:number-columns-repeated="2"/>
          <table:table-cell/>
          <table:table-cell table:style-name="ce108" table:number-columns-repeated="4"/>
          <table:table-cell table:number-columns-repeated="26"/>
          <table:table-cell office:value-type="string" calcext:value-type="string">
            <text:p>BAR PATH</text:p>
          </table:table-cell>
          <table:table-cell office:value-type="string" calcext:value-type="string">
            <text:p>TRAPS</text:p>
          </table:table-cell>
          <table:table-cell office:value-type="string" calcext:value-type="string">
            <text:p>Bar horizontal</text:p>
          </table:table-cell>
          <table:table-cell office:value-type="string" calcext:value-type="string">
            <text:p>Foot Position</text:p>
          </table:table-cell>
          <table:table-cell table:number-columns-repeated="986"/>
        </table:table-row>
        <table:table-row table:style-name="ro1">
          <table:table-cell table:style-name="ce108" office:value-type="string" calcext:value-type="string">
            <text:p>elbows</text:p>
          </table:table-cell>
          <table:table-cell table:style-name="ce108" table:number-columns-repeated="2"/>
          <table:table-cell/>
          <table:table-cell table:style-name="ce108" table:number-columns-repeated="4"/>
          <table:table-cell table:number-columns-repeated="26"/>
          <table:table-cell office:value-type="string" calcext:value-type="string">
            <text:p>NO HIP shoot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no hip left</text:p>
          </table:table-cell>
          <table:table-cell office:value-type="string" calcext:value-type="string">
            <text:p>Straight poisition</text:p>
          </table:table-cell>
          <table:table-cell table:number-columns-repeated="986"/>
        </table:table-row>
        <table:table-row table:style-name="ro1">
          <table:table-cell table:style-name="ce77" office:value-type="string" calcext:value-type="string">
            <text:p>Back tight from start</text:p>
          </table:table-cell>
          <table:table-cell table:style-name="ce108" table:number-columns-repeated="2"/>
          <table:table-cell office:value-type="string" calcext:value-type="string">
            <text:p>Backsquat</text:p>
          </table:table-cell>
          <table:table-cell table:style-name="ce108" table:number-columns-repeated="2"/>
          <table:table-cell table:style-name="ce108" office:value-type="string" calcext:value-type="string">
            <text:p>FS</text:p>
          </table:table-cell>
          <table:table-cell table:style-name="ce108"/>
          <table:table-cell table:number-columns-repeated="22"/>
          <table:table-cell office:value-type="string" calcext:value-type="string">
            <text:p>Paused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115 x5 </text:p>
          </table:table-cell>
          <table:table-cell office:value-type="string" calcext:value-type="string">
            <text:p>hip shoot</text:p>
          </table:table-cell>
          <table:table-cell table:number-columns-repeated="990"/>
        </table:table-row>
        <table:table-row table:style-name="ro1">
          <table:table-cell table:style-name="ce77" office:value-type="string" calcext:value-type="string">
            <text:p>hip forward/squeeze from start</text:p>
          </table:table-cell>
          <table:table-cell table:style-name="ce108" table:number-columns-repeated="2"/>
          <table:table-cell office:value-type="string" calcext:value-type="string">
            <text:p>wrists under bar </text:p>
          </table:table-cell>
          <table:table-cell table:style-name="ce108" table:number-columns-repeated="2"/>
          <table:table-cell table:style-name="ce108" office:value-type="string" calcext:value-type="string">
            <text:p>USE LEGS!</text:p>
          </table:table-cell>
          <table:table-cell table:style-name="ce108"/>
          <table:table-cell table:number-columns-repeated="26"/>
          <table:table-cell table:number-columns-repeated="2" office:value-type="string" calcext:value-type="string">
            <text:p>Paused</text:p>
          </table:table-cell>
          <table:table-cell office:value-type="string" calcext:value-type="string">
            <text:p>Techniq</text:p>
          </table:table-cell>
          <table:table-cell table:number-columns-repeated="987"/>
        </table:table-row>
        <table:table-row table:style-name="ro1">
          <table:table-cell table:style-name="ce77" office:value-type="string" calcext:value-type="string">
            <text:p>hip under bar</text:p>
          </table:table-cell>
          <table:table-cell table:style-name="ce108" table:number-columns-repeated="2"/>
          <table:table-cell office:value-type="string" calcext:value-type="string">
            <text:p>Press bar in back</text:p>
          </table:table-cell>
          <table:table-cell table:style-name="ce108" table:number-columns-repeated="2"/>
          <table:table-cell table:style-name="ce108" office:value-type="string" calcext:value-type="string">
            <text:p>ELBOWS UP</text:p>
          </table:table-cell>
          <table:table-cell table:style-name="ce108"/>
          <table:table-cell table:number-columns-repeated="3"/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bar horizontal move straight</text:p>
          </table:table-cell>
          <table:table-cell table:number-columns-repeated="14"/>
          <table:table-cell office:value-type="string" calcext:value-type="string">
            <text:p>NEXT Cycle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110x5x5</text:p>
          </table:table-cell>
          <table:table-cell/>
          <table:table-cell office:value-type="string" calcext:value-type="string">
            <text:p>90x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986"/>
        </table:table-row>
        <table:table-row table:style-name="ro1">
          <table:table-cell table:style-name="ce77" office:value-type="string" calcext:value-type="string">
            <text:p>push back into bar with back</text:p>
          </table:table-cell>
          <table:table-cell table:style-name="ce108" table:number-columns-repeated="2"/>
          <table:table-cell office:value-type="string" calcext:value-type="string">
            <text:p>AS STRAIGHT AS POSSIBLE</text:p>
          </table:table-cell>
          <table:table-cell table:style-name="ce108" table:number-columns-repeated="4"/>
          <table:table-cell table:number-columns-repeated="3"/>
          <table:table-cell office:value-type="string" calcext:value-type="string">
            <text:p>RACK FIX</text:p>
          </table:table-cell>
          <table:table-cell office:value-type="string" calcext:value-type="string">
            <text:p>elbows on bar height</text:p>
          </table:table-cell>
          <table:table-cell table:number-columns-repeated="2"/>
          <table:table-cell office:value-type="string" calcext:value-type="string">
            <text:p>no hip shifting</text:p>
          </table:table-cell>
          <table:table-cell table:number-columns-repeated="16"/>
          <table:table-cell office:value-type="string" calcext:value-type="string">
            <text:p>120x5x4</text:p>
          </table:table-cell>
          <table:table-cell/>
          <table:table-cell office:value-type="string" calcext:value-type="string">
            <text:p>100x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986"/>
        </table:table-row>
        <table:table-row table:style-name="ro1">
          <table:table-cell table:style-name="ce77" office:value-type="string" calcext:value-type="string">
            <text:p>decend equal under the bar</text:p>
          </table:table-cell>
          <table:table-cell table:style-name="ce108" table:number-columns-repeated="2"/>
          <table:table-cell/>
          <table:table-cell table:style-name="ce108" table:number-columns-repeated="4"/>
          <table:table-cell table:number-columns-repeated="3"/>
          <table:table-cell office:value-type="string" calcext:value-type="string">
            <text:p>foot under shoulders rotated out</text:p>
          </table:table-cell>
          <table:table-cell table:number-columns-repeated="20"/>
          <table:table-cell office:value-type="string" calcext:value-type="string">
            <text:p>130 x5x3</text:p>
          </table:table-cell>
          <table:table-cell/>
          <table:table-cell office:value-type="string" calcext:value-type="string">
            <text:p>110x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986"/>
        </table:table-row>
        <table:table-row table:style-name="ro1">
          <table:table-cell table:style-name="ce77" office:value-type="string" calcext:value-type="string">
            <text:p>5 reps and higher no air taking</text:p>
          </table:table-cell>
          <table:table-cell table:style-name="ce108" table:number-columns-repeated="2"/>
          <table:table-cell/>
          <table:table-cell table:style-name="ce108" office:value-type="string" calcext:value-type="string">
            <text:p>FIXED BACK POSITION</text:p>
          </table:table-cell>
          <table:table-cell table:style-name="ce108" table:number-columns-repeated="3"/>
          <table:table-cell table:number-columns-repeated="3"/>
          <table:table-cell office:value-type="string" calcext:value-type="string">
            <text:p>decend with tension</text:p>
          </table:table-cell>
          <table:table-cell table:number-columns-repeated="1012"/>
        </table:table-row>
        <table:table-row table:style-name="ro1">
          <table:table-cell table:style-name="ce108" office:value-type="string" calcext:value-type="string">
            <text:p>wrists under bar</text:p>
          </table:table-cell>
          <table:table-cell table:style-name="ce108" table:number-columns-repeated="2"/>
          <table:table-cell/>
          <table:table-cell table:style-name="ce108" table:number-columns-repeated="4"/>
          <table:table-cell table:number-columns-repeated="3"/>
          <table:table-cell office:value-type="string" calcext:value-type="string">
            <text:p>up with no forward movement</text:p>
          </table:table-cell>
          <table:table-cell table:number-columns-repeated="22"/>
          <table:table-cell table:number-columns-repeated="2" office:value-type="string" calcext:value-type="string">
            <text:p>directly down</text:p>
          </table:table-cell>
          <table:table-cell table:number-columns-repeated="988"/>
        </table:table-row>
        <table:table-row table:style-name="ro1">
          <table:table-cell table:style-name="ce108" office:value-type="string" calcext:value-type="string">
            <text:p>Traps fix</text:p>
          </table:table-cell>
          <table:table-cell table:style-name="ce108" table:number-columns-repeated="2"/>
          <table:table-cell/>
          <table:table-cell table:style-name="ce108" table:number-columns-repeated="4"/>
          <table:table-cell table:number-columns-repeated="1016"/>
        </table:table-row>
        <table:table-row table:style-name="ro1" table:number-rows-repeated="3">
          <table:table-cell table:style-name="ce108" table:number-columns-repeated="3"/>
          <table:table-cell/>
          <table:table-cell table:style-name="ce108" table:number-columns-repeated="4"/>
          <table:table-cell table:number-columns-repeated="1016"/>
        </table:table-row>
        <table:table-row table:style-name="ro1">
          <table:table-cell table:style-name="ce108" table:number-columns-repeated="3"/>
          <table:table-cell/>
          <table:table-cell table:style-name="ce108"/>
          <table:table-cell table:number-columns-repeated="1019"/>
        </table:table-row>
        <table:table-row table:style-name="ro1">
          <table:table-cell table:style-name="ce108" table:number-columns-repeated="3"/>
          <table:table-cell office:value-type="string" calcext:value-type="string">
            <text:p>BS</text:p>
          </table:table-cell>
          <table:table-cell table:style-name="ce108"/>
          <table:table-cell table:number-columns-repeated="6"/>
          <table:table-cell office:value-type="string" calcext:value-type="string">
            <text:p>FS</text:p>
          </table:table-cell>
          <table:table-cell table:number-columns-repeated="16"/>
          <table:table-cell office:value-type="string" calcext:value-type="string">
            <text:p>hip shift</text:p>
          </table:table-cell>
          <table:table-cell table:number-columns-repeated="995"/>
        </table:table-row>
        <table:table-row table:style-name="ro1">
          <table:table-cell table:style-name="ce108" table:number-columns-repeated="2"/>
          <table:table-cell table:number-columns-repeated="5"/>
          <table:table-cell table:style-name="ce108"/>
          <table:table-cell table:number-columns-repeated="3"/>
          <table:table-cell table:style-name="ce127"/>
          <table:table-cell table:number-columns-repeated="1012"/>
        </table:table-row>
        <table:table-row table:style-name="ro1">
          <table:table-cell table:style-name="ce108" office:value-type="string" calcext:value-type="string">
            <text:p>Paused</text:p>
          </table:table-cell>
          <table:table-cell table:style-name="ce108"/>
          <table:table-cell table:number-columns-repeated="5"/>
          <table:table-cell table:style-name="ce108"/>
          <table:table-cell table:number-columns-repeated="3"/>
          <table:table-cell table:style-name="ce127"/>
          <table:table-cell table:number-columns-repeated="16"/>
          <table:table-cell office:value-type="string" calcext:value-type="string">
            <text:p>use right leg</text:p>
          </table:table-cell>
          <table:table-cell table:number-columns-repeated="995"/>
        </table:table-row>
        <table:table-row table:style-name="ro1">
          <table:table-cell table:style-name="ce129" office:value-type="string" calcext:value-type="string">
            <text:p>directly down </text:p>
          </table:table-cell>
          <table:table-cell table:style-name="ce108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LAT FIX</text:p>
          </table:table-cell>
          <table:table-cell/>
          <table:table-cell table:style-name="ce127" office:value-type="string" calcext:value-type="string">
            <text:p>air in back traps + lat</text:p>
          </table:table-cell>
          <table:table-cell/>
          <table:table-cell table:style-name="ce108" office:value-type="string" calcext:value-type="string">
            <text:p>air from bottom</text:p>
          </table:table-cell>
          <table:table-cell office:value-type="string" calcext:value-type="string">
            <text:p>hip under in start posi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7" office:value-type="string" calcext:value-type="string">
            <text:p>LAT FIX</text:p>
          </table:table-cell>
          <table:table-cell/>
          <table:table-cell office:value-type="string" calcext:value-type="string">
            <text:p>hip under in start position</text:p>
          </table:table-cell>
          <table:table-cell table:number-columns-repeated="14"/>
          <table:table-cell table:style-name="ce130" office:value-type="string" calcext:value-type="string">
            <text:p>keep knee forward and out</text:p>
          </table:table-cell>
          <table:table-cell table:number-columns-repeated="995"/>
        </table:table-row>
        <table:table-row table:style-name="ro1">
          <table:table-cell table:style-name="ce108" office:value-type="string" calcext:value-type="string">
            <text:p>keep knees engaged and lat tight</text:p>
          </table:table-cell>
          <table:table-cell table:style-name="ce108"/>
          <table:table-cell office:value-type="float" office:value="2" calcext:value-type="float">
            <text:p>2</text:p>
          </table:table-cell>
          <table:table-cell office:value-type="string" calcext:value-type="string">
            <text:p>Rack Fix</text:p>
          </table:table-cell>
          <table:table-cell/>
          <table:table-cell table:style-name="ce108" office:value-type="string" calcext:value-type="string">
            <text:p>with traps fix</text:p>
          </table:table-cell>
          <table:table-cell/>
          <table:table-cell table:style-name="ce108"/>
          <table:table-cell table:number-columns-repeated="2"/>
          <table:table-cell office:value-type="float" office:value="2" calcext:value-type="float">
            <text:p>2</text:p>
          </table:table-cell>
          <table:table-cell table:style-name="ce127" office:value-type="string" calcext:value-type="string">
            <text:p>Rack Fix</text:p>
          </table:table-cell>
          <table:table-cell table:number-columns-repeated="16"/>
          <table:table-cell office:value-type="string" calcext:value-type="string">
            <text:p>ankle gelenk fix</text:p>
          </table:table-cell>
          <table:table-cell table:number-columns-repeated="995"/>
        </table:table-row>
        <table:table-row table:style-name="ro1">
          <table:table-cell table:style-name="ce108" office:value-type="string" calcext:value-type="string">
            <text:p>patient through hard part</text:p>
          </table:table-cell>
          <table:table-cell table:style-name="ce108"/>
          <table:table-cell table:number-columns-repeated="2"/>
          <table:table-cell table:style-name="ce108" table:number-columns-repeated="2"/>
          <table:table-cell/>
          <table:table-cell table:style-name="ce108"/>
          <table:table-cell table:number-columns-repeated="2"/>
          <table:table-cell office:value-type="float" office:value="3" calcext:value-type="float">
            <text:p>3</text:p>
          </table:table-cell>
          <table:table-cell table:style-name="ce127" office:value-type="string" calcext:value-type="string">
            <text:p>hip under bar</text:p>
          </table:table-cell>
          <table:table-cell table:number-columns-repeated="1012"/>
        </table:table-row>
        <table:table-row table:style-name="ro1">
          <table:table-cell table:style-name="ce108" table:number-columns-repeated="2"/>
          <table:table-cell/>
          <table:table-cell office:value-type="string" calcext:value-type="string">
            <text:p>AS STRAIGHT AS POSSIBLE + BAR Path</text:p>
          </table:table-cell>
          <table:table-cell table:style-name="ce108"/>
          <table:table-cell table:style-name="ce127"/>
          <table:table-cell/>
          <table:table-cell table:style-name="ce108"/>
          <table:table-cell table:number-columns-repeated="2"/>
          <table:table-cell office:value-type="float" office:value="4" calcext:value-type="float">
            <text:p>4</text:p>
          </table:table-cell>
          <table:table-cell table:style-name="ce127" office:value-type="string" calcext:value-type="string">
            <text:p>no forward from bottom</text:p>
          </table:table-cell>
          <table:table-cell table:number-columns-repeated="1012"/>
        </table:table-row>
        <table:table-row table:style-name="ro1">
          <table:table-cell table:style-name="ce108" table:number-columns-repeated="2"/>
          <table:table-cell/>
          <table:table-cell table:style-name="Default"/>
          <table:table-cell table:number-columns-repeated="3"/>
          <table:table-cell table:style-name="ce108"/>
          <table:table-cell table:number-columns-repeated="3"/>
          <table:table-cell table:style-name="ce127"/>
          <table:table-cell/>
          <table:table-cell office:value-type="string" calcext:value-type="string">
            <text:p>always same start position</text:p>
          </table:table-cell>
          <table:table-cell/>
          <table:table-cell office:value-type="string" calcext:value-type="string">
            <text:p>(hip under)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ip under bar</text:p>
          </table:table-cell>
          <table:table-cell table:number-columns-repeated="7"/>
          <table:table-cell table:style-name="ce127"/>
          <table:table-cell table:number-columns-repeated="1012"/>
        </table:table-row>
        <table:table-row table:style-name="ro1">
          <table:table-cell table:style-name="ce125" office:value-type="string" calcext:value-type="string">
            <text:p>Std =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 forward from bottom</text:p>
          </table:table-cell>
          <table:table-cell table:number-columns-repeated="7"/>
          <table:table-cell table:style-name="ce127"/>
          <table:table-cell table:number-columns-repeated="1012"/>
        </table:table-row>
        <table:table-row table:style-name="ro1">
          <table:table-cell table:style-name="ce125" office:value-type="string" calcext:value-type="string">
            <text:p>Lat fix</text:p>
          </table:table-cell>
          <table:table-cell table:number-columns-repeated="4"/>
          <table:table-cell office:value-type="string" calcext:value-type="string">
            <text:p>always same start position</text:p>
          </table:table-cell>
          <table:table-cell table:number-columns-repeated="5"/>
          <table:table-cell table:style-name="ce127"/>
          <table:table-cell table:number-columns-repeated="1012"/>
        </table:table-row>
        <table:table-row table:style-name="ro1">
          <table:table-cell table:style-name="ce125" office:value-type="string" calcext:value-type="string">
            <text:p>knees out fix in bottom</text:p>
          </table:table-cell>
          <table:table-cell table:number-columns-repeated="1023"/>
        </table:table-row>
        <table:table-row table:style-name="ro1">
          <table:table-cell table:style-name="ce125" office:value-type="string" calcext:value-type="string">
            <text:p>hip forward in up mov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ower back tight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bows up from landing position</text:p>
          </table:table-cell>
          <table:table-cell table:number-columns-repeated="1023"/>
        </table:table-row>
        <table:table-row table:style-name="ro1">
          <table:table-cell table:number-columns-repeated="10"/>
          <table:table-cell table:style-name="ce59" office:value-type="string" calcext:value-type="string">
            <text:p>clean pulls combinatio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an Erros</text:p>
          </table:table-cell>
          <table:table-cell table:number-columns-repeated="9"/>
          <table:table-cell table:style-name="ce59"/>
          <table:table-cell table:number-columns-repeated="1013"/>
        </table:table-row>
        <table:table-row table:style-name="ro1">
          <table:table-cell office:value-type="string" calcext:value-type="string">
            <text:p>feet to early in extension</text:p>
          </table:table-cell>
          <table:table-cell table:number-columns-repeated="3"/>
          <table:table-cell office:value-type="string" calcext:value-type="string">
            <text:p>Top 3 ques</text:p>
          </table:table-cell>
          <table:table-cell table:number-columns-repeated="5"/>
          <table:table-cell table:style-name="ce59" office:value-type="string" calcext:value-type="string">
            <text:p>pull clo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 fast 1.pull</text:p>
          </table:table-cell>
          <table:table-cell table:number-columns-repeated="3"/>
          <table:table-cell table:style-name="ce61" office:value-type="string" calcext:value-type="string">
            <text:p>full extend</text:p>
          </table:table-cell>
          <table:table-cell office:value-type="string" calcext:value-type="string">
            <text:p>pull clo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ll 1. pull over knees not only to knees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ght ba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ggr under against bar cras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t 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VER B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nd under bar upright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/>
          <table:table-cell table:style-name="ce1" table:number-columns-repeated="3"/>
          <table:table-cell table:number-columns-repeated="983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4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4"/>
          <table:table-cell table:style-name="ce1" table:formula="of:=[.D31]/[.N31]" office:value-type="float" office:value="4" calcext:value-type="float">
            <text:p>4</text:p>
          </table:table-cell>
          <table:table-cell table:style-name="ce1" table:formula="of:=[.E31]/[.O31]" office:value-type="float" office:value="4" calcext:value-type="float">
            <text:p>4</text:p>
          </table:table-cell>
          <table:table-cell table:style-name="ce1" table:formula="of:=[.F31]/[.P31]" office:value-type="float" office:value="3" calcext:value-type="float">
            <text:p>3</text:p>
          </table:table-cell>
          <table:table-cell table:style-name="ce1" table:formula="of:=[.G31]/[.Q31]" office:value-type="float" office:value="2" calcext:value-type="float">
            <text:p>2</text:p>
          </table:table-cell>
          <table:table-cell table:style-name="ce14"/>
          <table:table-cell table:style-name="ce1" table:formula="of:=IF([.I31]&gt;=0.55;IF([.I31]&gt;=0.7;IF([.I31]&gt;0.8;IF([.I31]&gt;0.9;10;15);18);24);&quot;to low&quot;) - [.D31]" office:value-type="float" office:value="-2" calcext:value-type="float">
            <text:p>-2</text:p>
          </table:table-cell>
          <table:table-cell table:style-name="ce1" table:formula="of:=IF([.J31]&gt;=0.55;IF([.J31]&gt;=0.7;IF([.J31]&gt;0.8;IF([.J31]&gt;0.9;10;15);18);24);&quot;to low&quot;) - [.E31]" office:value-type="float" office:value="2" calcext:value-type="float">
            <text:p>2</text:p>
          </table:table-cell>
          <table:table-cell table:style-name="ce1" table:formula="of:=IF([.K31]&gt;=0.55;IF([.K31]&gt;=0.7;IF([.K31]&gt;0.8;IF([.K31]&gt;0.9;10;15);18);24);&quot;to low&quot;) - [.F31]" office:value-type="float" office:value="6" calcext:value-type="float">
            <text:p>6</text:p>
          </table:table-cell>
          <table:table-cell table:style-name="ce1" table:formula="of:=IF([.L31]&gt;=0.55;IF([.L31]&gt;=0.7;IF([.L31]&gt;0.8;IF([.L31]&gt;0.9;10;15);18);24);&quot;to low&quot;) - [.G31]" office:value-type="float" office:value="10" calcext:value-type="float">
            <text:p>10</text:p>
          </table:table-cell>
          <table:table-cell table:style-name="ce14"/>
          <table:table-cell table:style-name="ce22" table:formula="of:=[.I31]/COM.MICROSOFT.SWITCH([.N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2" table:formula="of:=[.J31]/COM.MICROSOFT.SWITCH([.O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2" table:formula="of:=[.K31]/COM.MICROSOFT.SWITCH([.P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2" table:formula="of:=[.L31]/COM.MICROSOFT.SWITCH([.Q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14"/>
          <table:table-cell table:style-name="ce22" table:formula="of:=[.$AM31]*[.I31]" office:value-type="float" office:value="77" calcext:value-type="float">
            <text:p>77.00</text:p>
          </table:table-cell>
          <table:table-cell table:style-name="ce22" table:formula="of:=[.$AM31]*[.J31]" office:value-type="float" office:value="80.3" calcext:value-type="float">
            <text:p>80.30</text:p>
          </table:table-cell>
          <table:table-cell table:style-name="ce22" table:formula="of:=[.$AM31]*[.K31]" office:value-type="float" office:value="84.7" calcext:value-type="float">
            <text:p>84.70</text:p>
          </table:table-cell>
          <table:table-cell table:style-name="ce22" table:formula="of:=[.$AM31]*[.L31]" office:value-type="float" office:value="77" calcext:value-type="float">
            <text:p>77.00</text:p>
          </table:table-cell>
          <table:table-cell table:style-name="ce1"/>
          <table:table-cell table:style-name="ce27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95454545454546" calcext:value-type="float">
            <text:p>0.795454545454546</text:p>
          </table:table-cell>
          <table:table-cell office:value-type="float" office:value="0.811111111111111" calcext:value-type="float">
            <text:p>0.811111111111111</text:p>
          </table:table-cell>
          <table:table-cell office:value-type="float" office:value="0.855555555555556" calcext:value-type="float">
            <text:p>0.855555555555556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0.3" calcext:value-type="float">
            <text:p>80.3</text:p>
          </table:table-cell>
          <table:table-cell office:value-type="float" office:value="84.7" calcext:value-type="float">
            <text:p>84.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8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59" office:value-type="string" calcext:value-type="string">
            <text:p>, pull, hang , FSx2</text:p>
          </table:table-cell>
          <table:table-cell table:style-name="ce59"/>
          <table:table-cell table:number-columns-repeated="1020"/>
        </table:table-row>
      </table:table>
      <table:table table:name="Pulls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formula="of:=0.75*[.B3]" office:value-type="float" office:value="12" calcext:value-type="float">
            <text:p>1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4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4"/>
          <table:table-cell table:style-name="ce1" table:formula="of:=[.D11]/[.N11]" office:value-type="float" office:value="4" calcext:value-type="float">
            <text:p>4</text:p>
          </table:table-cell>
          <table:table-cell table:style-name="ce1" table:formula="of:=[.E11]/[.O11]" office:value-type="float" office:value="3" calcext:value-type="float">
            <text:p>3</text:p>
          </table:table-cell>
          <table:table-cell table:style-name="ce1" table:formula="of:=[.F11]/[.P11]" office:value-type="float" office:value="3.33333333333333" calcext:value-type="float">
            <text:p>3.33333333333333</text:p>
          </table:table-cell>
          <table:table-cell table:style-name="ce1" table:formula="of:=[.G11]/[.Q11]" office:value-type="float" office:value="3.33333333333333" calcext:value-type="float">
            <text:p>3.33333333333333</text:p>
          </table:table-cell>
          <table:table-cell table:style-name="ce14"/>
          <table:table-cell table:style-name="ce1" table:formula="of:=IF([.I11]&gt;=0.55;IF([.I11]&gt;=0.7;IF([.I11]&gt;0.8;IF([.I11]&gt;0.9;10;15);18);24);&quot;to low&quot;) - [.D11]" office:value-type="float" office:value="2" calcext:value-type="float">
            <text:p>2</text:p>
          </table:table-cell>
          <table:table-cell table:style-name="ce1" table:formula="of:=IF([.J11]&gt;=0.55;IF([.J11]&gt;=0.7;IF([.J11]&gt;0.8;IF([.J11]&gt;0.9;10;15);18);24);&quot;to low&quot;) - [.E11]" office:value-type="float" office:value="6" calcext:value-type="float">
            <text:p>6</text:p>
          </table:table-cell>
          <table:table-cell table:style-name="ce1" table:formula="of:=IF([.K11]&gt;=0.55;IF([.K11]&gt;=0.7;IF([.K11]&gt;0.8;IF([.K11]&gt;0.9;10;15);18);24);&quot;to low&quot;) - [.F11]" office:value-type="float" office:value="5" calcext:value-type="float">
            <text:p>5</text:p>
          </table:table-cell>
          <table:table-cell table:style-name="ce1" table:formula="of:=IF([.L11]&gt;=0.55;IF([.L11]&gt;=0.7;IF([.L11]&gt;0.8;IF([.L11]&gt;0.9;10;15);18);24);&quot;to low&quot;) - [.G11]" office:value-type="float" office:value="8" calcext:value-type="float">
            <text:p>8</text:p>
          </table:table-cell>
          <table:table-cell table:style-name="ce14"/>
          <table:table-cell table:style-name="ce22" table:formula="of:=[.I11]/COM.MICROSOFT.SWITCH([.N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2" table:formula="of:=[.J11]/COM.MICROSOFT.SWITCH([.O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2" table:formula="of:=[.K11]/COM.MICROSOFT.SWITCH([.P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2" table:formula="of:=[.L11]/COM.MICROSOFT.SWITCH([.Q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14"/>
          <table:table-cell table:style-name="ce22" table:formula="of:=[.$AM11]*[.I11]" office:value-type="float" office:value="177.1875" calcext:value-type="float">
            <text:p>177.19</text:p>
          </table:table-cell>
          <table:table-cell table:style-name="ce22" table:formula="of:=[.$AM11]*[.J11]" office:value-type="float" office:value="189" calcext:value-type="float">
            <text:p>189.00</text:p>
          </table:table-cell>
          <table:table-cell table:style-name="ce22" table:formula="of:=[.$AM11]*[.K11]" office:value-type="float" office:value="200.8125" calcext:value-type="float">
            <text:p>200.81</text:p>
          </table:table-cell>
          <table:table-cell table:style-name="ce22" table:formula="of:=[.$AM11]*[.L11]" office:value-type="float" office:value="165.375" calcext:value-type="float">
            <text:p>165.38</text:p>
          </table:table-cell>
          <table:table-cell table:style-name="ce1"/>
          <table:table-cell table:style-name="ce27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33333333333333" calcext:value-type="float">
            <text:p>3.3333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13978494623656" calcext:value-type="float">
            <text:p>0.913978494623656</text:p>
          </table:table-cell>
          <table:table-cell office:value-type="float" office:value="0.752688172043011" calcext:value-type="float">
            <text:p>0.752688172043011</text:p>
          </table:table-cell>
          <table:table-cell/>
          <table:table-cell office:value-type="float" office:value="177.1875" calcext:value-type="float">
            <text:p>177.1875</text:p>
          </table:table-cell>
          <table:table-cell office:value-type="float" office:value="189" calcext:value-type="float">
            <text:p>189</text:p>
          </table:table-cell>
          <table:table-cell office:value-type="float" office:value="200.8125" calcext:value-type="float">
            <text:p>200.8125</text:p>
          </table:table-cell>
          <table:table-cell office:value-type="float" office:value="165.375" calcext:value-type="float">
            <text:p>165.375</text:p>
          </table:table-cell>
          <table:table-cell/>
          <table:table-cell office:value-type="float" office:value="236.25" calcext:value-type="float">
            <text:p>236.25</text:p>
          </table:table-cell>
          <table:table-cell table:number-columns-repeated="985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10"/>
          <table:table-cell table:style-name="ce59" office:value-type="string" calcext:value-type="string">
            <text:p>clean pulls combinations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59"/>
          <table:table-cell table:number-columns-repeated="1013"/>
        </table:table-row>
        <table:table-row table:style-name="ro3">
          <table:table-cell table:number-columns-repeated="10"/>
          <table:table-cell table:style-name="ce65" office:value-type="string" calcext:value-type="string">
            <text:p>pull close</text:p>
          </table:table-cell>
          <table:table-cell table:style-name="ce66" table:number-columns-repeated="2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LDL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63" office:value-type="string" calcext:value-type="string">
            <text:p>just use lower back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Technique 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p squeet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olent hip exten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 back air</text:p>
          </table:table-cell>
          <table:table-cell table:number-columns-repeated="1023"/>
        </table:table-row>
      </table:table>
      <table:table table:name="Snatch" table:style-name="ta1">
        <table:table-column table:style-name="co1" table:number-columns-repeated="18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5" table:default-cell-style-name="Default"/>
        <table:table-row table:style-name="ro1">
          <table:table-cell office:value-type="string" calcext:value-type="string">
            <text:p>Technique ques:</text:p>
          </table:table-cell>
          <table:table-cell/>
          <table:table-cell table:style-name="ce51" office:value-type="string" calcext:value-type="string">
            <text:p>slow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9" office:value-type="string" calcext:value-type="string">
            <text:p>full extend</text:p>
          </table:table-cell>
          <table:table-cell/>
          <table:table-cell table:style-name="ce59" office:value-type="string" calcext:value-type="string">
            <text:p>hip forward not agains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uscle</text:p>
          </table:table-cell>
          <table:table-cell/>
          <table:table-cell table:style-name="ce61" office:value-type="string" calcext:value-type="string">
            <text:p>pull back with muscle → up and back</text:p>
          </table:table-cell>
          <table:table-cell table:number-columns-repeated="9"/>
          <table:table-cell table:style-name="ce59" office:value-type="string" calcext:value-type="string">
            <text:p>clean pulls combinations</text:p>
          </table:table-cell>
          <table:table-cell table:number-columns-repeated="16"/>
          <table:table-cell office:value-type="string" calcext:value-type="string">
            <text:p>pull warm up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tight</text:p>
          </table:table-cell>
          <table:table-cell table:number-columns-repeated="11"/>
          <table:table-cell table:style-name="ce59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over bar</text:p>
          </table:table-cell>
          <table:table-cell table:number-columns-repeated="11"/>
          <table:table-cell table:style-name="ce59" office:value-type="string" calcext:value-type="string">
            <text:p>pull close</text:p>
          </table:table-cell>
          <table:table-cell table:number-columns-repeated="16"/>
          <table:table-cell office:value-type="string" calcext:value-type="string">
            <text:p>no hip contact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lat fix (deadlift fix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r on quad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re forw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y upr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nees back so hip goes back</text:p>
          </table:table-cell>
          <table:table-cell table:number-columns-repeated="6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inziehen</text:p>
          </table:table-cell>
          <table:table-cell table:number-columns-repeated="1021"/>
        </table:table-row>
        <table:table-row table:style-name="ro1">
          <table:table-cell table:number-columns-repeated="10"/>
          <table:table-cell office:value-type="float" office:value="0.95" calcext:value-type="float">
            <text:p>0.9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Volume </text:p>
          </table:table-cell>
          <table:table-cell office:value-type="string" calcext:value-type="string">
            <text:p>Day percent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formula="of:=0.95*[.J16]" office:value-type="float" office:value="11.4" calcext:value-type="float">
            <text:p>11.4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style-name="ce1" table:number-columns-repeated="3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Snatc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4"/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 table:style-name="ce14"/>
          <table:table-cell table:style-name="ce1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4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4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9" calcext:value-type="float">
            <text:p>9</text:p>
          </table:table-cell>
          <table:table-cell table:style-name="ce14"/>
          <table:table-cell table:style-name="ce22" office:value-type="float" office:value="0.827956989247312" calcext:value-type="float">
            <text:p>0.83</text:p>
          </table:table-cell>
          <table:table-cell table:style-name="ce22" office:value-type="float" office:value="0.870967741935484" calcext:value-type="float">
            <text:p>0.87</text:p>
          </table:table-cell>
          <table:table-cell table:style-name="ce22" office:value-type="float" office:value="0.795698924731183" calcext:value-type="float">
            <text:p>0.80</text:p>
          </table:table-cell>
          <table:table-cell table:style-name="ce23" office:value-type="float" office:value="0.956989247311828" calcext:value-type="float">
            <text:p>0.96</text:p>
          </table:table-cell>
          <table:table-cell table:style-name="ce14"/>
          <table:table-cell table:style-name="ce22" office:value-type="float" office:value="72.765" calcext:value-type="float">
            <text:p>72.77</text:p>
          </table:table-cell>
          <table:table-cell table:style-name="ce22" office:value-type="float" office:value="76.545" calcext:value-type="float">
            <text:p>76.55</text:p>
          </table:table-cell>
          <table:table-cell table:style-name="ce22" office:value-type="float" office:value="69.93" calcext:value-type="float">
            <text:p>69.93</text:p>
          </table:table-cell>
          <table:table-cell table:style-name="ce22" office:value-type="float" office:value="84.105" calcext:value-type="float">
            <text:p>84.11</text:p>
          </table:table-cell>
          <table:table-cell table:style-name="ce1"/>
          <table:table-cell table:style-name="ce27" office:value-type="float" office:value="94.5" calcext:value-type="float">
            <text:p>94.5</text:p>
          </table:table-cell>
          <table:table-cell table:style-name="ce4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2rep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AD21]*['Generell Calculating Data'.B6]" office:value-type="float" office:value="0.79483870967742" calcext:value-type="float">
            <text:p>0.79483870967742</text:p>
          </table:table-cell>
          <table:table-cell table:number-columns-repeated="19"/>
          <table:table-cell table:style-name="ce22" office:value-type="float" office:value="0.827956989247312" calcext:value-type="float">
            <text:p>0.83</text:p>
          </table:table-cell>
          <table:table-cell table:style-name="ce22" office:value-type="float" office:value="0.870967741935484" calcext:value-type="float">
            <text:p>0.87</text:p>
          </table:table-cell>
          <table:table-cell table:style-name="ce22" office:value-type="float" office:value="0.795698924731183" calcext:value-type="float">
            <text:p>0.80</text:p>
          </table:table-cell>
          <table:table-cell table:style-name="ce23" office:value-type="float" office:value="0.956989247311828" calcext:value-type="float">
            <text:p>0.96</text:p>
          </table:table-cell>
          <table:table-cell/>
          <table:table-cell table:formula="of:=[.J26]*[.AN21]" office:value-type="float" office:value="75.1122580645161" calcext:value-type="float">
            <text:p>75.1122580645161</text:p>
          </table:table-cell>
          <table:table-cell table:number-columns-repeated="98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Snatch Combi</text:p>
          </table:table-cell>
          <table:table-cell table:style-name="ce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4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4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4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4"/>
          <table:table-cell table:style-name="ce22" office:value-type="float" office:value="0.795454545454546" calcext:value-type="float">
            <text:p>0.80</text:p>
          </table:table-cell>
          <table:table-cell table:style-name="ce22" office:value-type="float" office:value="0.811111111111111" calcext:value-type="float">
            <text:p>0.81</text:p>
          </table:table-cell>
          <table:table-cell table:style-name="ce22" office:value-type="float" office:value="0.855555555555556" calcext:value-type="float">
            <text:p>0.86</text:p>
          </table:table-cell>
          <table:table-cell table:style-name="ce22" office:value-type="float" office:value="0.777777777777778" calcext:value-type="float">
            <text:p>0.78</text:p>
          </table:table-cell>
          <table:table-cell table:style-name="ce14"/>
          <table:table-cell table:style-name="ce22" office:value-type="float" office:value="61.25" calcext:value-type="float">
            <text:p>61.25</text:p>
          </table:table-cell>
          <table:table-cell table:style-name="ce22" office:value-type="float" office:value="63.875" calcext:value-type="float">
            <text:p>63.88</text:p>
          </table:table-cell>
          <table:table-cell table:style-name="ce22" office:value-type="float" office:value="67.375" calcext:value-type="float">
            <text:p>67.38</text:p>
          </table:table-cell>
          <table:table-cell table:style-name="ce22" office:value-type="float" office:value="61.25" calcext:value-type="float">
            <text:p>61.25</text:p>
          </table:table-cell>
          <table:table-cell table:style-name="ce1"/>
          <table:table-cell table:style-name="ce27" office:value-type="float" office:value="87.5" calcext:value-type="float">
            <text:p>87.5</text:p>
          </table:table-cell>
          <table:table-cell table:style-name="ce4"/>
          <table:table-cell table:style-name="ce1"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, Hang, OVS, OVS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0.75*[.D32]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</text:p>
          </table:table-cell>
          <table:table-cell office:value-type="string" calcext:value-type="string">
            <text:p>under knee pull</text:p>
          </table:table-cell>
          <table:table-cell/>
          <table:table-cell office:value-type="string" calcext:value-type="string">
            <text:p>hang </text:p>
          </table:table-cell>
          <table:table-cell office:value-type="string" calcext:value-type="string">
            <text:p>snatch/clean</text:p>
          </table:table-cell>
          <table:table-cell table:number-columns-repeated="1006"/>
        </table:table-row>
      </table:table>
      <table:table table:name="Push" table:style-name="ta1">
        <table:table-column table:style-name="co1" table:number-columns-repeated="16" table:default-cell-style-name="Default"/>
        <table:table-column table:style-name="co1" table:visibility="collapse" table:number-columns-repeated="10" table:default-cell-style-name="Default"/>
        <table:table-column table:style-name="co1" table:number-columns-repeated="13" table:default-cell-style-name="Default"/>
        <table:table-row table:style-name="ro1" table:number-rows-repeated="6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table:number-columns-repeated="5"/>
          <table:table-cell office:value-type="string" calcext:value-type="string">
            <text:p>Push Press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rip Width</text:p>
          </table:table-cell>
          <table:table-cell office:value-type="string" calcext:value-type="string">
            <text:p>Hands in</text:p>
          </table:table-cell>
          <table:table-cell office:value-type="string" calcext:value-type="string">
            <text:p>Hands out</text:p>
          </table:table-cell>
          <table:table-cell office:value-type="string" calcext:value-type="string">
            <text:p>of Ring</text:p>
          </table:table-cell>
          <table:table-cell table:number-columns-repeated="4"/>
          <table:table-cell table:style-name="ce42" office:value-type="string" calcext:value-type="string">
            <text:p>Paused start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use hip</text:p>
          </table:table-cell>
          <table:table-cell office:value-type="string" calcext:value-type="string">
            <text:p>Jump Under</text:p>
          </table:table-cell>
          <table:table-cell table:number-columns-repeated="5"/>
          <table:table-cell office:value-type="string" calcext:value-type="string">
            <text:p>feet not away from floor</text:p>
          </table:table-cell>
          <table:table-cell table:number-columns-repeated="29"/>
        </table:table-row>
        <table:table-row table:style-name="ro1">
          <table:table-cell table:number-columns-repeated="3"/>
          <table:table-cell table:style-name="ce62" office:value-type="string" calcext:value-type="string">
            <text:p>High Hips</text:p>
          </table:table-cell>
          <table:table-cell/>
          <table:table-cell table:style-name="ce62" office:value-type="string" calcext:value-type="string">
            <text:p>left knee over foot</text:p>
          </table:table-cell>
          <table:table-cell table:number-columns-repeated="3"/>
          <table:table-cell table:style-name="ce64" office:value-type="string" calcext:value-type="string">
            <text:p>Knees OUT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Jump under and Bar straight</text:p>
          </table:table-cell>
          <table:table-cell table:number-columns-repeated="35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knees out against crash</text:p>
          </table:table-cell>
          <table:table-cell table:number-columns-repeated="35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3"/>
          <table:table-cell table:style-name="ce61" office:value-type="string" calcext:value-type="string">
            <text:p>knee out start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equal decend</text:p>
          </table:table-cell>
          <table:table-cell table:number-columns-repeated="35"/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84.65625" calcext:value-type="float">
            <text:p>84.65625</text:p>
          </table:table-cell>
          <table:table-cell office:value-type="float" office:value="90.3" calcext:value-type="float">
            <text:p>90.3</text:p>
          </table:table-cell>
          <table:table-cell office:value-type="float" office:value="95.94375" calcext:value-type="float">
            <text:p>95.94375</text:p>
          </table:table-cell>
          <table:table-cell office:value-type="float" office:value="79.0125" calcext:value-type="float">
            <text:p>79.0125</text:p>
          </table:table-cell>
          <table:table-cell/>
          <table:table-cell office:value-type="float" office:value="112.875" calcext:value-type="float">
            <text:p>112.875</text:p>
          </table:table-cell>
          <table:table-cell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C28]*[.C23]" office:value-type="float" office:value="23.75" calcext:value-type="float">
            <text:p>23.75</text:p>
          </table:table-cell>
          <table:table-cell table:number-columns-repeated="4"/>
          <table:table-cell table:formula="of:=[.AB30]*['Generell Calculating Data'.B7]" office:value-type="float" office:value="0.792613636363636" calcext:value-type="float">
            <text:p>0.792613636363636</text:p>
          </table:table-cell>
          <table:table-cell table:number-columns-repeated="19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table:formula="of:=[.H30]*[.AL23]" office:value-type="float" office:value="89.4662642045454" calcext:value-type="float">
            <text:p>89.4662642045454</text:p>
          </table:table-cell>
          <table:table-cell table:number-columns-repeated="6"/>
        </table:table-row>
        <table:table-row table:style-name="ro1" table:number-rows-repeated="3">
          <table:table-cell table:number-columns-repeated="39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0.827956989247312" calcext:value-type="float">
            <text:p>0.827956989247312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0.795698924731183" calcext:value-type="float">
            <text:p>0.795698924731183</text:p>
          </table:table-cell>
          <table:table-cell office:value-type="float" office:value="0.956989247311828" calcext:value-type="float">
            <text:p>0.956989247311828</text:p>
          </table:table-cell>
          <table:table-cell/>
          <table:table-cell office:value-type="float" office:value="101.0625" calcext:value-type="float">
            <text:p>101.0625</text:p>
          </table:table-cell>
          <table:table-cell office:value-type="float" office:value="106.3125" calcext:value-type="float">
            <text:p>106.3125</text:p>
          </table:table-cell>
          <table:table-cell office:value-type="float" office:value="97.125" calcext:value-type="float">
            <text:p>97.125</text:p>
          </table:table-cell>
          <table:table-cell office:value-type="float" office:value="116.8125" calcext:value-type="float">
            <text:p>116.8125</text:p>
          </table:table-cell>
          <table:table-cell/>
          <table:table-cell office:value-type="float" office:value="131.25" calcext:value-type="float">
            <text:p>131.25</text:p>
          </table:table-cell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number-columns-repeated="3"/>
          <table:table-cell table:formula="of:=0.85*[.D35]" office:value-type="float" office:value="10.2" calcext:value-type="float">
            <text:p>10.2</text:p>
          </table:table-cell>
          <table:table-cell office:value-type="string" calcext:value-type="string">
            <text:p>3x3</text:p>
          </table:table-cell>
          <table:table-cell table:number-columns-repeated="3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4"/>
          <table:table-cell table:formula="of:=[.AC35]*[.AM35]" office:value-type="float" office:value="108.66935483871" calcext:value-type="float">
            <text:p>108.66935483871</text:p>
          </table:table-cell>
          <table:table-cell table:number-columns-repeated="34"/>
        </table:table-row>
      </table:table>
      <table:table table:name="Range Calculation for Prilepin" table:style-name="ta1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11]-[.E11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14]-[.E14]" office:value-type="float" office:value="12" calcext:value-type="float">
            <text:p>1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0]-[.E20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23]-[.E23]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F27]-[.E27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30]-[.E30]" office:value-type="float" office:value="10" calcext:value-type="float">
            <text:p>10</text:p>
          </table:table-cell>
        </table:table-row>
      </table:table>
      <table:table table:name="Generell Calculating Data" table:style-name="ta1">
        <table:table-column table:style-name="co1" table:default-cell-style-name="Default"/>
        <table:table-column table:style-name="co36" table:default-cell-style-name="Default"/>
        <table:table-column table:style-name="co1" table:number-columns-repeated="3" table:default-cell-style-name="Default"/>
        <table:table-column table:style-name="co37" table:default-cell-style-name="ce59"/>
        <table:table-column table:style-name="co36" table:default-cell-style-name="Default"/>
        <table:table-column table:style-name="co38" table:default-cell-style-name="Default"/>
        <table:table-column table:style-name="co1" table:number-columns-repeated="18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style-name="ce4"/>
          <table:table-cell table:style-name="ce24" office:value-type="string" calcext:value-type="string">
            <text:p>1 Rep Max Table</text:p>
          </table:table-cell>
          <table:table-cell table:number-columns-repeated="3"/>
          <table:table-cell table:style-name="Default"/>
          <table:table-cell office:value-type="string" calcext:value-type="string">
            <text:p>estimted progress</text:p>
          </table:table-cell>
          <table:table-cell table:number-columns-repeated="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4" office:value-type="float" office:value="1" calcext:value-type="float">
            <text:p>1.00</text:p>
          </table:table-cell>
          <table:table-cell table:number-columns-repeated="3"/>
          <table:table-cell table:style-name="ce2" office:value-type="string" calcext:value-type="string">
            <text:p>Deadlift</text:p>
          </table:table-cell>
          <table:table-cell office:value-type="float" office:value="236.25" calcext:value-type="float">
            <text:p>236.25</text:p>
          </table:table-cell>
          <table:table-cell table:number-columns-repeated="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4" office:value-type="float" office:value="0.96" calcext:value-type="float">
            <text:p>0.96</text:p>
          </table:table-cell>
          <table:table-cell table:number-columns-repeated="3"/>
          <table:table-cell table:style-name="ce2" office:value-type="string" calcext:value-type="string">
            <text:p>Push Press</text:p>
          </table:table-cell>
          <table:table-cell office:value-type="float" office:value="112.875" calcext:value-type="float">
            <text:p>112.875</text:p>
          </table:table-cell>
          <table:table-cell table:number-columns-repeated="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4" office:value-type="float" office:value="0.93" calcext:value-type="float">
            <text:p>0.93</text:p>
          </table:table-cell>
          <table:table-cell table:number-columns-repeated="3"/>
          <table:table-cell table:style-name="ce2" office:value-type="string" calcext:value-type="string">
            <text:p>Jerk</text:p>
          </table:table-cell>
          <table:table-cell office:value-type="float" office:value="131.25" calcext:value-type="float">
            <text:p>131.25</text:p>
          </table:table-cell>
          <table:table-cell table:number-columns-repeated="1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4" office:value-type="float" office:value="0.9" calcext:value-type="float">
            <text:p>0.90</text:p>
          </table:table-cell>
          <table:table-cell table:number-columns-repeated="3"/>
          <table:table-cell table:style-name="ce2" office:value-type="string" calcext:value-type="string">
            <text:p>Press</text:p>
          </table:table-cell>
          <table:table-cell office:value-type="float" office:value="76.125" calcext:value-type="float">
            <text:p>76.125</text:p>
          </table:table-cell>
          <table:table-cell table:number-columns-repeated="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4" office:value-type="float" office:value="0.88" calcext:value-type="float">
            <text:p>0.88</text:p>
          </table:table-cell>
          <table:table-cell table:number-columns-repeated="3"/>
          <table:table-cell table:style-name="ce2" office:value-type="string" calcext:value-type="string">
            <text:p>OVS</text:p>
          </table:table-cell>
          <table:table-cell office:value-type="float" office:value="96.25" calcext:value-type="float">
            <text:p>96.25</text:p>
          </table:table-cell>
          <table:table-cell table:number-columns-repeated="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4" office:value-type="float" office:value="0.86" calcext:value-type="float">
            <text:p>0.86</text:p>
          </table:table-cell>
          <table:table-cell table:number-columns-repeated="3"/>
          <table:table-cell table:style-name="ce2" office:value-type="string" calcext:value-type="string">
            <text:p>Back Squat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4" office:value-type="float" office:value="0.83" calcext:value-type="float">
            <text:p>0.83</text:p>
          </table:table-cell>
          <table:table-cell table:number-columns-repeated="3"/>
          <table:table-cell table:style-name="ce2" office:value-type="string" calcext:value-type="string">
            <text:p>Front Squat</text:p>
          </table:table-cell>
          <table:table-cell office:value-type="float" office:value="152.25" calcext:value-type="float">
            <text:p>152.25</text:p>
          </table:table-cell>
          <table:table-cell table:number-columns-repeated="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4" office:value-type="float" office:value="0.81" calcext:value-type="float">
            <text:p>0.81</text:p>
          </table:table-cell>
          <table:table-cell table:number-columns-repeated="3"/>
          <table:table-cell table:style-name="Default" office:value-type="string" calcext:value-type="string">
            <text:p>Paused Backsquat</text:p>
          </table:table-cell>
          <table:table-cell table:formula="of:=[.G10]*0.9" office:value-type="float" office:value="151.2" calcext:value-type="float">
            <text:p>151.2</text:p>
          </table:table-cell>
          <table:table-cell table:number-columns-repeated="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4" office:value-type="float" office:value="0.79" calcext:value-type="float">
            <text:p>0.79</text:p>
          </table:table-cell>
          <table:table-cell table:number-columns-repeated="3"/>
          <table:table-cell table:style-name="Default" office:value-type="string" calcext:value-type="string">
            <text:p>Paused Frontsquat</text:p>
          </table:table-cell>
          <table:table-cell table:formula="of:=[.G11]*0.9" office:value-type="float" office:value="137.025" calcext:value-type="float">
            <text:p>137.025</text:p>
          </table:table-cell>
          <table:table-cell table:number-columns-repeated="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4" office:value-type="float" office:value="0.77" calcext:value-type="float">
            <text:p>0.77</text:p>
          </table:table-cell>
          <table:table-cell table:number-columns-repeated="3"/>
          <table:table-cell table:style-name="ce2" office:value-type="string" calcext:value-type="string">
            <text:p>Clean</text:p>
          </table:table-cell>
          <table:table-cell office:value-type="float" office:value="126" calcext:value-type="float">
            <text:p>126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Pull</text:p>
          </table:table-cell>
          <table:table-cell office:value-type="float" office:value="129.83870967742" calcext:value-type="float">
            <text:p>129.83870967742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</text:p>
          </table:table-cell>
          <table:table-cell office:value-type="float" office:value="94.5" calcext:value-type="float">
            <text:p>94.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pull</text:p>
          </table:table-cell>
          <table:table-cell office:value-type="float" office:value="115.725806451613" calcext:value-type="float">
            <text:p>115.725806451613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Clean</text:p>
          </table:table-cell>
          <table:table-cell office:value-type="float" office:value="119.7" calcext:value-type="float">
            <text:p>119.7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Snatch</text:p>
          </table:table-cell>
          <table:table-cell office:value-type="float" office:value="82.03125" calcext:value-type="float">
            <text:p>82.031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G Deficit Deadlift</text:p>
          </table:table-cell>
          <table:table-cell office:value-type="float" office:value="157.5" calcext:value-type="float">
            <text:p>157.5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5"/>
          <table:table-cell table:style-name="ce2" office:value-type="string" calcext:value-type="string">
            <text:p>Paused Deadlift</text:p>
          </table:table-cell>
          <table:table-cell office:value-type="float" office:value="141.75" calcext:value-type="float">
            <text:p>141.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Combination</text:p>
          </table:table-cell>
          <table:table-cell office:value-type="float" office:value="107.1" calcext:value-type="float">
            <text:p>107.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Combination</text:p>
          </table:table-cell>
          <table:table-cell office:value-type="float" office:value="80.325" calcext:value-type="float">
            <text:p>80.3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Burn Squat</text:p>
          </table:table-cell>
          <table:table-cell office:value-type="float" office:value="100.8" calcext:value-type="float">
            <text:p>100.8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Clean and Jerk</text:p>
          </table:table-cell>
          <table:table-cell office:value-type="float" office:value="123.375" calcext:value-type="float">
            <text:p>123.3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</text:p>
          </table:table-cell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 as Acc</text:p>
          </table:table-cell>
          <table:table-cell office:value-type="float" office:value="138.6" calcext:value-type="float">
            <text:p>138.6</text:p>
          </table:table-cell>
          <table:table-cell table:number-columns-repeated="19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2" office:value-type="string" calcext:value-type="string">
            <text:p>Snatch Deadlift</text:p>
          </table:table-cell>
          <table:table-cell office:value-type="float" office:value="169.354838709677" calcext:value-type="float">
            <text:p>169.354838709677</text:p>
          </table:table-cell>
          <table:table-cell table:number-columns-repeated="19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dvance this to 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VOLUME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Intensity</text:p>
          </table:table-cell>
          <table:table-cell table:number-columns-repeated="4"/>
          <table:table-cell office:value-type="string" calcext:value-type="string">
            <text:p>Rep Ideal (highest?)</text:p>
          </table:table-cell>
          <table:table-cell table:number-columns-repeated="4"/>
          <table:table-cell table:style-name="ce59" office:value-type="string" calcext:value-type="string">
            <text:p>Prilepin VOLUME optimum</text:p>
          </table:table-cell>
          <table:table-cell table:style-name="ce59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table:style-name="Default"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table:style-name="ce59" office:value-type="string" calcext:value-type="string">
            <text:p>Cycle 1</text:p>
          </table:table-cell>
          <table:table-cell table:style-name="ce59" office:value-type="string" calcext:value-type="string">
            <text:p>Cycle 2</text:p>
          </table:table-cell>
          <table:table-cell table:style-name="ce59" office:value-type="string" calcext:value-type="string">
            <text:p>Cycle 3</text:p>
          </table:table-cell>
          <table:table-cell table:style-name="ce59" office:value-type="string" calcext:value-type="string">
            <text:p>Cycle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43] - [.C43]" office:value-type="float" office:value="2" calcext:value-type="float">
            <text:p>2</text:p>
          </table:table-cell>
          <table:table-cell table:formula="of:=[.S43] - [.D43]" office:value-type="float" office:value="6" calcext:value-type="float">
            <text:p>6</text:p>
          </table:table-cell>
          <table:table-cell table:formula="of:=[.T43] - [.E43]" office:value-type="float" office:value="5" calcext:value-type="float">
            <text:p>5</text:p>
          </table:table-cell>
          <table:table-cell table:formula="of:=[.U43] - [.F43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natch Pull?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44] - [.C44]" office:value-type="float" office:value="-2" calcext:value-type="float">
            <text:p>-2</text:p>
          </table:table-cell>
          <table:table-cell table:formula="of:=[.S44] - [.D44]" office:value-type="float" office:value="2" calcext:value-type="float">
            <text:p>2</text:p>
          </table:table-cell>
          <table:table-cell table:formula="of:=[.T44] - [.E44]" office:value-type="float" office:value="3" calcext:value-type="float">
            <text:p>3</text:p>
          </table:table-cell>
          <table:table-cell table:formula="of:=[.U44] - [.F44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45] - [.C45]" office:value-type="float" office:value="2" calcext:value-type="float">
            <text:p>2</text:p>
          </table:table-cell>
          <table:table-cell table:formula="of:=[.S45] - [.D45]" office:value-type="float" office:value="6" calcext:value-type="float">
            <text:p>6</text:p>
          </table:table-cell>
          <table:table-cell table:formula="of:=[.T45] - [.E45]" office:value-type="float" office:value="5" calcext:value-type="float">
            <text:p>5</text:p>
          </table:table-cell>
          <table:table-cell table:formula="of:=[.U45] - [.F45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lean Pull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46] - [.C46]" office:value-type="float" office:value="0" calcext:value-type="float">
            <text:p>0</text:p>
          </table:table-cell>
          <table:table-cell table:formula="of:=[.S46] - [.D46]" office:value-type="float" office:value="3" calcext:value-type="float">
            <text:p>3</text:p>
          </table:table-cell>
          <table:table-cell table:formula="of:=[.T46] - [.E46]" office:value-type="float" office:value="3" calcext:value-type="float">
            <text:p>3</text:p>
          </table:table-cell>
          <table:table-cell table:formula="of:=[.U46] - [.F46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 as Acc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9" office:value-type="float" office:value="24" calcext:value-type="float">
            <text:p>24</text:p>
          </table:table-cell>
          <table:table-cell/>
          <table:table-cell table:formula="of:=[.R47] - [.C47]" office:value-type="float" office:value="4" calcext:value-type="float">
            <text:p>4</text:p>
          </table:table-cell>
          <table:table-cell table:formula="of:=[.S47] - [.D47]" office:value-type="float" office:value="8" calcext:value-type="float">
            <text:p>8</text:p>
          </table:table-cell>
          <table:table-cell table:formula="of:=[.T47] - [.E47]" office:value-type="float" office:value="12" calcext:value-type="float">
            <text:p>12</text:p>
          </table:table-cell>
          <table:table-cell table:formula="of:=[.U47] - [.F47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48] - [.C48]" office:value-type="float" office:value="0" calcext:value-type="float">
            <text:p>0</text:p>
          </table:table-cell>
          <table:table-cell table:formula="of:=[.S48] - [.D48]" office:value-type="float" office:value="0" calcext:value-type="float">
            <text:p>0</text:p>
          </table:table-cell>
          <table:table-cell table:formula="of:=[.T48] - [.E48]" office:value-type="float" office:value="0" calcext:value-type="float">
            <text:p>0</text:p>
          </table:table-cell>
          <table:table-cell table:formula="of:=[.U48] - [.F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49] - [.C49]" office:value-type="float" office:value="-7" calcext:value-type="float">
            <text:p>-7</text:p>
          </table:table-cell>
          <table:table-cell table:formula="of:=[.S49] - [.D49]" office:value-type="float" office:value="-2" calcext:value-type="float">
            <text:p>-2</text:p>
          </table:table-cell>
          <table:table-cell table:formula="of:=[.T49] - [.E49]" office:value-type="float" office:value="0" calcext:value-type="float">
            <text:p>0</text:p>
          </table:table-cell>
          <table:table-cell table:formula="of:=[.U49] - [.F49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/>
          <table:table-cell table:formula="of:=[.R50] - [.C50]" office:value-type="float" office:value="6" calcext:value-type="float">
            <text:p>6</text:p>
          </table:table-cell>
          <table:table-cell table:formula="of:=[.S50] - [.D50]" office:value-type="float" office:value="0" calcext:value-type="float">
            <text:p>0</text:p>
          </table:table-cell>
          <table:table-cell table:formula="of:=[.T50] - [.E50]" office:value-type="float" office:value="9" calcext:value-type="float">
            <text:p>9</text:p>
          </table:table-cell>
          <table:table-cell table:formula="of:=[.U50] - [.F5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1] - [.C51]" office:value-type="float" office:value="3" calcext:value-type="float">
            <text:p>3</text:p>
          </table:table-cell>
          <table:table-cell table:formula="of:=[.S51] - [.D51]" office:value-type="float" office:value="6" calcext:value-type="float">
            <text:p>6</text:p>
          </table:table-cell>
          <table:table-cell table:formula="of:=[.T51] - [.E51]" office:value-type="float" office:value="5" calcext:value-type="float">
            <text:p>5</text:p>
          </table:table-cell>
          <table:table-cell table:formula="of:=[.U51] - [.F5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52] - [.C52]" office:value-type="float" office:value="0" calcext:value-type="float">
            <text:p>0</text:p>
          </table:table-cell>
          <table:table-cell table:formula="of:=[.S52] - [.D52]" office:value-type="float" office:value="0" calcext:value-type="float">
            <text:p>0</text:p>
          </table:table-cell>
          <table:table-cell table:formula="of:=[.T52] - [.E52]" office:value-type="float" office:value="0" calcext:value-type="float">
            <text:p>0</text:p>
          </table:table-cell>
          <table:table-cell table:formula="of:=[.U52] - [.F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VS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3] - [.C53]" office:value-type="float" office:value="-6" calcext:value-type="float">
            <text:p>-6</text:p>
          </table:table-cell>
          <table:table-cell table:formula="of:=[.S53] - [.D53]" office:value-type="float" office:value="-2" calcext:value-type="float">
            <text:p>-2</text:p>
          </table:table-cell>
          <table:table-cell table:formula="of:=[.T53] - [.E53]" office:value-type="float" office:value="-1" calcext:value-type="float">
            <text:p>-1</text:p>
          </table:table-cell>
          <table:table-cell table:formula="of:=[.U53] - [.F5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ack Squat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4] - [.C54]" office:value-type="float" office:value="-12" calcext:value-type="float">
            <text:p>-12</text:p>
          </table:table-cell>
          <table:table-cell table:formula="of:=[.S54] - [.D54]" office:value-type="float" office:value="-7" calcext:value-type="float">
            <text:p>-7</text:p>
          </table:table-cell>
          <table:table-cell table:formula="of:=[.T54] - [.E54]" office:value-type="float" office:value="-5" calcext:value-type="float">
            <text:p>-5</text:p>
          </table:table-cell>
          <table:table-cell table:formula="of:=[.U54] - [.F54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Front Squat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5] - [.C55]" office:value-type="float" office:value="-7" calcext:value-type="float">
            <text:p>-7</text:p>
          </table:table-cell>
          <table:table-cell table:formula="of:=[.S55] - [.D55]" office:value-type="float" office:value="-2" calcext:value-type="float">
            <text:p>-2</text:p>
          </table:table-cell>
          <table:table-cell table:formula="of:=[.T55] - [.E55]" office:value-type="float" office:value="0" calcext:value-type="float">
            <text:p>0</text:p>
          </table:table-cell>
          <table:table-cell table:formula="of:=[.U55] - [.F55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used Backsquat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6] - [.C56]" office:value-type="float" office:value="-12" calcext:value-type="float">
            <text:p>-12</text:p>
          </table:table-cell>
          <table:table-cell table:formula="of:=[.S56] - [.D56]" office:value-type="float" office:value="-7" calcext:value-type="float">
            <text:p>-7</text:p>
          </table:table-cell>
          <table:table-cell table:formula="of:=[.T56] - [.E56]" office:value-type="float" office:value="-5" calcext:value-type="float">
            <text:p>-5</text:p>
          </table:table-cell>
          <table:table-cell table:formula="of:=[.U56] - [.F56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aused Frontsquat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/>
          <table:table-cell table:formula="of:=[.R57] - [.C57]" office:value-type="float" office:value="-6" calcext:value-type="float">
            <text:p>-6</text:p>
          </table:table-cell>
          <table:table-cell table:formula="of:=[.S57] - [.D57]" office:value-type="float" office:value="-2" calcext:value-type="float">
            <text:p>-2</text:p>
          </table:table-cell>
          <table:table-cell table:formula="of:=[.T57] - [.E57]" office:value-type="float" office:value="-1" calcext:value-type="float">
            <text:p>-1</text:p>
          </table:table-cell>
          <table:table-cell table:formula="of:=[.U57] - [.F57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58] - [.C58]" office:value-type="float" office:value="0" calcext:value-type="float">
            <text:p>0</text:p>
          </table:table-cell>
          <table:table-cell table:formula="of:=[.S58] - [.D58]" office:value-type="float" office:value="0" calcext:value-type="float">
            <text:p>0</text:p>
          </table:table-cell>
          <table:table-cell table:formula="of:=[.T58] - [.E58]" office:value-type="float" office:value="0" calcext:value-type="float">
            <text:p>0</text:p>
          </table:table-cell>
          <table:table-cell table:formula="of:=[.U58] - [.F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/>
          <table:table-cell table:formula="of:=[.R59] - [.C59]" office:value-type="float" office:value="6" calcext:value-type="float">
            <text:p>6</text:p>
          </table:table-cell>
          <table:table-cell table:formula="of:=[.S59] - [.D59]" office:value-type="float" office:value="0" calcext:value-type="float">
            <text:p>0</text:p>
          </table:table-cell>
          <table:table-cell table:formula="of:=[.T59] - [.E59]" office:value-type="float" office:value="9" calcext:value-type="float">
            <text:p>9</text:p>
          </table:table-cell>
          <table:table-cell table:formula="of:=[.U59] - [.F59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0] - [.C60]" office:value-type="float" office:value="0" calcext:value-type="float">
            <text:p>0</text:p>
          </table:table-cell>
          <table:table-cell table:formula="of:=[.S60] - [.D60]" office:value-type="float" office:value="0" calcext:value-type="float">
            <text:p>0</text:p>
          </table:table-cell>
          <table:table-cell table:formula="of:=[.T60] - [.E60]" office:value-type="float" office:value="0" calcext:value-type="float">
            <text:p>0</text:p>
          </table:table-cell>
          <table:table-cell table:formula="of:=[.U60] - [.F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/>
          <table:table-cell table:formula="of:=[.R61] - [.C61]" office:value-type="float" office:value="6" calcext:value-type="float">
            <text:p>6</text:p>
          </table:table-cell>
          <table:table-cell table:formula="of:=[.S61] - [.D61]" office:value-type="float" office:value="0" calcext:value-type="float">
            <text:p>0</text:p>
          </table:table-cell>
          <table:table-cell table:formula="of:=[.T61] - [.E61]" office:value-type="float" office:value="9" calcext:value-type="float">
            <text:p>9</text:p>
          </table:table-cell>
          <table:table-cell table:formula="of:=[.U61] - [.F6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2] - [.C62]" office:value-type="float" office:value="0" calcext:value-type="float">
            <text:p>0</text:p>
          </table:table-cell>
          <table:table-cell table:formula="of:=[.S62] - [.D62]" office:value-type="float" office:value="0" calcext:value-type="float">
            <text:p>0</text:p>
          </table:table-cell>
          <table:table-cell table:formula="of:=[.T62] - [.E62]" office:value-type="float" office:value="0" calcext:value-type="float">
            <text:p>0</text:p>
          </table:table-cell>
          <table:table-cell table:formula="of:=[.U62] - [.F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3] - [.C63]" office:value-type="float" office:value="0" calcext:value-type="float">
            <text:p>0</text:p>
          </table:table-cell>
          <table:table-cell table:formula="of:=[.S63] - [.D63]" office:value-type="float" office:value="0" calcext:value-type="float">
            <text:p>0</text:p>
          </table:table-cell>
          <table:table-cell table:formula="of:=[.T63] - [.E63]" office:value-type="float" office:value="0" calcext:value-type="float">
            <text:p>0</text:p>
          </table:table-cell>
          <table:table-cell table:formula="of:=[.U63] - [.F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4] - [.C64]" office:value-type="float" office:value="0" calcext:value-type="float">
            <text:p>0</text:p>
          </table:table-cell>
          <table:table-cell table:formula="of:=[.S64] - [.D64]" office:value-type="float" office:value="0" calcext:value-type="float">
            <text:p>0</text:p>
          </table:table-cell>
          <table:table-cell table:formula="of:=[.T64] - [.E64]" office:value-type="float" office:value="0" calcext:value-type="float">
            <text:p>0</text:p>
          </table:table-cell>
          <table:table-cell table:formula="of:=[.U64] - [.F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G Deficit Deadlift</text:p>
          </table:table-cell>
          <table:table-cell table:number-columns-repeated="3" table:style-name="ce59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59" office:value-type="float" office:value="24" calcext:value-type="float">
            <text:p>24</text:p>
          </table:table-cell>
          <table:table-cell/>
          <table:table-cell table:formula="of:=[.R65] - [.C65]" office:value-type="float" office:value="-6" calcext:value-type="float">
            <text:p>-6</text:p>
          </table:table-cell>
          <table:table-cell table:formula="of:=[.S65] - [.D65]" office:value-type="float" office:value="-6" calcext:value-type="float">
            <text:p>-6</text:p>
          </table:table-cell>
          <table:table-cell table:formula="of:=[.T65] - [.E65]" office:value-type="float" office:value="-6" calcext:value-type="float">
            <text:p>-6</text:p>
          </table:table-cell>
          <table:table-cell table:formula="of:=[.U65] - [.F65]"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6] - [.C66]" office:value-type="float" office:value="0" calcext:value-type="float">
            <text:p>0</text:p>
          </table:table-cell>
          <table:table-cell table:formula="of:=[.S66] - [.D66]" office:value-type="float" office:value="0" calcext:value-type="float">
            <text:p>0</text:p>
          </table:table-cell>
          <table:table-cell table:formula="of:=[.T66] - [.E66]" office:value-type="float" office:value="0" calcext:value-type="float">
            <text:p>0</text:p>
          </table:table-cell>
          <table:table-cell table:formula="of:=[.U66] - [.F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67] - [.C67]" office:value-type="float" office:value="0" calcext:value-type="float">
            <text:p>0</text:p>
          </table:table-cell>
          <table:table-cell table:formula="of:=[.S67] - [.D67]" office:value-type="float" office:value="0" calcext:value-type="float">
            <text:p>0</text:p>
          </table:table-cell>
          <table:table-cell table:formula="of:=[.T67] - [.E67]" office:value-type="float" office:value="0" calcext:value-type="float">
            <text:p>0</text:p>
          </table:table-cell>
          <table:table-cell table:formula="of:=[.U67] - [.F6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 Combination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9" office:value-type="float" office:value="18" calcext:value-type="float">
            <text:p>18</text:p>
          </table:table-cell>
          <table:table-cell/>
          <table:table-cell table:formula="of:=[.R68] - [.C68]" office:value-type="float" office:value="-2" calcext:value-type="float">
            <text:p>-2</text:p>
          </table:table-cell>
          <table:table-cell table:formula="of:=[.S68] - [.D68]" office:value-type="float" office:value="2" calcext:value-type="float">
            <text:p>2</text:p>
          </table:table-cell>
          <table:table-cell table:formula="of:=[.T68] - [.E68]" office:value-type="float" office:value="6" calcext:value-type="float">
            <text:p>6</text:p>
          </table:table-cell>
          <table:table-cell table:formula="of:=[.U68] - [.F68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natch Combination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9" office:value-type="float" office:value="18" calcext:value-type="float">
            <text:p>18</text:p>
          </table:table-cell>
          <table:table-cell/>
          <table:table-cell table:formula="of:=[.R69] - [.C69]" office:value-type="float" office:value="-2" calcext:value-type="float">
            <text:p>-2</text:p>
          </table:table-cell>
          <table:table-cell table:formula="of:=[.S69] - [.D69]" office:value-type="float" office:value="2" calcext:value-type="float">
            <text:p>2</text:p>
          </table:table-cell>
          <table:table-cell table:formula="of:=[.T69] - [.E69]" office:value-type="float" office:value="6" calcext:value-type="float">
            <text:p>6</text:p>
          </table:table-cell>
          <table:table-cell table:formula="of:=[.U69] - [.F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3" table:style-name="ce59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59" office:value-type="float" office:value="24" calcext:value-type="float">
            <text:p>24</text:p>
          </table:table-cell>
          <table:table-cell/>
          <table:table-cell table:formula="of:=[.R70] - [.C70]" office:value-type="float" office:value="-6" calcext:value-type="float">
            <text:p>-6</text:p>
          </table:table-cell>
          <table:table-cell table:formula="of:=[.S70] - [.D70]" office:value-type="float" office:value="-6" calcext:value-type="float">
            <text:p>-6</text:p>
          </table:table-cell>
          <table:table-cell table:formula="of:=[.T70] - [.E70]" office:value-type="float" office:value="-6" calcext:value-type="float">
            <text:p>-6</text:p>
          </table:table-cell>
          <table:table-cell table:formula="of:=[.U70] - [.F70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Clean and Jerk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5" calcext:value-type="float">
            <text:p>15</text:p>
          </table:table-cell>
          <table:table-cell/>
          <table:table-cell table:formula="of:=[.R71] - [.C71]" office:value-type="float" office:value="6" calcext:value-type="float">
            <text:p>6</text:p>
          </table:table-cell>
          <table:table-cell table:formula="of:=[.S71] - [.D71]" office:value-type="float" office:value="0" calcext:value-type="float">
            <text:p>0</text:p>
          </table:table-cell>
          <table:table-cell table:formula="of:=[.T71] - [.E71]" office:value-type="float" office:value="9" calcext:value-type="float">
            <text:p>9</text:p>
          </table:table-cell>
          <table:table-cell table:formula="of:=[.U71] - [.F7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72] - [.C72]" office:value-type="float" office:value="0" calcext:value-type="float">
            <text:p>0</text:p>
          </table:table-cell>
          <table:table-cell table:formula="of:=[.S72] - [.D72]" office:value-type="float" office:value="0" calcext:value-type="float">
            <text:p>0</text:p>
          </table:table-cell>
          <table:table-cell table:formula="of:=[.T72] - [.E72]" office:value-type="float" office:value="0" calcext:value-type="float">
            <text:p>0</text:p>
          </table:table-cell>
          <table:table-cell table:formula="of:=[.U72] - [.F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2"/>
          <table:table-cell table:style-name="ce59" table:number-columns-repeated="4"/>
          <table:table-cell/>
          <table:table-cell table:formula="of:=[.R73] - [.C73]" office:value-type="float" office:value="0" calcext:value-type="float">
            <text:p>0</text:p>
          </table:table-cell>
          <table:table-cell table:formula="of:=[.S73] - [.D73]" office:value-type="float" office:value="0" calcext:value-type="float">
            <text:p>0</text:p>
          </table:table-cell>
          <table:table-cell table:formula="of:=[.T73] - [.E73]" office:value-type="float" office:value="0" calcext:value-type="float">
            <text:p>0</text:p>
          </table:table-cell>
          <table:table-cell table:formula="of:=[.U73] - [.F7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59" table:number-columns-repeated="4"/>
          <table:table-cell/>
          <table:table-cell table:formula="of:=[.R74] - [.C74]" office:value-type="float" office:value="0" calcext:value-type="float">
            <text:p>0</text:p>
          </table:table-cell>
          <table:table-cell table:formula="of:=[.S74] - [.D74]" office:value-type="float" office:value="0" calcext:value-type="float">
            <text:p>0</text:p>
          </table:table-cell>
          <table:table-cell table:formula="of:=[.T74] - [.E74]" office:value-type="float" office:value="0" calcext:value-type="float">
            <text:p>0</text:p>
          </table:table-cell>
          <table:table-cell table:formula="of:=[.U74] - [.F7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0" calcext:value-type="float">
            <text:p>10</text:p>
          </table:table-cell>
          <table:table-cell/>
          <table:table-cell table:formula="of:=[.R75] - [.C75]" office:value-type="float" office:value="10" calcext:value-type="float">
            <text:p>10</text:p>
          </table:table-cell>
          <table:table-cell table:formula="of:=[.S75] - [.D75]" office:value-type="float" office:value="24" calcext:value-type="float">
            <text:p>24</text:p>
          </table:table-cell>
          <table:table-cell table:formula="of:=[.T75] - [.E75]" office:value-type="float" office:value="18" calcext:value-type="float">
            <text:p>18</text:p>
          </table:table-cell>
          <table:table-cell table:formula="of:=[.U75] - [.F75]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59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table table:name="Rep Changer" table:style-name="ta1">
        <table:table-column table:style-name="co1" table:number-columns-repeated="3" table:default-cell-style-name="Default"/>
        <table:table-column table:style-name="co39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67"/>
        <table:table-column table:style-name="co1" table:number-columns-repeated="2" table:default-cell-style-name="Default"/>
        <table:table-column table:style-name="co40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ONLY ONE and in right line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weight:</text:p>
          </table:table-cell>
          <table:table-cell office:value-type="float" office:value="61.5" calcext:value-type="float">
            <text:p>61.5</text:p>
          </table:table-cell>
          <table:table-cell/>
          <table:table-cell office:value-type="string" calcext:value-type="string">
            <text:p>1RM:</text:p>
          </table:table-cell>
          <table:table-cell table:formula="of:=[.I5]/SUM([.H7:.H16])" office:value-type="float" office:value="87.8571428571429" calcext:value-type="float">
            <text:p>87.8571428571429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4" office:value-type="string" calcext:value-type="string">
            <text:p>1 Rep Max Table</text:p>
          </table:table-cell>
          <table:table-cell table:style-name="ce4"/>
          <table:table-cell office:value-type="string" calcext:value-type="string">
            <text:p>INPUT:</text:p>
          </table:table-cell>
          <table:table-cell office:value-type="string" calcext:value-type="string">
            <text:p>Current Rep</text:p>
          </table:table-cell>
          <table:table-cell office:value-type="string" calcext:value-type="string">
            <text:p>Intensity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Calc Data</text:p>
          </table:table-cell>
          <table:table-cell office:value-type="string" calcext:value-type="string">
            <text:p>Relative Intensity</text:p>
          </table:table-cell>
          <table:table-cell table:number-columns-repeated="4"/>
          <table:table-cell table:style-name="ce4"/>
          <table:table-cell table:style-name="ce24" office:value-type="string" calcext:value-type="string">
            <text:p>1 Rep Max Table</text:p>
          </table:table-cell>
        </table:table-row>
        <table:table-row table:style-name="ro2">
          <table:table-cell table:number-columns-repeated="3"/>
          <table:table-cell table:style-name="ce24" office:value-type="float" office:value="1" calcext:value-type="float">
            <text:p>1.00</text:p>
          </table:table-cell>
          <table:table-cell table:style-name="ce4"/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$Q$19]*[.W7]" office:value-type="float" office:value="0.795454545454546" calcext:value-type="float">
            <text:p>0.80</text:p>
          </table:table-cell>
          <table:table-cell table:formula="of:=[.M7]*[.$L$5]" office:value-type="float" office:value="69.8863636363636" calcext:value-type="float">
            <text:p>69.89</text:p>
          </table:table-cell>
          <table:table-cell table:number-columns-repeated="2"/>
          <table:table-cell table:formula="of:=[.H7]/[.D7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24" office:value-type="float" office:value="1" calcext:value-type="float">
            <text:p>1.00</text:p>
          </table:table-cell>
        </table:table-row>
        <table:table-row table:style-name="ro2">
          <table:table-cell table:number-columns-repeated="3"/>
          <table:table-cell table:style-name="ce24" office:value-type="float" office:value="0.96" calcext:value-type="float">
            <text:p>0.96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Q$19]*[.W8]" office:value-type="float" office:value="0.763636363636364" calcext:value-type="float">
            <text:p>0.76</text:p>
          </table:table-cell>
          <table:table-cell table:formula="of:=[.M8]*[.$L$5]" office:value-type="float" office:value="67.0909090909091" calcext:value-type="float">
            <text:p>67.09</text:p>
          </table:table-cell>
          <table:table-cell table:number-columns-repeated="2"/>
          <table:table-cell table:formula="of:=[.H8]/[.D8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24" office:value-type="float" office:value="0.96" calcext:value-type="float">
            <text:p>0.96</text:p>
          </table:table-cell>
        </table:table-row>
        <table:table-row table:style-name="ro2">
          <table:table-cell table:number-columns-repeated="3"/>
          <table:table-cell table:style-name="ce24" office:value-type="float" office:value="0.93" calcext:value-type="float">
            <text:p>0.93</text:p>
          </table:table-cell>
          <table:table-cell table:style-name="ce4"/>
          <table:table-cell/>
          <table:table-cell table:style-name="ce4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$Q$19]*[.W9]" office:value-type="float" office:value="0.739772727272727" calcext:value-type="float">
            <text:p>0.74</text:p>
          </table:table-cell>
          <table:table-cell table:formula="of:=[.M9]*[.$L$5]" office:value-type="float" office:value="64.9943181818182" calcext:value-type="float">
            <text:p>64.99</text:p>
          </table:table-cell>
          <table:table-cell table:number-columns-repeated="2"/>
          <table:table-cell table:formula="of:=[.H9]/[.D9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24" office:value-type="float" office:value="0.93" calcext:value-type="float">
            <text:p>0.93</text:p>
          </table:table-cell>
        </table:table-row>
        <table:table-row table:style-name="ro2">
          <table:table-cell table:number-columns-repeated="3"/>
          <table:table-cell table:style-name="ce24" office:value-type="float" office:value="0.9" calcext:value-type="float">
            <text:p>0.90</text:p>
          </table:table-cell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$Q$19]*[.W10]" office:value-type="float" office:value="0.715909090909091" calcext:value-type="float">
            <text:p>0.72</text:p>
          </table:table-cell>
          <table:table-cell table:formula="of:=[.M10]*[.$L$5]" office:value-type="float" office:value="62.8977272727273" calcext:value-type="float">
            <text:p>62.90</text:p>
          </table:table-cell>
          <table:table-cell table:number-columns-repeated="2"/>
          <table:table-cell table:formula="of:=[.H10]/[.D10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24" office:value-type="float" office:value="0.9" calcext:value-type="float">
            <text:p>0.90</text:p>
          </table:table-cell>
        </table:table-row>
        <table:table-row table:style-name="ro2">
          <table:table-cell table:number-columns-repeated="3"/>
          <table:table-cell table:style-name="ce24" office:value-type="float" office:value="0.88" calcext:value-type="float">
            <text:p>0.88</text:p>
          </table:table-cell>
          <table:table-cell table:style-name="ce4"/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$Q$19]*[.W11]" office:value-type="float" office:value="0.7" calcext:value-type="float">
            <text:p>0.70</text:p>
          </table:table-cell>
          <table:table-cell table:formula="of:=[.M11]*[.$L$5]" office:value-type="float" office:value="61.5" calcext:value-type="float">
            <text:p>61.50</text:p>
          </table:table-cell>
          <table:table-cell table:number-columns-repeated="2"/>
          <table:table-cell table:formula="of:=[.H11]/[.D11]" office:value-type="float" office:value="0.795454545454546" calcext:value-type="float">
            <text:p>0.795454545454546</text:p>
          </table:table-cell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24" office:value-type="float" office:value="0.88" calcext:value-type="float">
            <text:p>0.88</text:p>
          </table:table-cell>
        </table:table-row>
        <table:table-row table:style-name="ro2">
          <table:table-cell table:number-columns-repeated="3"/>
          <table:table-cell table:style-name="ce24" office:value-type="float" office:value="0.86" calcext:value-type="float">
            <text:p>0.86</text:p>
          </table:table-cell>
          <table:table-cell table:style-name="ce4"/>
          <table:table-cell/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$Q$19]*[.W12]" office:value-type="float" office:value="0.684090909090909" calcext:value-type="float">
            <text:p>0.68</text:p>
          </table:table-cell>
          <table:table-cell table:formula="of:=[.M12]*[.$L$5]" office:value-type="float" office:value="60.1022727272727" calcext:value-type="float">
            <text:p>60.10</text:p>
          </table:table-cell>
          <table:table-cell table:number-columns-repeated="2"/>
          <table:table-cell table:formula="of:=[.H12]/[.D12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24" office:value-type="float" office:value="0.86" calcext:value-type="float">
            <text:p>0.86</text:p>
          </table:table-cell>
        </table:table-row>
        <table:table-row table:style-name="ro2">
          <table:table-cell table:number-columns-repeated="3"/>
          <table:table-cell table:style-name="ce24" office:value-type="float" office:value="0.83" calcext:value-type="float">
            <text:p>0.83</text:p>
          </table:table-cell>
          <table:table-cell table:style-name="ce4"/>
          <table:table-cell/>
          <table:table-cell table:style-name="ce4"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$Q$19]*[.W13]" office:value-type="float" office:value="0.660227272727273" calcext:value-type="float">
            <text:p>0.66</text:p>
          </table:table-cell>
          <table:table-cell table:formula="of:=[.M13]*[.$L$5]" office:value-type="float" office:value="58.0056818181818" calcext:value-type="float">
            <text:p>58.01</text:p>
          </table:table-cell>
          <table:table-cell table:number-columns-repeated="2"/>
          <table:table-cell table:formula="of:=[.H13]/[.D13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24" office:value-type="float" office:value="0.83" calcext:value-type="float">
            <text:p>0.83</text:p>
          </table:table-cell>
        </table:table-row>
        <table:table-row table:style-name="ro2">
          <table:table-cell table:number-columns-repeated="3"/>
          <table:table-cell table:style-name="ce24" office:value-type="float" office:value="0.81" calcext:value-type="float">
            <text:p>0.81</text:p>
          </table:table-cell>
          <table:table-cell table:style-name="ce4"/>
          <table:table-cell/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$Q$19]*[.W14]" office:value-type="float" office:value="0.644318181818182" calcext:value-type="float">
            <text:p>0.64</text:p>
          </table:table-cell>
          <table:table-cell table:formula="of:=[.M14]*[.$L$5]" office:value-type="float" office:value="56.6079545454546" calcext:value-type="float">
            <text:p>56.61</text:p>
          </table:table-cell>
          <table:table-cell table:number-columns-repeated="2"/>
          <table:table-cell table:formula="of:=[.H14]/[.D14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24" office:value-type="float" office:value="0.81" calcext:value-type="float">
            <text:p>0.81</text:p>
          </table:table-cell>
        </table:table-row>
        <table:table-row table:style-name="ro2">
          <table:table-cell table:number-columns-repeated="3"/>
          <table:table-cell table:style-name="ce24" office:value-type="float" office:value="0.79" calcext:value-type="float">
            <text:p>0.79</text:p>
          </table:table-cell>
          <table:table-cell table:style-name="ce4"/>
          <table:table-cell/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$Q$19]*[.W15]" office:value-type="float" office:value="0.628409090909091" calcext:value-type="float">
            <text:p>0.63</text:p>
          </table:table-cell>
          <table:table-cell table:formula="of:=[.M15]*[.$L$5]" office:value-type="float" office:value="55.2102272727273" calcext:value-type="float">
            <text:p>55.21</text:p>
          </table:table-cell>
          <table:table-cell table:number-columns-repeated="2"/>
          <table:table-cell table:formula="of:=[.H15]/[.D15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24" office:value-type="float" office:value="0.79" calcext:value-type="float">
            <text:p>0.79</text:p>
          </table:table-cell>
        </table:table-row>
        <table:table-row table:style-name="ro2">
          <table:table-cell table:number-columns-repeated="3"/>
          <table:table-cell table:style-name="ce24" office:value-type="float" office:value="0.77" calcext:value-type="float">
            <text:p>0.77</text:p>
          </table:table-cell>
          <table:table-cell table:style-name="ce4"/>
          <table:table-cell/>
          <table:table-cell table:style-name="ce4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$Q$19]*[.W16]" office:value-type="float" office:value="0.6125" calcext:value-type="float">
            <text:p>0.61</text:p>
          </table:table-cell>
          <table:table-cell table:formula="of:=[.M16]*[.$L$5]" office:value-type="float" office:value="53.8125" calcext:value-type="float">
            <text:p>53.81</text:p>
          </table:table-cell>
          <table:table-cell table:number-columns-repeated="2"/>
          <table:table-cell table:formula="of:=[.H16]/[.D16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24" office:value-type="float" office:value="0.77" calcext:value-type="float">
            <text:p>0.77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table:formula="of:=SUM([.Q7:.Q16])" office:value-type="float" office:value="0.795454545454546" calcext:value-type="float">
            <text:p>0.795454545454546</text:p>
          </table:table-cell>
          <table:table-cell table:number-columns-repeated="6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Volume</text:p>
          </table:table-cell>
          <table:table-cell office:value-type="string" calcext:value-type="string">
            <text:p>reduce Factor</text:p>
          </table:table-cell>
          <table:table-cell/>
          <table:table-cell office:value-type="string" calcext:value-type="string">
            <text:p>Current Volume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I27]*[.J27]" office:value-type="float" office:value="13" calcext:value-type="float">
            <text:p>13</text:p>
          </table:table-cell>
          <table:table-cell table:number-columns-repeated="11"/>
        </table:table-row>
        <table:table-row table:style-name="ro1" table:number-rows-repeated="1048548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00/00/0000</text:date>, <text:time style:data-style-name="N2" text:time-value="23:45:42.829851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2:47.826137936</meta:creation-date>
    <meta:generator>LibreOffice/5.2.7.2$Linux_X86_64 LibreOffice_project/20m0$Build-2</meta:generator>
    <dc:date>2018-11-18T23:53:25.335993938</dc:date>
    <meta:editing-duration>P30DT15H37M</meta:editing-duration>
    <meta:editing-cycles>154</meta:editing-cycles>
    <meta:document-statistic meta:table-count="13" meta:cell-count="2523" meta:object-count="0"/>
  </office:meta>
</office:document-meta>
</file>